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e9857"/>
    </style:style>
    <style:style style:name="T1" style:family="text">
      <style:text-properties officeooo:rsid="001e985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￼ - выбрать все файлы: 00:00:00 время, 0 файлов, 0 часов, 0 MB <text:s text:c="4"/>￼ <text:s text:c="2"/></text:p>
      <text:p text:style-name="Standard"/>
      <text:p text:style-name="Standard">Плейлисты: ￼</text:p>
      <text:p text:style-name="Standard">▶ Основной</text:p>
      <text:p text:style-name="Standard"><text:s/>￼⚙￼Создать</text:p>
      <text:p text:style-name="Standard">￼ </text:p>
      <text:p text:style-name="Standard">1.</text:p>
      <text:p text:style-name="Standard">00:00</text:p>
      <text:p text:style-name="Standard">/@ESC_Jingles/***</text:p>
      <text:p text:style-name="Standard">/@ESC_Jingles/</text:p>
      <text:p text:style-name="Standard">￼ </text:p>
      <text:p text:style-name="Standard">2.</text:p>
      <text:p text:style-name="Standard">00:00</text:p>
      <text:p text:style-name="Standard">/08_ESC_Contest_This_Year/***</text:p>
      <text:p text:style-name="Standard">/08_ESC_Contest_This_Year/</text:p>
      <text:p text:style-name="Standard">￼ </text:p>
      <text:p text:style-name="Standard">3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4.</text:p>
      <text:p text:style-name="Standard">00:00</text:p>
      <text:p text:style-name="Standard">/05_RU_All/***</text:p>
      <text:p text:style-name="Standard">/05_RU_All/</text:p>
      <text:p text:style-name="Standard">￼ </text:p>
      <text:p text:style-name="Standard">5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6.</text:p>
      <text:p text:style-name="Standard">00:00</text:p>
      <text:p text:style-name="Standard">/01_New_INT/***</text:p>
      <text:p text:style-name="Standard">/01_New_INT/</text:p>
      <text:p text:style-name="Standard">￼ </text:p>
      <text:p text:style-name="Standard">7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8.</text:p>
      <text:p text:style-name="Standard">00:00</text:p>
      <text:p text:style-name="Standard">/06_UA_All/***</text:p>
      <text:p text:style-name="Standard">/06_UA_All/</text:p>
      <text:p text:style-name="Standard">￼ </text:p>
      <text:p text:style-name="Standard">9.</text:p>
      <text:p text:style-name="Standard">00:00</text:p>
      <text:p text:style-name="Standard">/@ESC_Jingles/***</text:p>
      <text:p text:style-name="Standard">/@ESC_Jingles/</text:p>
      <text:p text:style-name="Standard">￼ </text:p>
      <text:p text:style-name="Standard">10.</text:p>
      <text:p text:style-name="Standard"><text:soft-page-break/>00:00</text:p>
      <text:p text:style-name="Standard">/10_ESC_Classics/***</text:p>
      <text:p text:style-name="Standard">/10_ESC_Classics/</text:p>
      <text:p text:style-name="Standard">￼ </text:p>
      <text:p text:style-name="Standard">11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12.</text:p>
      <text:p text:style-name="Standard">00:00</text:p>
      <text:p text:style-name="Standard">/02_New_RU/***</text:p>
      <text:p text:style-name="Standard">/02_New_RU/</text:p>
      <text:p text:style-name="Standard">￼ </text:p>
      <text:p text:style-name="Standard">13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14.</text:p>
      <text:p text:style-name="Standard">00:00</text:p>
      <text:p text:style-name="Standard">/07_INT_All/***</text:p>
      <text:p text:style-name="Standard">/07_INT_All/</text:p>
      <text:p text:style-name="Standard">￼ </text:p>
      <text:p text:style-name="Standard">15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16.</text:p>
      <text:p text:style-name="Standard">00:00</text:p>
      <text:p text:style-name="Standard">/03_New_UA/***</text:p>
      <text:p text:style-name="Standard">/03_New_UA/</text:p>
      <text:p text:style-name="Standard">￼ </text:p>
      <text:p text:style-name="Standard">17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18.</text:p>
      <text:p text:style-name="Standard">00:00</text:p>
      <text:p text:style-name="Standard">/09_ESC_Selections/***</text:p>
      <text:p text:style-name="Standard">/09_ESC_Selections/</text:p>
      <text:p text:style-name="Standard">￼ </text:p>
      <text:p text:style-name="Standard">19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20.</text:p>
      <text:p text:style-name="Standard">00:00</text:p>
      <text:p text:style-name="Standard">/05_RU_All/***</text:p>
      <text:p text:style-name="Standard"><text:soft-page-break/>/05_RU_All/</text:p>
      <text:p text:style-name="Standard">￼ </text:p>
      <text:p text:style-name="Standard">21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22.</text:p>
      <text:p text:style-name="Standard">00:00</text:p>
      <text:p text:style-name="Standard">/04_New_Other/***</text:p>
      <text:p text:style-name="Standard">/04_New_Other/</text:p>
      <text:p text:style-name="Standard">￼ </text:p>
      <text:p text:style-name="Standard">23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24.</text:p>
      <text:p text:style-name="Standard">00:00</text:p>
      <text:p text:style-name="Standard">/06_UA_All/***</text:p>
      <text:p text:style-name="Standard">/06_UA_All/</text:p>
      <text:p text:style-name="Standard">￼ </text:p>
      <text:p text:style-name="Standard">25.</text:p>
      <text:p text:style-name="Standard">00:00</text:p>
      <text:p text:style-name="Standard">/@ESC_Jingles/***</text:p>
      <text:p text:style-name="Standard">/@ESC_Jingles/</text:p>
      <text:p text:style-name="Standard">￼ </text:p>
      <text:p text:style-name="Standard">26.</text:p>
      <text:p text:style-name="Standard">00:00</text:p>
      <text:p text:style-name="Standard">/10_ESC_Classics/***</text:p>
      <text:p text:style-name="Standard">/10_ESC_Classics/</text:p>
      <text:p text:style-name="Standard">￼ </text:p>
      <text:p text:style-name="Standard">27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28.</text:p>
      <text:p text:style-name="Standard">00:00</text:p>
      <text:p text:style-name="Standard">/02_New_RU/***</text:p>
      <text:p text:style-name="Standard">/02_New_RU/</text:p>
      <text:p text:style-name="Standard">￼ </text:p>
      <text:p text:style-name="Standard">29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30.</text:p>
      <text:p text:style-name="Standard">00:00</text:p>
      <text:p text:style-name="Standard">/07_INT_All/***</text:p>
      <text:p text:style-name="Standard">/07_INT_All/</text:p>
      <text:p text:style-name="Standard">￼ </text:p>
      <text:p text:style-name="Standard"><text:soft-page-break/>31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32.</text:p>
      <text:p text:style-name="Standard">00:00</text:p>
      <text:p text:style-name="Standard">/03_New_UA/***</text:p>
      <text:p text:style-name="Standard">/03_New_UA/</text:p>
      <text:p text:style-name="Standard">￼ </text:p>
      <text:p text:style-name="Standard">33.</text:p>
      <text:p text:style-name="Standard">00:00</text:p>
      <text:p text:style-name="Standard">/@ESC_Jingles/***</text:p>
      <text:p text:style-name="Standard">/@ESC_Jingles/</text:p>
      <text:p text:style-name="Standard">￼ </text:p>
      <text:p text:style-name="Standard">34.</text:p>
      <text:p text:style-name="Standard">00:00</text:p>
      <text:p text:style-name="Standard">/08_ESC_Contest_This_Year/***</text:p>
      <text:p text:style-name="Standard">/08_ESC_Contest_This_Year/</text:p>
      <text:p text:style-name="Standard">￼ </text:p>
      <text:p text:style-name="Standard">35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36.</text:p>
      <text:p text:style-name="Standard">00:00</text:p>
      <text:p text:style-name="Standard">/05_RU_All/***</text:p>
      <text:p text:style-name="Standard">/05_RU_All/</text:p>
      <text:p text:style-name="Standard">￼ </text:p>
      <text:p text:style-name="Standard">37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38.</text:p>
      <text:p text:style-name="Standard">00:00</text:p>
      <text:p text:style-name="Standard">/01_New_INT/***</text:p>
      <text:p text:style-name="Standard">/01_New_INT/</text:p>
      <text:p text:style-name="Standard">￼ </text:p>
      <text:p text:style-name="Standard">39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40.</text:p>
      <text:p text:style-name="Standard">00:00</text:p>
      <text:p text:style-name="Standard">/06_UA_All/***</text:p>
      <text:p text:style-name="Standard">/06_UA_All/</text:p>
      <text:p text:style-name="Standard">￼ </text:p>
      <text:p text:style-name="Standard">41.</text:p>
      <text:p text:style-name="Standard">00:00</text:p>
      <text:p text:style-name="Standard"><text:soft-page-break/>/@Джингы/***</text:p>
      <text:p text:style-name="Standard">/@Джингы/</text:p>
      <text:p text:style-name="Standard">￼ </text:p>
      <text:p text:style-name="Standard">42.</text:p>
      <text:p text:style-name="Standard">00:00</text:p>
      <text:p text:style-name="Standard">/09_ESC_Selections/***</text:p>
      <text:p text:style-name="Standard">/09_ESC_Selections/</text:p>
      <text:p text:style-name="Standard">￼ </text:p>
      <text:p text:style-name="Standard">43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44.</text:p>
      <text:p text:style-name="Standard">00:00</text:p>
      <text:p text:style-name="Standard">/02_New_RU/***</text:p>
      <text:p text:style-name="Standard">/02_New_RU/</text:p>
      <text:p text:style-name="Standard">￼ </text:p>
      <text:p text:style-name="Standard">45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46.</text:p>
      <text:p text:style-name="Standard">00:00</text:p>
      <text:p text:style-name="Standard">/07_INT_All/***</text:p>
      <text:p text:style-name="Standard">/07_INT_All/</text:p>
      <text:p text:style-name="Standard">￼ </text:p>
      <text:p text:style-name="Standard">47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48.</text:p>
      <text:p text:style-name="Standard">00:00</text:p>
      <text:p text:style-name="Standard">/03_New_UA/***</text:p>
      <text:p text:style-name="Standard">/03_New_UA/</text:p>
      <text:p text:style-name="Standard">￼ </text:p>
      <text:p text:style-name="Standard">49.</text:p>
      <text:p text:style-name="Standard">00:00</text:p>
      <text:p text:style-name="Standard">/@ESC_Jingles/***</text:p>
      <text:p text:style-name="Standard">/@ESC_Jingles/</text:p>
      <text:p text:style-name="Standard">￼ </text:p>
      <text:p text:style-name="Standard">50.</text:p>
      <text:p text:style-name="Standard">00:00</text:p>
      <text:p text:style-name="Standard">/10_ESC_Classics/***</text:p>
      <text:p text:style-name="Standard">/10_ESC_Classics/</text:p>
      <text:p text:style-name="Standard">￼ </text:p>
      <text:p text:style-name="Standard">51.</text:p>
      <text:p text:style-name="Standard">00:00</text:p>
      <text:p text:style-name="Standard">/@Джингы/***</text:p>
      <text:p text:style-name="Standard">/@Джингы/</text:p>
      <text:p text:style-name="Standard"><text:soft-page-break/>￼ </text:p>
      <text:p text:style-name="Standard">52.</text:p>
      <text:p text:style-name="Standard">00:00</text:p>
      <text:p text:style-name="Standard">/05_RU_All/***</text:p>
      <text:p text:style-name="Standard">/05_RU_All/</text:p>
      <text:p text:style-name="Standard">￼ </text:p>
      <text:p text:style-name="Standard">53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54.</text:p>
      <text:p text:style-name="Standard">00:00</text:p>
      <text:p text:style-name="Standard">/07_INT_All/***</text:p>
      <text:p text:style-name="Standard">/07_INT_All/</text:p>
      <text:p text:style-name="Standard">￼ </text:p>
      <text:p text:style-name="Standard">55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56.</text:p>
      <text:p text:style-name="Standard">00:00</text:p>
      <text:p text:style-name="Standard">/06_UA_All/***</text:p>
      <text:p text:style-name="Standard">/06_UA_All/</text:p>
      <text:p text:style-name="Standard">￼ </text:p>
      <text:p text:style-name="Standard">57.</text:p>
      <text:p text:style-name="Standard">00:00</text:p>
      <text:p text:style-name="Standard">/@ESC_Jingles/***</text:p>
      <text:p text:style-name="Standard">/@ESC_Jingles/</text:p>
      <text:p text:style-name="Standard">￼ </text:p>
      <text:p text:style-name="Standard">58.</text:p>
      <text:p text:style-name="Standard">00:00</text:p>
      <text:p text:style-name="Standard">/08_ESC_Contest_This_Year/***</text:p>
      <text:p text:style-name="Standard">/08_ESC_Contest_This_Year/</text:p>
      <text:p text:style-name="Standard">￼ </text:p>
      <text:p text:style-name="Standard">59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60.</text:p>
      <text:p text:style-name="Standard">00:00</text:p>
      <text:p text:style-name="Standard">/02_New_RU/***</text:p>
      <text:p text:style-name="Standard">/02_New_RU/</text:p>
      <text:p text:style-name="Standard">￼ </text:p>
      <text:p text:style-name="Standard">61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62.</text:p>
      <text:p text:style-name="Standard"><text:soft-page-break/>00:00</text:p>
      <text:p text:style-name="Standard">/04_New_Other/***</text:p>
      <text:p text:style-name="Standard">/04_New_Other/</text:p>
      <text:p text:style-name="Standard">￼ </text:p>
      <text:p text:style-name="Standard">63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64.</text:p>
      <text:p text:style-name="Standard">00:00</text:p>
      <text:p text:style-name="Standard">/03_New_UA/***</text:p>
      <text:p text:style-name="Standard">/03_New_UA/￼ - выбрать все файлы: 00:00:00 время, 0 файлов, 0 часов, 0 MB <text:s text:c="4"/>￼ <text:s text:c="2"/></text:p>
      <text:p text:style-name="Standard"/>
      <text:p text:style-name="Standard">Плейлисты: ￼</text:p>
      <text:p text:style-name="Standard">▶ Основной</text:p>
      <text:p text:style-name="Standard"><text:s/>￼⚙￼Создать</text:p>
      <text:p text:style-name="Standard">￼ </text:p>
      <text:p text:style-name="Standard">1.</text:p>
      <text:p text:style-name="Standard">00:00</text:p>
      <text:p text:style-name="Standard">/@ESC_Jingles/***</text:p>
      <text:p text:style-name="Standard">/@ESC_Jingles/</text:p>
      <text:p text:style-name="Standard">￼ </text:p>
      <text:p text:style-name="Standard">2.</text:p>
      <text:p text:style-name="Standard">00:00</text:p>
      <text:p text:style-name="Standard">/08_ESC_Contest_This_Year/***</text:p>
      <text:p text:style-name="Standard">/08_ESC_Contest_This_Year/</text:p>
      <text:p text:style-name="Standard">￼ </text:p>
      <text:p text:style-name="Standard">3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4.</text:p>
      <text:p text:style-name="Standard">00:00</text:p>
      <text:p text:style-name="Standard">/05_RU_All/***</text:p>
      <text:p text:style-name="Standard">/05_RU_All/</text:p>
      <text:p text:style-name="Standard">￼ </text:p>
      <text:p text:style-name="Standard">5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6.</text:p>
      <text:p text:style-name="Standard">00:00</text:p>
      <text:p text:style-name="Standard">/01_New_INT/***</text:p>
      <text:p text:style-name="Standard">/01_New_INT/</text:p>
      <text:p text:style-name="Standard">￼ </text:p>
      <text:p text:style-name="Standard">7.</text:p>
      <text:p text:style-name="Standard">00:00</text:p>
      <text:p text:style-name="Standard">/@Джингы/***</text:p>
      <text:p text:style-name="Standard">/@Джингы/</text:p>
      <text:p text:style-name="Standard"><text:soft-page-break/>￼ </text:p>
      <text:p text:style-name="Standard">8.</text:p>
      <text:p text:style-name="Standard">00:00</text:p>
      <text:p text:style-name="Standard">/06_UA_All/***</text:p>
      <text:p text:style-name="Standard">/06_UA_All/</text:p>
      <text:p text:style-name="Standard">￼ </text:p>
      <text:p text:style-name="Standard">9.</text:p>
      <text:p text:style-name="Standard">00:00</text:p>
      <text:p text:style-name="Standard">/@ESC_Jingles/***</text:p>
      <text:p text:style-name="Standard">/@ESC_Jingles/</text:p>
      <text:p text:style-name="Standard">￼ </text:p>
      <text:p text:style-name="Standard">10.</text:p>
      <text:p text:style-name="Standard">00:00</text:p>
      <text:p text:style-name="Standard">/10_ESC_Classics/***</text:p>
      <text:p text:style-name="Standard">/10_ESC_Classics/</text:p>
      <text:p text:style-name="Standard">￼ </text:p>
      <text:p text:style-name="Standard">11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12.</text:p>
      <text:p text:style-name="Standard">00:00</text:p>
      <text:p text:style-name="Standard">/02_New_RU/***</text:p>
      <text:p text:style-name="Standard">/02_New_RU/</text:p>
      <text:p text:style-name="Standard">￼ </text:p>
      <text:p text:style-name="Standard">13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14.</text:p>
      <text:p text:style-name="Standard">00:00</text:p>
      <text:p text:style-name="Standard">/07_INT_All/***</text:p>
      <text:p text:style-name="Standard">/07_INT_All/</text:p>
      <text:p text:style-name="Standard">￼ </text:p>
      <text:p text:style-name="Standard">15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16.</text:p>
      <text:p text:style-name="Standard">00:00</text:p>
      <text:p text:style-name="Standard">/03_New_UA/***</text:p>
      <text:p text:style-name="Standard">/03_New_UA/</text:p>
      <text:p text:style-name="Standard">￼ </text:p>
      <text:p text:style-name="Standard">17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18.</text:p>
      <text:p text:style-name="Standard"><text:soft-page-break/>00:00</text:p>
      <text:p text:style-name="Standard">/09_ESC_Selections/***</text:p>
      <text:p text:style-name="Standard">/09_ESC_Selections/</text:p>
      <text:p text:style-name="Standard">￼ </text:p>
      <text:p text:style-name="Standard">19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20.</text:p>
      <text:p text:style-name="Standard">00:00</text:p>
      <text:p text:style-name="Standard">/05_RU_All/***</text:p>
      <text:p text:style-name="Standard">/05_RU_All/</text:p>
      <text:p text:style-name="Standard">￼ </text:p>
      <text:p text:style-name="Standard">21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22.</text:p>
      <text:p text:style-name="Standard">00:00</text:p>
      <text:p text:style-name="Standard">/04_New_Other/***</text:p>
      <text:p text:style-name="Standard">/04_New_Other/</text:p>
      <text:p text:style-name="Standard">￼ </text:p>
      <text:p text:style-name="Standard">23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24.</text:p>
      <text:p text:style-name="Standard">00:00</text:p>
      <text:p text:style-name="Standard">/06_UA_All/***</text:p>
      <text:p text:style-name="Standard">/06_UA_All/</text:p>
      <text:p text:style-name="Standard">￼ </text:p>
      <text:p text:style-name="Standard">25.</text:p>
      <text:p text:style-name="Standard">00:00</text:p>
      <text:p text:style-name="Standard">/@ESC_Jingles/***</text:p>
      <text:p text:style-name="Standard">/@ESC_Jingles/</text:p>
      <text:p text:style-name="Standard">￼ </text:p>
      <text:p text:style-name="Standard">26.</text:p>
      <text:p text:style-name="Standard">00:00</text:p>
      <text:p text:style-name="Standard">/10_ESC_Classics/***</text:p>
      <text:p text:style-name="Standard">/10_ESC_Classics/</text:p>
      <text:p text:style-name="Standard">￼ </text:p>
      <text:p text:style-name="Standard">27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28.</text:p>
      <text:p text:style-name="Standard">00:00</text:p>
      <text:p text:style-name="Standard">/02_New_RU/***</text:p>
      <text:p text:style-name="Standard"><text:soft-page-break/>/02_New_RU/</text:p>
      <text:p text:style-name="Standard">￼ </text:p>
      <text:p text:style-name="Standard">29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30.</text:p>
      <text:p text:style-name="Standard">00:00</text:p>
      <text:p text:style-name="Standard">/07_INT_All/***</text:p>
      <text:p text:style-name="Standard">/07_INT_All/</text:p>
      <text:p text:style-name="Standard">￼ </text:p>
      <text:p text:style-name="Standard">31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32.</text:p>
      <text:p text:style-name="Standard">00:00</text:p>
      <text:p text:style-name="Standard">/03_New_UA/***</text:p>
      <text:p text:style-name="Standard">/03_New_UA/</text:p>
      <text:p text:style-name="Standard">￼ </text:p>
      <text:p text:style-name="Standard">33.</text:p>
      <text:p text:style-name="Standard">00:00</text:p>
      <text:p text:style-name="Standard">/@ESC_Jingles/***</text:p>
      <text:p text:style-name="Standard">/@ESC_Jingles/</text:p>
      <text:p text:style-name="Standard">￼ </text:p>
      <text:p text:style-name="Standard">34.</text:p>
      <text:p text:style-name="Standard">00:00</text:p>
      <text:p text:style-name="Standard">/08_ESC_Contest_This_Year/***</text:p>
      <text:p text:style-name="Standard">/08_ESC_Contest_This_Year/</text:p>
      <text:p text:style-name="Standard">￼ </text:p>
      <text:p text:style-name="Standard">35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36.</text:p>
      <text:p text:style-name="Standard">00:00</text:p>
      <text:p text:style-name="Standard">/05_RU_All/***</text:p>
      <text:p text:style-name="Standard">/05_RU_All/</text:p>
      <text:p text:style-name="Standard">￼ </text:p>
      <text:p text:style-name="Standard">37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38.</text:p>
      <text:p text:style-name="Standard">00:00</text:p>
      <text:p text:style-name="Standard">/01_New_INT/***</text:p>
      <text:p text:style-name="Standard">/01_New_INT/</text:p>
      <text:p text:style-name="Standard">￼ </text:p>
      <text:p text:style-name="Standard"><text:soft-page-break/>39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40.</text:p>
      <text:p text:style-name="Standard">00:00</text:p>
      <text:p text:style-name="Standard">/06_UA_All/***</text:p>
      <text:p text:style-name="Standard">/06_UA_All/</text:p>
      <text:p text:style-name="Standard">￼ </text:p>
      <text:p text:style-name="Standard">41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42.</text:p>
      <text:p text:style-name="Standard">00:00</text:p>
      <text:p text:style-name="Standard">/09_ESC_Selections/***</text:p>
      <text:p text:style-name="Standard">/09_ESC_Selections/</text:p>
      <text:p text:style-name="Standard">￼ </text:p>
      <text:p text:style-name="Standard">43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44.</text:p>
      <text:p text:style-name="Standard">00:00</text:p>
      <text:p text:style-name="Standard">/02_New_RU/***</text:p>
      <text:p text:style-name="Standard">/02_New_RU/</text:p>
      <text:p text:style-name="Standard">￼ </text:p>
      <text:p text:style-name="Standard">45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46.</text:p>
      <text:p text:style-name="Standard">00:00</text:p>
      <text:p text:style-name="Standard">/07_INT_All/***</text:p>
      <text:p text:style-name="Standard">/07_INT_All/</text:p>
      <text:p text:style-name="Standard">￼ </text:p>
      <text:p text:style-name="Standard">47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48.</text:p>
      <text:p text:style-name="Standard">00:00</text:p>
      <text:p text:style-name="Standard">/03_New_UA/***</text:p>
      <text:p text:style-name="Standard">/03_New_UA/</text:p>
      <text:p text:style-name="Standard">￼ </text:p>
      <text:p text:style-name="Standard">49.</text:p>
      <text:p text:style-name="Standard">00:00</text:p>
      <text:p text:style-name="Standard"><text:soft-page-break/>/@ESC_Jingles/***</text:p>
      <text:p text:style-name="Standard">/@ESC_Jingles/</text:p>
      <text:p text:style-name="Standard">￼ </text:p>
      <text:p text:style-name="Standard">50.</text:p>
      <text:p text:style-name="Standard">00:00</text:p>
      <text:p text:style-name="Standard">/10_ESC_Classics/***</text:p>
      <text:p text:style-name="Standard">/10_ESC_Classics/</text:p>
      <text:p text:style-name="Standard">￼ </text:p>
      <text:p text:style-name="Standard">51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52.</text:p>
      <text:p text:style-name="Standard">00:00</text:p>
      <text:p text:style-name="Standard">/05_RU_All/***</text:p>
      <text:p text:style-name="Standard">/05_RU_All/</text:p>
      <text:p text:style-name="Standard">￼ </text:p>
      <text:p text:style-name="Standard">53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54.</text:p>
      <text:p text:style-name="Standard">00:00</text:p>
      <text:p text:style-name="Standard">/07_INT_All/***</text:p>
      <text:p text:style-name="Standard">/07_INT_All/</text:p>
      <text:p text:style-name="Standard">￼ </text:p>
      <text:p text:style-name="Standard">55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56.</text:p>
      <text:p text:style-name="Standard">00:00</text:p>
      <text:p text:style-name="Standard">/06_UA_All/***</text:p>
      <text:p text:style-name="Standard">/06_UA_All/</text:p>
      <text:p text:style-name="Standard">￼ </text:p>
      <text:p text:style-name="Standard">57.</text:p>
      <text:p text:style-name="Standard">00:00</text:p>
      <text:p text:style-name="Standard">/@ESC_Jingles/***</text:p>
      <text:p text:style-name="Standard">/@ESC_Jingles/</text:p>
      <text:p text:style-name="Standard">￼ </text:p>
      <text:p text:style-name="Standard">58.</text:p>
      <text:p text:style-name="Standard">00:00</text:p>
      <text:p text:style-name="Standard">/08_ESC_Contest_This_Year/***</text:p>
      <text:p text:style-name="Standard">/08_ESC_Contest_This_Year/</text:p>
      <text:p text:style-name="Standard">￼ </text:p>
      <text:p text:style-name="Standard">59.</text:p>
      <text:p text:style-name="Standard">00:00</text:p>
      <text:p text:style-name="Standard">/@Новое_Джинлы/***</text:p>
      <text:p text:style-name="Standard">/@Новое_Джинлы/</text:p>
      <text:p text:style-name="Standard"><text:soft-page-break/>￼ </text:p>
      <text:p text:style-name="Standard">60.</text:p>
      <text:p text:style-name="Standard">00:00</text:p>
      <text:p text:style-name="Standard">/02_New_RU/***</text:p>
      <text:p text:style-name="Standard">/02_New_RU/</text:p>
      <text:p text:style-name="Standard">￼ </text:p>
      <text:p text:style-name="Standard">61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62.</text:p>
      <text:p text:style-name="Standard">00:00</text:p>
      <text:p text:style-name="Standard">/04_New_Other/***</text:p>
      <text:p text:style-name="Standard">/04_New_Other/</text:p>
      <text:p text:style-name="Standard">￼ </text:p>
      <text:p text:style-name="Standard">63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64.</text:p>
      <text:p text:style-name="Standard">00:00</text:p>
      <text:p text:style-name="Standard">/03_New_UA/***</text:p>
      <text:p text:style-name="Standard">/03_New_UA/￼ - выбрать все файлы: 00:00:00 время, 0 файлов, 0 часов, 0 MB <text:s text:c="4"/>￼ <text:s text:c="2"/></text:p>
      <text:p text:style-name="Standard"/>
      <text:p text:style-name="Standard">Плейлисты: ￼</text:p>
      <text:p text:style-name="Standard">▶ Основной</text:p>
      <text:p text:style-name="Standard"><text:s/>￼⚙￼Создать</text:p>
      <text:p text:style-name="Standard">￼ </text:p>
      <text:p text:style-name="Standard">1.</text:p>
      <text:p text:style-name="Standard">00:00</text:p>
      <text:p text:style-name="Standard">/@ESC_Jingles/***</text:p>
      <text:p text:style-name="Standard">/@ESC_Jingles/</text:p>
      <text:p text:style-name="Standard">￼ </text:p>
      <text:p text:style-name="Standard">2.</text:p>
      <text:p text:style-name="Standard">00:00</text:p>
      <text:p text:style-name="Standard">/08_ESC_Contest_This_Year/***</text:p>
      <text:p text:style-name="Standard">/08_ESC_Contest_This_Year/</text:p>
      <text:p text:style-name="Standard">￼ </text:p>
      <text:p text:style-name="Standard">3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4.</text:p>
      <text:p text:style-name="Standard">00:00</text:p>
      <text:p text:style-name="Standard">/05_RU_All/***</text:p>
      <text:p text:style-name="Standard">/05_RU_All/</text:p>
      <text:p text:style-name="Standard">￼ </text:p>
      <text:p text:style-name="Standard">5.</text:p>
      <text:p text:style-name="Standard">00:00</text:p>
      <text:p text:style-name="Standard"><text:soft-page-break/>/@Новое_Джинлы/***</text:p>
      <text:p text:style-name="Standard">/@Новое_Джинлы/</text:p>
      <text:p text:style-name="Standard">￼ </text:p>
      <text:p text:style-name="Standard">6.</text:p>
      <text:p text:style-name="Standard">00:00</text:p>
      <text:p text:style-name="Standard">/01_New_INT/***</text:p>
      <text:p text:style-name="Standard">/01_New_INT/</text:p>
      <text:p text:style-name="Standard">￼ </text:p>
      <text:p text:style-name="Standard">7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8.</text:p>
      <text:p text:style-name="Standard">00:00</text:p>
      <text:p text:style-name="Standard">/06_UA_All/***</text:p>
      <text:p text:style-name="Standard">/06_UA_All/</text:p>
      <text:p text:style-name="Standard">￼ </text:p>
      <text:p text:style-name="Standard">9.</text:p>
      <text:p text:style-name="Standard">00:00</text:p>
      <text:p text:style-name="Standard">/@ESC_Jingles/***</text:p>
      <text:p text:style-name="Standard">/@ESC_Jingles/</text:p>
      <text:p text:style-name="Standard">￼ </text:p>
      <text:p text:style-name="Standard">10.</text:p>
      <text:p text:style-name="Standard">00:00</text:p>
      <text:p text:style-name="Standard">/10_ESC_Classics/***</text:p>
      <text:p text:style-name="Standard">/10_ESC_Classics/</text:p>
      <text:p text:style-name="Standard">￼ </text:p>
      <text:p text:style-name="Standard">11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12.</text:p>
      <text:p text:style-name="Standard">00:00</text:p>
      <text:p text:style-name="Standard">/02_New_RU/***</text:p>
      <text:p text:style-name="Standard">/02_New_RU/</text:p>
      <text:p text:style-name="Standard">￼ </text:p>
      <text:p text:style-name="Standard">13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14.</text:p>
      <text:p text:style-name="Standard">00:00</text:p>
      <text:p text:style-name="Standard">/07_INT_All/***</text:p>
      <text:p text:style-name="Standard">/07_INT_All/</text:p>
      <text:p text:style-name="Standard">￼ </text:p>
      <text:p text:style-name="Standard">15.</text:p>
      <text:p text:style-name="Standard">00:00</text:p>
      <text:p text:style-name="Standard">/@Новое_Джинлы/***</text:p>
      <text:p text:style-name="Standard">/@Новое_Джинлы/</text:p>
      <text:p text:style-name="Standard"><text:soft-page-break/>￼ </text:p>
      <text:p text:style-name="Standard">16.</text:p>
      <text:p text:style-name="Standard">00:00</text:p>
      <text:p text:style-name="Standard">/03_New_UA/***</text:p>
      <text:p text:style-name="Standard">/03_New_UA/</text:p>
      <text:p text:style-name="Standard">￼ </text:p>
      <text:p text:style-name="Standard">17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18.</text:p>
      <text:p text:style-name="Standard">00:00</text:p>
      <text:p text:style-name="Standard">/09_ESC_Selections/***</text:p>
      <text:p text:style-name="Standard">/09_ESC_Selections/</text:p>
      <text:p text:style-name="Standard">￼ </text:p>
      <text:p text:style-name="Standard">19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20.</text:p>
      <text:p text:style-name="Standard">00:00</text:p>
      <text:p text:style-name="Standard">/05_RU_All/***</text:p>
      <text:p text:style-name="Standard">/05_RU_All/</text:p>
      <text:p text:style-name="Standard">￼ </text:p>
      <text:p text:style-name="Standard">21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22.</text:p>
      <text:p text:style-name="Standard">00:00</text:p>
      <text:p text:style-name="Standard">/04_New_Other/***</text:p>
      <text:p text:style-name="Standard">/04_New_Other/</text:p>
      <text:p text:style-name="Standard">￼ </text:p>
      <text:p text:style-name="Standard">23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24.</text:p>
      <text:p text:style-name="Standard">00:00</text:p>
      <text:p text:style-name="Standard">/06_UA_All/***</text:p>
      <text:p text:style-name="Standard">/06_UA_All/</text:p>
      <text:p text:style-name="Standard">￼ </text:p>
      <text:p text:style-name="Standard">25.</text:p>
      <text:p text:style-name="Standard">00:00</text:p>
      <text:p text:style-name="Standard">/@ESC_Jingles/***</text:p>
      <text:p text:style-name="Standard">/@ESC_Jingles/</text:p>
      <text:p text:style-name="Standard">￼ </text:p>
      <text:p text:style-name="Standard">26.</text:p>
      <text:p text:style-name="Standard"><text:soft-page-break/>00:00</text:p>
      <text:p text:style-name="Standard">/10_ESC_Classics/***</text:p>
      <text:p text:style-name="Standard">/10_ESC_Classics/</text:p>
      <text:p text:style-name="Standard">￼ </text:p>
      <text:p text:style-name="Standard">27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28.</text:p>
      <text:p text:style-name="Standard">00:00</text:p>
      <text:p text:style-name="Standard">/02_New_RU/***</text:p>
      <text:p text:style-name="Standard">/02_New_RU/</text:p>
      <text:p text:style-name="Standard">￼ </text:p>
      <text:p text:style-name="Standard">29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30.</text:p>
      <text:p text:style-name="Standard">00:00</text:p>
      <text:p text:style-name="Standard">/07_INT_All/***</text:p>
      <text:p text:style-name="Standard">/07_INT_All/</text:p>
      <text:p text:style-name="Standard">￼ </text:p>
      <text:p text:style-name="Standard">31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32.</text:p>
      <text:p text:style-name="Standard">00:00</text:p>
      <text:p text:style-name="Standard">/03_New_UA/***</text:p>
      <text:p text:style-name="Standard">/03_New_UA/</text:p>
      <text:p text:style-name="Standard">￼ </text:p>
      <text:p text:style-name="Standard">33.</text:p>
      <text:p text:style-name="Standard">00:00</text:p>
      <text:p text:style-name="Standard">/@ESC_Jingles/***</text:p>
      <text:p text:style-name="Standard">/@ESC_Jingles/</text:p>
      <text:p text:style-name="Standard">￼ </text:p>
      <text:p text:style-name="Standard">34.</text:p>
      <text:p text:style-name="Standard">00:00</text:p>
      <text:p text:style-name="Standard">/08_ESC_Contest_This_Year/***</text:p>
      <text:p text:style-name="Standard">/08_ESC_Contest_This_Year/</text:p>
      <text:p text:style-name="Standard">￼ </text:p>
      <text:p text:style-name="Standard">35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36.</text:p>
      <text:p text:style-name="Standard">00:00</text:p>
      <text:p text:style-name="Standard">/05_RU_All/***</text:p>
      <text:p text:style-name="Standard"><text:soft-page-break/>/05_RU_All/</text:p>
      <text:p text:style-name="Standard">￼ </text:p>
      <text:p text:style-name="Standard">37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38.</text:p>
      <text:p text:style-name="Standard">00:00</text:p>
      <text:p text:style-name="Standard">/01_New_INT/***</text:p>
      <text:p text:style-name="Standard">/01_New_INT/</text:p>
      <text:p text:style-name="Standard">￼ </text:p>
      <text:p text:style-name="Standard">39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40.</text:p>
      <text:p text:style-name="Standard">00:00</text:p>
      <text:p text:style-name="Standard">/06_UA_All/***</text:p>
      <text:p text:style-name="Standard">/06_UA_All/</text:p>
      <text:p text:style-name="Standard">￼ </text:p>
      <text:p text:style-name="Standard">41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42.</text:p>
      <text:p text:style-name="Standard">00:00</text:p>
      <text:p text:style-name="Standard">/09_ESC_Selections/***</text:p>
      <text:p text:style-name="Standard">/09_ESC_Selections/</text:p>
      <text:p text:style-name="Standard">￼ </text:p>
      <text:p text:style-name="Standard">43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44.</text:p>
      <text:p text:style-name="Standard">00:00</text:p>
      <text:p text:style-name="Standard">/02_New_RU/***</text:p>
      <text:p text:style-name="Standard">/02_New_RU/</text:p>
      <text:p text:style-name="Standard">￼ </text:p>
      <text:p text:style-name="Standard">45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46.</text:p>
      <text:p text:style-name="Standard">00:00</text:p>
      <text:p text:style-name="Standard">/07_INT_All/***</text:p>
      <text:p text:style-name="Standard">/07_INT_All/</text:p>
      <text:p text:style-name="Standard">￼ </text:p>
      <text:p text:style-name="Standard"><text:soft-page-break/>47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48.</text:p>
      <text:p text:style-name="Standard">00:00</text:p>
      <text:p text:style-name="Standard">/03_New_UA/***</text:p>
      <text:p text:style-name="Standard">/03_New_UA/</text:p>
      <text:p text:style-name="Standard">￼ </text:p>
      <text:p text:style-name="Standard">49.</text:p>
      <text:p text:style-name="Standard">00:00</text:p>
      <text:p text:style-name="Standard">/@ESC_Jingles/***</text:p>
      <text:p text:style-name="Standard">/@ESC_Jingles/</text:p>
      <text:p text:style-name="Standard">￼ </text:p>
      <text:p text:style-name="Standard">50.</text:p>
      <text:p text:style-name="Standard">00:00</text:p>
      <text:p text:style-name="Standard">/10_ESC_Classics/***</text:p>
      <text:p text:style-name="Standard">/10_ESC_Classics/</text:p>
      <text:p text:style-name="Standard">￼ </text:p>
      <text:p text:style-name="Standard">51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52.</text:p>
      <text:p text:style-name="Standard">00:00</text:p>
      <text:p text:style-name="Standard">/05_RU_All/***</text:p>
      <text:p text:style-name="Standard">/05_RU_All/</text:p>
      <text:p text:style-name="Standard">￼ </text:p>
      <text:p text:style-name="Standard">53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54.</text:p>
      <text:p text:style-name="Standard">00:00</text:p>
      <text:p text:style-name="Standard">/07_INT_All/***</text:p>
      <text:p text:style-name="Standard">/07_INT_All/</text:p>
      <text:p text:style-name="Standard">￼ </text:p>
      <text:p text:style-name="Standard">55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56.</text:p>
      <text:p text:style-name="Standard">00:00</text:p>
      <text:p text:style-name="Standard">/06_UA_All/***</text:p>
      <text:p text:style-name="Standard">/06_UA_All/</text:p>
      <text:p text:style-name="Standard">￼ </text:p>
      <text:p text:style-name="Standard">57.</text:p>
      <text:p text:style-name="Standard">00:00</text:p>
      <text:p text:style-name="Standard"><text:soft-page-break/>/@ESC_Jingles/***</text:p>
      <text:p text:style-name="Standard">/@ESC_Jingles/</text:p>
      <text:p text:style-name="Standard">￼ </text:p>
      <text:p text:style-name="Standard">58.</text:p>
      <text:p text:style-name="Standard">00:00</text:p>
      <text:p text:style-name="Standard">/08_ESC_Contest_This_Year/***</text:p>
      <text:p text:style-name="Standard">/08_ESC_Contest_This_Year/</text:p>
      <text:p text:style-name="Standard">￼ </text:p>
      <text:p text:style-name="Standard">59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60.</text:p>
      <text:p text:style-name="Standard">00:00</text:p>
      <text:p text:style-name="Standard">/02_New_RU/***</text:p>
      <text:p text:style-name="Standard">/02_New_RU/</text:p>
      <text:p text:style-name="Standard">￼ </text:p>
      <text:p text:style-name="Standard">61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62.</text:p>
      <text:p text:style-name="Standard">00:00</text:p>
      <text:p text:style-name="Standard">/04_New_Other/***</text:p>
      <text:p text:style-name="Standard">/04_New_Other/</text:p>
      <text:p text:style-name="Standard">￼ </text:p>
      <text:p text:style-name="Standard">63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64.</text:p>
      <text:p text:style-name="Standard">00:00</text:p>
      <text:p text:style-name="Standard">/03_New_UA/***</text:p>
      <text:p text:style-name="Standard">/03_New_UA/￼ - выбрать все файлы: 00:00:00 время, 0 файлов, 0 часов, 0 MB <text:s text:c="4"/>￼ <text:s text:c="2"/></text:p>
      <text:p text:style-name="Standard"/>
      <text:p text:style-name="Standard">Плейлисты: ￼</text:p>
      <text:p text:style-name="Standard">▶ Основной</text:p>
      <text:p text:style-name="Standard"><text:s/>￼⚙￼Создать</text:p>
      <text:p text:style-name="Standard">￼ </text:p>
      <text:p text:style-name="Standard">1.</text:p>
      <text:p text:style-name="Standard">00:00</text:p>
      <text:p text:style-name="Standard">/@ESC_Jingles/***</text:p>
      <text:p text:style-name="Standard">/@ESC_Jingles/</text:p>
      <text:p text:style-name="Standard">￼ </text:p>
      <text:p text:style-name="Standard">2.</text:p>
      <text:p text:style-name="Standard">00:00</text:p>
      <text:p text:style-name="Standard">/08_ESC_Contest_This_Year/***</text:p>
      <text:p text:style-name="Standard">/08_ESC_Contest_This_Year/</text:p>
      <text:p text:style-name="Standard">￼ </text:p>
      <text:p text:style-name="Standard"><text:soft-page-break/>3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4.</text:p>
      <text:p text:style-name="Standard">00:00</text:p>
      <text:p text:style-name="Standard">/05_RU_All/***</text:p>
      <text:p text:style-name="Standard">/05_RU_All/</text:p>
      <text:p text:style-name="Standard">￼ </text:p>
      <text:p text:style-name="Standard">5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6.</text:p>
      <text:p text:style-name="Standard">00:00</text:p>
      <text:p text:style-name="Standard">/01_New_INT/***</text:p>
      <text:p text:style-name="Standard">/01_New_INT/</text:p>
      <text:p text:style-name="Standard">￼ </text:p>
      <text:p text:style-name="Standard">7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8.</text:p>
      <text:p text:style-name="Standard">00:00</text:p>
      <text:p text:style-name="Standard">/06_UA_All/***</text:p>
      <text:p text:style-name="Standard">/06_UA_All/</text:p>
      <text:p text:style-name="Standard">￼ </text:p>
      <text:p text:style-name="Standard">9.</text:p>
      <text:p text:style-name="Standard">00:00</text:p>
      <text:p text:style-name="Standard">/@ESC_Jingles/***</text:p>
      <text:p text:style-name="Standard">/@ESC_Jingles/</text:p>
      <text:p text:style-name="Standard">￼ </text:p>
      <text:p text:style-name="Standard">10.</text:p>
      <text:p text:style-name="Standard">00:00</text:p>
      <text:p text:style-name="Standard">/10_ESC_Classics/***</text:p>
      <text:p text:style-name="Standard">/10_ESC_Classics/</text:p>
      <text:p text:style-name="Standard">￼ </text:p>
      <text:p text:style-name="Standard">11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12.</text:p>
      <text:p text:style-name="Standard">00:00</text:p>
      <text:p text:style-name="Standard">/02_New_RU/***</text:p>
      <text:p text:style-name="Standard">/02_New_RU/</text:p>
      <text:p text:style-name="Standard">￼ </text:p>
      <text:p text:style-name="Standard">13.</text:p>
      <text:p text:style-name="Standard">00:00</text:p>
      <text:p text:style-name="Standard"><text:soft-page-break/>/@Джингы/***</text:p>
      <text:p text:style-name="Standard">/@Джингы/</text:p>
      <text:p text:style-name="Standard">￼ </text:p>
      <text:p text:style-name="Standard">14.</text:p>
      <text:p text:style-name="Standard">00:00</text:p>
      <text:p text:style-name="Standard">/07_INT_All/***</text:p>
      <text:p text:style-name="Standard">/07_INT_All/</text:p>
      <text:p text:style-name="Standard">￼ </text:p>
      <text:p text:style-name="Standard">15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16.</text:p>
      <text:p text:style-name="Standard">00:00</text:p>
      <text:p text:style-name="Standard">/03_New_UA/***</text:p>
      <text:p text:style-name="Standard">/03_New_UA/</text:p>
      <text:p text:style-name="Standard">￼ </text:p>
      <text:p text:style-name="Standard">17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18.</text:p>
      <text:p text:style-name="Standard">00:00</text:p>
      <text:p text:style-name="Standard">/09_ESC_Selections/***</text:p>
      <text:p text:style-name="Standard">/09_ESC_Selections/</text:p>
      <text:p text:style-name="Standard">￼ </text:p>
      <text:p text:style-name="Standard">19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20.</text:p>
      <text:p text:style-name="Standard">00:00</text:p>
      <text:p text:style-name="Standard">/05_RU_All/***</text:p>
      <text:p text:style-name="Standard">/05_RU_All/</text:p>
      <text:p text:style-name="Standard">￼ </text:p>
      <text:p text:style-name="Standard">21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22.</text:p>
      <text:p text:style-name="Standard">00:00</text:p>
      <text:p text:style-name="Standard">/04_New_Other/***</text:p>
      <text:p text:style-name="Standard">/04_New_Other/</text:p>
      <text:p text:style-name="Standard">￼ </text:p>
      <text:p text:style-name="Standard">23.</text:p>
      <text:p text:style-name="Standard">00:00</text:p>
      <text:p text:style-name="Standard">/@Джингы/***</text:p>
      <text:p text:style-name="Standard">/@Джингы/</text:p>
      <text:p text:style-name="Standard"><text:soft-page-break/>￼ </text:p>
      <text:p text:style-name="Standard">24.</text:p>
      <text:p text:style-name="Standard">00:00</text:p>
      <text:p text:style-name="Standard">/06_UA_All/***</text:p>
      <text:p text:style-name="Standard">/06_UA_All/</text:p>
      <text:p text:style-name="Standard">￼ </text:p>
      <text:p text:style-name="Standard">25.</text:p>
      <text:p text:style-name="Standard">00:00</text:p>
      <text:p text:style-name="Standard">/@ESC_Jingles/***</text:p>
      <text:p text:style-name="Standard">/@ESC_Jingles/</text:p>
      <text:p text:style-name="Standard">￼ </text:p>
      <text:p text:style-name="Standard">26.</text:p>
      <text:p text:style-name="Standard">00:00</text:p>
      <text:p text:style-name="Standard">/10_ESC_Classics/***</text:p>
      <text:p text:style-name="Standard">/10_ESC_Classics/</text:p>
      <text:p text:style-name="Standard">￼ </text:p>
      <text:p text:style-name="Standard">27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28.</text:p>
      <text:p text:style-name="Standard">00:00</text:p>
      <text:p text:style-name="Standard">/02_New_RU/***</text:p>
      <text:p text:style-name="Standard">/02_New_RU/</text:p>
      <text:p text:style-name="Standard">￼ </text:p>
      <text:p text:style-name="Standard">29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30.</text:p>
      <text:p text:style-name="Standard">00:00</text:p>
      <text:p text:style-name="Standard">/07_INT_All/***</text:p>
      <text:p text:style-name="Standard">/07_INT_All/</text:p>
      <text:p text:style-name="Standard">￼ </text:p>
      <text:p text:style-name="Standard">31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32.</text:p>
      <text:p text:style-name="Standard">00:00</text:p>
      <text:p text:style-name="Standard">/03_New_UA/***</text:p>
      <text:p text:style-name="Standard">/03_New_UA/</text:p>
      <text:p text:style-name="Standard">￼ </text:p>
      <text:p text:style-name="Standard">33.</text:p>
      <text:p text:style-name="Standard">00:00</text:p>
      <text:p text:style-name="Standard">/@ESC_Jingles/***</text:p>
      <text:p text:style-name="Standard">/@ESC_Jingles/</text:p>
      <text:p text:style-name="Standard">￼ </text:p>
      <text:p text:style-name="Standard">34.</text:p>
      <text:p text:style-name="Standard"><text:soft-page-break/>00:00</text:p>
      <text:p text:style-name="Standard">/08_ESC_Contest_This_Year/***</text:p>
      <text:p text:style-name="Standard">/08_ESC_Contest_This_Year/</text:p>
      <text:p text:style-name="Standard">￼ </text:p>
      <text:p text:style-name="Standard">35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36.</text:p>
      <text:p text:style-name="Standard">00:00</text:p>
      <text:p text:style-name="Standard">/05_RU_All/***</text:p>
      <text:p text:style-name="Standard">/05_RU_All/</text:p>
      <text:p text:style-name="Standard">￼ </text:p>
      <text:p text:style-name="Standard">37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38.</text:p>
      <text:p text:style-name="Standard">00:00</text:p>
      <text:p text:style-name="Standard">/01_New_INT/***</text:p>
      <text:p text:style-name="Standard">/01_New_INT/</text:p>
      <text:p text:style-name="Standard">￼ </text:p>
      <text:p text:style-name="Standard">39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40.</text:p>
      <text:p text:style-name="Standard">00:00</text:p>
      <text:p text:style-name="Standard">/06_UA_All/***</text:p>
      <text:p text:style-name="Standard">/06_UA_All/</text:p>
      <text:p text:style-name="Standard">￼ </text:p>
      <text:p text:style-name="Standard">41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42.</text:p>
      <text:p text:style-name="Standard">00:00</text:p>
      <text:p text:style-name="Standard">/09_ESC_Selections/***</text:p>
      <text:p text:style-name="Standard">/09_ESC_Selections/</text:p>
      <text:p text:style-name="Standard">￼ </text:p>
      <text:p text:style-name="Standard">43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44.</text:p>
      <text:p text:style-name="Standard">00:00</text:p>
      <text:p text:style-name="Standard">/02_New_RU/***</text:p>
      <text:p text:style-name="Standard"><text:soft-page-break/>/02_New_RU/</text:p>
      <text:p text:style-name="Standard">￼ </text:p>
      <text:p text:style-name="Standard">45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46.</text:p>
      <text:p text:style-name="Standard">00:00</text:p>
      <text:p text:style-name="Standard">/07_INT_All/***</text:p>
      <text:p text:style-name="Standard">/07_INT_All/</text:p>
      <text:p text:style-name="Standard">￼ </text:p>
      <text:p text:style-name="Standard">47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48.</text:p>
      <text:p text:style-name="Standard">00:00</text:p>
      <text:p text:style-name="Standard">/03_New_UA/***</text:p>
      <text:p text:style-name="Standard">/03_New_UA/</text:p>
      <text:p text:style-name="Standard">￼ </text:p>
      <text:p text:style-name="Standard">49.</text:p>
      <text:p text:style-name="Standard">00:00</text:p>
      <text:p text:style-name="Standard">/@ESC_Jingles/***</text:p>
      <text:p text:style-name="Standard">/@ESC_Jingles/</text:p>
      <text:p text:style-name="Standard">￼ </text:p>
      <text:p text:style-name="Standard">50.</text:p>
      <text:p text:style-name="Standard">00:00</text:p>
      <text:p text:style-name="Standard">/10_ESC_Classics/***</text:p>
      <text:p text:style-name="Standard">/10_ESC_Classics/</text:p>
      <text:p text:style-name="Standard">￼ </text:p>
      <text:p text:style-name="Standard">51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52.</text:p>
      <text:p text:style-name="Standard">00:00</text:p>
      <text:p text:style-name="Standard">/05_RU_All/***</text:p>
      <text:p text:style-name="Standard">/05_RU_All/</text:p>
      <text:p text:style-name="Standard">￼ </text:p>
      <text:p text:style-name="Standard">53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54.</text:p>
      <text:p text:style-name="Standard">00:00</text:p>
      <text:p text:style-name="Standard">/07_INT_All/***</text:p>
      <text:p text:style-name="Standard">/07_INT_All/</text:p>
      <text:p text:style-name="Standard">￼ </text:p>
      <text:p text:style-name="Standard"><text:soft-page-break/>55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56.</text:p>
      <text:p text:style-name="Standard">00:00</text:p>
      <text:p text:style-name="Standard">/06_UA_All/***</text:p>
      <text:p text:style-name="Standard">/06_UA_All/</text:p>
      <text:p text:style-name="Standard">￼ </text:p>
      <text:p text:style-name="Standard">57.</text:p>
      <text:p text:style-name="Standard">00:00</text:p>
      <text:p text:style-name="Standard">/@ESC_Jingles/***</text:p>
      <text:p text:style-name="Standard">/@ESC_Jingles/</text:p>
      <text:p text:style-name="Standard">￼ </text:p>
      <text:p text:style-name="Standard">58.</text:p>
      <text:p text:style-name="Standard">00:00</text:p>
      <text:p text:style-name="Standard">/08_ESC_Contest_This_Year/***</text:p>
      <text:p text:style-name="Standard">/08_ESC_Contest_This_Year/</text:p>
      <text:p text:style-name="Standard">￼ </text:p>
      <text:p text:style-name="Standard">59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60.</text:p>
      <text:p text:style-name="Standard">00:00</text:p>
      <text:p text:style-name="Standard">/02_New_RU/***</text:p>
      <text:p text:style-name="Standard">/02_New_RU/</text:p>
      <text:p text:style-name="Standard">￼ </text:p>
      <text:p text:style-name="Standard">61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62.</text:p>
      <text:p text:style-name="Standard">00:00</text:p>
      <text:p text:style-name="Standard">/04_New_Other/***</text:p>
      <text:p text:style-name="Standard">/04_New_Other/</text:p>
      <text:p text:style-name="Standard">￼ </text:p>
      <text:p text:style-name="Standard">63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64.</text:p>
      <text:p text:style-name="Standard">00:00</text:p>
      <text:p text:style-name="Standard">/03_New_UA/***</text:p>
      <text:p text:style-name="Standard">/03_New_UA/￼ - выбрать все файлы: 00:00:00 время, 0 файлов, 0 часов, 0 MB <text:s text:c="4"/>￼ <text:s text:c="2"/></text:p>
      <text:p text:style-name="Standard"/>
      <text:p text:style-name="Standard">Плейлисты: ￼</text:p>
      <text:p text:style-name="Standard">▶ Основной</text:p>
      <text:p text:style-name="Standard"><text:soft-page-break/><text:s/>￼⚙￼Создать</text:p>
      <text:p text:style-name="Standard">￼ </text:p>
      <text:p text:style-name="Standard">1.</text:p>
      <text:p text:style-name="Standard">00:00</text:p>
      <text:p text:style-name="Standard">/@ESC_Jingles/***</text:p>
      <text:p text:style-name="Standard">/@ESC_Jingles/</text:p>
      <text:p text:style-name="Standard">￼ </text:p>
      <text:p text:style-name="Standard">2.</text:p>
      <text:p text:style-name="Standard">00:00</text:p>
      <text:p text:style-name="Standard">/08_ESC_Contest_This_Year/***</text:p>
      <text:p text:style-name="Standard">/08_ESC_Contest_This_Year/</text:p>
      <text:p text:style-name="Standard">￼ </text:p>
      <text:p text:style-name="Standard">3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4.</text:p>
      <text:p text:style-name="Standard">00:00</text:p>
      <text:p text:style-name="Standard">/05_RU_All/***</text:p>
      <text:p text:style-name="Standard">/05_RU_All/</text:p>
      <text:p text:style-name="Standard">￼ </text:p>
      <text:p text:style-name="Standard">5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6.</text:p>
      <text:p text:style-name="Standard">00:00</text:p>
      <text:p text:style-name="Standard">/01_New_INT/***</text:p>
      <text:p text:style-name="Standard">/01_New_INT/</text:p>
      <text:p text:style-name="Standard">￼ </text:p>
      <text:p text:style-name="Standard">7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8.</text:p>
      <text:p text:style-name="Standard">00:00</text:p>
      <text:p text:style-name="Standard">/06_UA_All/***</text:p>
      <text:p text:style-name="Standard">/06_UA_All/</text:p>
      <text:p text:style-name="Standard">￼ </text:p>
      <text:p text:style-name="Standard">9.</text:p>
      <text:p text:style-name="Standard">00:00</text:p>
      <text:p text:style-name="Standard">/@ESC_Jingles/***</text:p>
      <text:p text:style-name="Standard">/@ESC_Jingles/</text:p>
      <text:p text:style-name="Standard">￼ </text:p>
      <text:p text:style-name="Standard">10.</text:p>
      <text:p text:style-name="Standard">00:00</text:p>
      <text:p text:style-name="Standard">/10_ESC_Classics/***</text:p>
      <text:p text:style-name="Standard">/10_ESC_Classics/</text:p>
      <text:p text:style-name="Standard">￼ </text:p>
      <text:p text:style-name="Standard"><text:soft-page-break/>11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12.</text:p>
      <text:p text:style-name="Standard">00:00</text:p>
      <text:p text:style-name="Standard">/02_New_RU/***</text:p>
      <text:p text:style-name="Standard">/02_New_RU/</text:p>
      <text:p text:style-name="Standard">￼ </text:p>
      <text:p text:style-name="Standard">13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14.</text:p>
      <text:p text:style-name="Standard">00:00</text:p>
      <text:p text:style-name="Standard">/07_INT_All/***</text:p>
      <text:p text:style-name="Standard">/07_INT_All/</text:p>
      <text:p text:style-name="Standard">￼ </text:p>
      <text:p text:style-name="Standard">15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16.</text:p>
      <text:p text:style-name="Standard">00:00</text:p>
      <text:p text:style-name="Standard">/03_New_UA/***</text:p>
      <text:p text:style-name="Standard">/03_New_UA/</text:p>
      <text:p text:style-name="Standard">￼ </text:p>
      <text:p text:style-name="Standard">17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18.</text:p>
      <text:p text:style-name="Standard">00:00</text:p>
      <text:p text:style-name="Standard">/09_ESC_Selections/***</text:p>
      <text:p text:style-name="Standard">/09_ESC_Selections/</text:p>
      <text:p text:style-name="Standard">￼ </text:p>
      <text:p text:style-name="Standard">19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20.</text:p>
      <text:p text:style-name="Standard">00:00</text:p>
      <text:p text:style-name="Standard">/05_RU_All/***</text:p>
      <text:p text:style-name="Standard">/05_RU_All/</text:p>
      <text:p text:style-name="Standard">￼ </text:p>
      <text:p text:style-name="Standard">21.</text:p>
      <text:p text:style-name="Standard">00:00</text:p>
      <text:p text:style-name="Standard"><text:soft-page-break/>/@Новое_Джинлы/***</text:p>
      <text:p text:style-name="Standard">/@Новое_Джинлы/</text:p>
      <text:p text:style-name="Standard">￼ </text:p>
      <text:p text:style-name="Standard">22.</text:p>
      <text:p text:style-name="Standard">00:00</text:p>
      <text:p text:style-name="Standard">/04_New_Other/***</text:p>
      <text:p text:style-name="Standard">/04_New_Other/</text:p>
      <text:p text:style-name="Standard">￼ </text:p>
      <text:p text:style-name="Standard">23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24.</text:p>
      <text:p text:style-name="Standard">00:00</text:p>
      <text:p text:style-name="Standard">/06_UA_All/***</text:p>
      <text:p text:style-name="Standard">/06_UA_All/</text:p>
      <text:p text:style-name="Standard">￼ </text:p>
      <text:p text:style-name="Standard">25.</text:p>
      <text:p text:style-name="Standard">00:00</text:p>
      <text:p text:style-name="Standard">/@ESC_Jingles/***</text:p>
      <text:p text:style-name="Standard">/@ESC_Jingles/</text:p>
      <text:p text:style-name="Standard">￼ </text:p>
      <text:p text:style-name="Standard">26.</text:p>
      <text:p text:style-name="Standard">00:00</text:p>
      <text:p text:style-name="Standard">/10_ESC_Classics/***</text:p>
      <text:p text:style-name="Standard">/10_ESC_Classics/</text:p>
      <text:p text:style-name="Standard">￼ </text:p>
      <text:p text:style-name="Standard">27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28.</text:p>
      <text:p text:style-name="Standard">00:00</text:p>
      <text:p text:style-name="Standard">/02_New_RU/***</text:p>
      <text:p text:style-name="Standard">/02_New_RU/</text:p>
      <text:p text:style-name="Standard">￼ </text:p>
      <text:p text:style-name="Standard">29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30.</text:p>
      <text:p text:style-name="Standard">00:00</text:p>
      <text:p text:style-name="Standard">/07_INT_All/***</text:p>
      <text:p text:style-name="Standard">/07_INT_All/</text:p>
      <text:p text:style-name="Standard">￼ </text:p>
      <text:p text:style-name="Standard">31.</text:p>
      <text:p text:style-name="Standard">00:00</text:p>
      <text:p text:style-name="Standard">/@Новое_Джинлы/***</text:p>
      <text:p text:style-name="Standard">/@Новое_Джинлы/</text:p>
      <text:p text:style-name="Standard"><text:soft-page-break/>￼ </text:p>
      <text:p text:style-name="Standard">32.</text:p>
      <text:p text:style-name="Standard">00:00</text:p>
      <text:p text:style-name="Standard">/03_New_UA/***</text:p>
      <text:p text:style-name="Standard">/03_New_UA/</text:p>
      <text:p text:style-name="Standard">￼ </text:p>
      <text:p text:style-name="Standard">33.</text:p>
      <text:p text:style-name="Standard">00:00</text:p>
      <text:p text:style-name="Standard">/@ESC_Jingles/***</text:p>
      <text:p text:style-name="Standard">/@ESC_Jingles/</text:p>
      <text:p text:style-name="Standard">￼ </text:p>
      <text:p text:style-name="Standard">34.</text:p>
      <text:p text:style-name="Standard">00:00</text:p>
      <text:p text:style-name="Standard">/08_ESC_Contest_This_Year/***</text:p>
      <text:p text:style-name="Standard">/08_ESC_Contest_This_Year/</text:p>
      <text:p text:style-name="Standard">￼ </text:p>
      <text:p text:style-name="Standard">35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36.</text:p>
      <text:p text:style-name="Standard">00:00</text:p>
      <text:p text:style-name="Standard">/05_RU_All/***</text:p>
      <text:p text:style-name="Standard">/05_RU_All/</text:p>
      <text:p text:style-name="Standard">￼ </text:p>
      <text:p text:style-name="Standard">37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38.</text:p>
      <text:p text:style-name="Standard">00:00</text:p>
      <text:p text:style-name="Standard">/01_New_INT/***</text:p>
      <text:p text:style-name="Standard">/01_New_INT/</text:p>
      <text:p text:style-name="Standard">￼ </text:p>
      <text:p text:style-name="Standard">39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40.</text:p>
      <text:p text:style-name="Standard">00:00</text:p>
      <text:p text:style-name="Standard">/06_UA_All/***</text:p>
      <text:p text:style-name="Standard">/06_UA_All/</text:p>
      <text:p text:style-name="Standard">￼ </text:p>
      <text:p text:style-name="Standard">41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42.</text:p>
      <text:p text:style-name="Standard"><text:soft-page-break/>00:00</text:p>
      <text:p text:style-name="Standard">/09_ESC_Selections/***</text:p>
      <text:p text:style-name="Standard">/09_ESC_Selections/</text:p>
      <text:p text:style-name="Standard">￼ </text:p>
      <text:p text:style-name="Standard">43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44.</text:p>
      <text:p text:style-name="Standard">00:00</text:p>
      <text:p text:style-name="Standard">/02_New_RU/***</text:p>
      <text:p text:style-name="Standard">/02_New_RU/</text:p>
      <text:p text:style-name="Standard">￼ </text:p>
      <text:p text:style-name="Standard">45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46.</text:p>
      <text:p text:style-name="Standard">00:00</text:p>
      <text:p text:style-name="Standard">/07_INT_All/***</text:p>
      <text:p text:style-name="Standard">/07_INT_All/</text:p>
      <text:p text:style-name="Standard">￼ </text:p>
      <text:p text:style-name="Standard">47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48.</text:p>
      <text:p text:style-name="Standard">00:00</text:p>
      <text:p text:style-name="Standard">/03_New_UA/***</text:p>
      <text:p text:style-name="Standard">/03_New_UA/</text:p>
      <text:p text:style-name="Standard">￼ </text:p>
      <text:p text:style-name="Standard">49.</text:p>
      <text:p text:style-name="Standard">00:00</text:p>
      <text:p text:style-name="Standard">/@ESC_Jingles/***</text:p>
      <text:p text:style-name="Standard">/@ESC_Jingles/</text:p>
      <text:p text:style-name="Standard">￼ </text:p>
      <text:p text:style-name="Standard">50.</text:p>
      <text:p text:style-name="Standard">00:00</text:p>
      <text:p text:style-name="Standard">/10_ESC_Classics/***</text:p>
      <text:p text:style-name="Standard">/10_ESC_Classics/</text:p>
      <text:p text:style-name="Standard">￼ </text:p>
      <text:p text:style-name="Standard">51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52.</text:p>
      <text:p text:style-name="Standard">00:00</text:p>
      <text:p text:style-name="Standard">/05_RU_All/***</text:p>
      <text:p text:style-name="Standard"><text:soft-page-break/>/05_RU_All/</text:p>
      <text:p text:style-name="Standard">￼ </text:p>
      <text:p text:style-name="Standard">53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54.</text:p>
      <text:p text:style-name="Standard">00:00</text:p>
      <text:p text:style-name="Standard">/07_INT_All/***</text:p>
      <text:p text:style-name="Standard">/07_INT_All/</text:p>
      <text:p text:style-name="Standard">￼ </text:p>
      <text:p text:style-name="Standard">55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56.</text:p>
      <text:p text:style-name="Standard">00:00</text:p>
      <text:p text:style-name="Standard">/06_UA_All/***</text:p>
      <text:p text:style-name="Standard">/06_UA_All/</text:p>
      <text:p text:style-name="Standard">￼ </text:p>
      <text:p text:style-name="Standard">57.</text:p>
      <text:p text:style-name="Standard">00:00</text:p>
      <text:p text:style-name="Standard">/@ESC_Jingles/***</text:p>
      <text:p text:style-name="Standard">/@ESC_Jingles/</text:p>
      <text:p text:style-name="Standard">￼ </text:p>
      <text:p text:style-name="Standard">58.</text:p>
      <text:p text:style-name="Standard">00:00</text:p>
      <text:p text:style-name="Standard">/08_ESC_Contest_This_Year/***</text:p>
      <text:p text:style-name="Standard">/08_ESC_Contest_This_Year/</text:p>
      <text:p text:style-name="Standard">￼ </text:p>
      <text:p text:style-name="Standard">59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60.</text:p>
      <text:p text:style-name="Standard">00:00</text:p>
      <text:p text:style-name="Standard">/02_New_RU/***</text:p>
      <text:p text:style-name="Standard">/02_New_RU/</text:p>
      <text:p text:style-name="Standard">￼ </text:p>
      <text:p text:style-name="Standard">61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62.</text:p>
      <text:p text:style-name="Standard">00:00</text:p>
      <text:p text:style-name="Standard">/04_New_Other/***</text:p>
      <text:p text:style-name="Standard">/04_New_Other/</text:p>
      <text:p text:style-name="Standard">￼ </text:p>
      <text:p text:style-name="Standard"><text:soft-page-break/>63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64.</text:p>
      <text:p text:style-name="Standard">00:00</text:p>
      <text:p text:style-name="Standard">/03_New_UA/***</text:p>
      <text:p text:style-name="Standard">/03_New_UA/￼ - выбрать все файлы: 00:00:00 время, 0 файлов, 0 часов, 0 MB <text:s text:c="4"/>￼ <text:s text:c="2"/></text:p>
      <text:p text:style-name="Standard"/>
      <text:p text:style-name="Standard">Плейлисты: ￼</text:p>
      <text:p text:style-name="Standard">▶ Основной</text:p>
      <text:p text:style-name="Standard"><text:s/>￼⚙￼Создать</text:p>
      <text:p text:style-name="Standard">￼ </text:p>
      <text:p text:style-name="Standard">1.</text:p>
      <text:p text:style-name="Standard">00:00</text:p>
      <text:p text:style-name="Standard">/@ESC_Jingles/***</text:p>
      <text:p text:style-name="Standard">/@ESC_Jingles/</text:p>
      <text:p text:style-name="Standard">￼ </text:p>
      <text:p text:style-name="Standard">2.</text:p>
      <text:p text:style-name="Standard">00:00</text:p>
      <text:p text:style-name="Standard">/08_ESC_Contest_This_Year/***</text:p>
      <text:p text:style-name="Standard">/08_ESC_Contest_This_Year/</text:p>
      <text:p text:style-name="Standard">￼ </text:p>
      <text:p text:style-name="Standard">3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4.</text:p>
      <text:p text:style-name="Standard">00:00</text:p>
      <text:p text:style-name="Standard">/05_RU_All/***</text:p>
      <text:p text:style-name="Standard">/05_RU_All/</text:p>
      <text:p text:style-name="Standard">￼ </text:p>
      <text:p text:style-name="Standard">5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6.</text:p>
      <text:p text:style-name="Standard">00:00</text:p>
      <text:p text:style-name="Standard">/01_New_INT/***</text:p>
      <text:p text:style-name="Standard">/01_New_INT/</text:p>
      <text:p text:style-name="Standard">￼ </text:p>
      <text:p text:style-name="Standard">7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8.</text:p>
      <text:p text:style-name="Standard">00:00</text:p>
      <text:p text:style-name="Standard">/06_UA_All/***</text:p>
      <text:p text:style-name="Standard"><text:soft-page-break/>/06_UA_All/</text:p>
      <text:p text:style-name="Standard">￼ </text:p>
      <text:p text:style-name="Standard">9.</text:p>
      <text:p text:style-name="Standard">00:00</text:p>
      <text:p text:style-name="Standard">/@ESC_Jingles/***</text:p>
      <text:p text:style-name="Standard">/@ESC_Jingles/</text:p>
      <text:p text:style-name="Standard">￼ </text:p>
      <text:p text:style-name="Standard">10.</text:p>
      <text:p text:style-name="Standard">00:00</text:p>
      <text:p text:style-name="Standard">/10_ESC_Classics/***</text:p>
      <text:p text:style-name="Standard">/10_ESC_Classics/</text:p>
      <text:p text:style-name="Standard">￼ </text:p>
      <text:p text:style-name="Standard">11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12.</text:p>
      <text:p text:style-name="Standard">00:00</text:p>
      <text:p text:style-name="Standard">/02_New_RU/***</text:p>
      <text:p text:style-name="Standard">/02_New_RU/</text:p>
      <text:p text:style-name="Standard">￼ </text:p>
      <text:p text:style-name="Standard">13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14.</text:p>
      <text:p text:style-name="Standard">00:00</text:p>
      <text:p text:style-name="Standard">/07_INT_All/***</text:p>
      <text:p text:style-name="Standard">/07_INT_All/</text:p>
      <text:p text:style-name="Standard">￼ </text:p>
      <text:p text:style-name="Standard">15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16.</text:p>
      <text:p text:style-name="Standard">00:00</text:p>
      <text:p text:style-name="Standard">/03_New_UA/***</text:p>
      <text:p text:style-name="Standard">/03_New_UA/</text:p>
      <text:p text:style-name="Standard">￼ </text:p>
      <text:p text:style-name="Standard">17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18.</text:p>
      <text:p text:style-name="Standard">00:00</text:p>
      <text:p text:style-name="Standard">/09_ESC_Selections/***</text:p>
      <text:p text:style-name="Standard">/09_ESC_Selections/</text:p>
      <text:p text:style-name="Standard">￼ </text:p>
      <text:p text:style-name="Standard"><text:soft-page-break/>19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20.</text:p>
      <text:p text:style-name="Standard">00:00</text:p>
      <text:p text:style-name="Standard">/05_RU_All/***</text:p>
      <text:p text:style-name="Standard">/05_RU_All/</text:p>
      <text:p text:style-name="Standard">￼ </text:p>
      <text:p text:style-name="Standard">21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22.</text:p>
      <text:p text:style-name="Standard">00:00</text:p>
      <text:p text:style-name="Standard">/04_New_Other/***</text:p>
      <text:p text:style-name="Standard">/04_New_Other/</text:p>
      <text:p text:style-name="Standard">￼ </text:p>
      <text:p text:style-name="Standard">23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24.</text:p>
      <text:p text:style-name="Standard">00:00</text:p>
      <text:p text:style-name="Standard">/06_UA_All/***</text:p>
      <text:p text:style-name="Standard">/06_UA_All/</text:p>
      <text:p text:style-name="Standard">￼ </text:p>
      <text:p text:style-name="Standard">25.</text:p>
      <text:p text:style-name="Standard">00:00</text:p>
      <text:p text:style-name="Standard">/@ESC_Jingles/***</text:p>
      <text:p text:style-name="Standard">/@ESC_Jingles/</text:p>
      <text:p text:style-name="Standard">￼ </text:p>
      <text:p text:style-name="Standard">26.</text:p>
      <text:p text:style-name="Standard">00:00</text:p>
      <text:p text:style-name="Standard">/10_ESC_Classics/***</text:p>
      <text:p text:style-name="Standard">/10_ESC_Classics/</text:p>
      <text:p text:style-name="Standard">￼ </text:p>
      <text:p text:style-name="Standard">27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28.</text:p>
      <text:p text:style-name="Standard">00:00</text:p>
      <text:p text:style-name="Standard">/02_New_RU/***</text:p>
      <text:p text:style-name="Standard">/02_New_RU/</text:p>
      <text:p text:style-name="Standard">￼ </text:p>
      <text:p text:style-name="Standard">29.</text:p>
      <text:p text:style-name="Standard">00:00</text:p>
      <text:p text:style-name="Standard"><text:soft-page-break/>/@Джингы/***</text:p>
      <text:p text:style-name="Standard">/@Джингы/</text:p>
      <text:p text:style-name="Standard">￼ </text:p>
      <text:p text:style-name="Standard">30.</text:p>
      <text:p text:style-name="Standard">00:00</text:p>
      <text:p text:style-name="Standard">/07_INT_All/***</text:p>
      <text:p text:style-name="Standard">/07_INT_All/</text:p>
      <text:p text:style-name="Standard">￼ </text:p>
      <text:p text:style-name="Standard">31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32.</text:p>
      <text:p text:style-name="Standard">00:00</text:p>
      <text:p text:style-name="Standard">/03_New_UA/***</text:p>
      <text:p text:style-name="Standard">/03_New_UA/</text:p>
      <text:p text:style-name="Standard">￼ </text:p>
      <text:p text:style-name="Standard">33.</text:p>
      <text:p text:style-name="Standard">00:00</text:p>
      <text:p text:style-name="Standard">/@ESC_Jingles/***</text:p>
      <text:p text:style-name="Standard">/@ESC_Jingles/</text:p>
      <text:p text:style-name="Standard">￼ </text:p>
      <text:p text:style-name="Standard">34.</text:p>
      <text:p text:style-name="Standard">00:00</text:p>
      <text:p text:style-name="Standard">/08_ESC_Contest_This_Year/***</text:p>
      <text:p text:style-name="Standard">/08_ESC_Contest_This_Year/</text:p>
      <text:p text:style-name="Standard">￼ </text:p>
      <text:p text:style-name="Standard">35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36.</text:p>
      <text:p text:style-name="Standard">00:00</text:p>
      <text:p text:style-name="Standard">/05_RU_All/***</text:p>
      <text:p text:style-name="Standard">/05_RU_All/</text:p>
      <text:p text:style-name="Standard">￼ </text:p>
      <text:p text:style-name="Standard">37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38.</text:p>
      <text:p text:style-name="Standard">00:00</text:p>
      <text:p text:style-name="Standard">/01_New_INT/***</text:p>
      <text:p text:style-name="Standard">/01_New_INT/</text:p>
      <text:p text:style-name="Standard">￼ </text:p>
      <text:p text:style-name="Standard">39.</text:p>
      <text:p text:style-name="Standard">00:00</text:p>
      <text:p text:style-name="Standard">/@Джингы/***</text:p>
      <text:p text:style-name="Standard">/@Джингы/</text:p>
      <text:p text:style-name="Standard"><text:soft-page-break/>￼ </text:p>
      <text:p text:style-name="Standard">40.</text:p>
      <text:p text:style-name="Standard">00:00</text:p>
      <text:p text:style-name="Standard">/06_UA_All/***</text:p>
      <text:p text:style-name="Standard">/06_UA_All/</text:p>
      <text:p text:style-name="Standard">￼ </text:p>
      <text:p text:style-name="Standard">41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42.</text:p>
      <text:p text:style-name="Standard">00:00</text:p>
      <text:p text:style-name="Standard">/09_ESC_Selections/***</text:p>
      <text:p text:style-name="Standard">/09_ESC_Selections/</text:p>
      <text:p text:style-name="Standard">￼ </text:p>
      <text:p text:style-name="Standard">43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44.</text:p>
      <text:p text:style-name="Standard">00:00</text:p>
      <text:p text:style-name="Standard">/02_New_RU/***</text:p>
      <text:p text:style-name="Standard">/02_New_RU/</text:p>
      <text:p text:style-name="Standard">￼ </text:p>
      <text:p text:style-name="Standard">45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46.</text:p>
      <text:p text:style-name="Standard">00:00</text:p>
      <text:p text:style-name="Standard">/07_INT_All/***</text:p>
      <text:p text:style-name="Standard">/07_INT_All/</text:p>
      <text:p text:style-name="Standard">￼ </text:p>
      <text:p text:style-name="Standard">47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48.</text:p>
      <text:p text:style-name="Standard">00:00</text:p>
      <text:p text:style-name="Standard">/03_New_UA/***</text:p>
      <text:p text:style-name="Standard">/03_New_UA/</text:p>
      <text:p text:style-name="Standard">￼ </text:p>
      <text:p text:style-name="Standard">49.</text:p>
      <text:p text:style-name="Standard">00:00</text:p>
      <text:p text:style-name="Standard">/@ESC_Jingles/***</text:p>
      <text:p text:style-name="Standard">/@ESC_Jingles/</text:p>
      <text:p text:style-name="Standard">￼ </text:p>
      <text:p text:style-name="Standard">50.</text:p>
      <text:p text:style-name="Standard"><text:soft-page-break/>00:00</text:p>
      <text:p text:style-name="Standard">/10_ESC_Classics/***</text:p>
      <text:p text:style-name="Standard">/10_ESC_Classics/</text:p>
      <text:p text:style-name="Standard">￼ </text:p>
      <text:p text:style-name="Standard">51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52.</text:p>
      <text:p text:style-name="Standard">00:00</text:p>
      <text:p text:style-name="Standard">/05_RU_All/***</text:p>
      <text:p text:style-name="Standard">/05_RU_All/</text:p>
      <text:p text:style-name="Standard">￼ </text:p>
      <text:p text:style-name="Standard">53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54.</text:p>
      <text:p text:style-name="Standard">00:00</text:p>
      <text:p text:style-name="Standard">/07_INT_All/***</text:p>
      <text:p text:style-name="Standard">/07_INT_All/</text:p>
      <text:p text:style-name="Standard">￼ </text:p>
      <text:p text:style-name="Standard">55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56.</text:p>
      <text:p text:style-name="Standard">00:00</text:p>
      <text:p text:style-name="Standard">/06_UA_All/***</text:p>
      <text:p text:style-name="Standard">/06_UA_All/</text:p>
      <text:p text:style-name="Standard">￼ </text:p>
      <text:p text:style-name="Standard">57.</text:p>
      <text:p text:style-name="Standard">00:00</text:p>
      <text:p text:style-name="Standard">/@ESC_Jingles/***</text:p>
      <text:p text:style-name="Standard">/@ESC_Jingles/</text:p>
      <text:p text:style-name="Standard">￼ </text:p>
      <text:p text:style-name="Standard">58.</text:p>
      <text:p text:style-name="Standard">00:00</text:p>
      <text:p text:style-name="Standard">/08_ESC_Contest_This_Year/***</text:p>
      <text:p text:style-name="Standard">/08_ESC_Contest_This_Year/</text:p>
      <text:p text:style-name="Standard">￼ </text:p>
      <text:p text:style-name="Standard">59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60.</text:p>
      <text:p text:style-name="Standard">00:00</text:p>
      <text:p text:style-name="Standard">/02_New_RU/***</text:p>
      <text:p text:style-name="Standard"><text:soft-page-break/>/02_New_RU/</text:p>
      <text:p text:style-name="Standard">￼ </text:p>
      <text:p text:style-name="Standard">61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62.</text:p>
      <text:p text:style-name="Standard">00:00</text:p>
      <text:p text:style-name="Standard">/04_New_Other/***</text:p>
      <text:p text:style-name="Standard">/04_New_Other/</text:p>
      <text:p text:style-name="Standard">￼ </text:p>
      <text:p text:style-name="Standard">63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64.</text:p>
      <text:p text:style-name="Standard">00:00</text:p>
      <text:p text:style-name="Standard">/03_New_UA/***</text:p>
      <text:p text:style-name="Standard">/03_New_UA/￼ - выбрать все файлы: 00:00:00 время, 0 файлов, 0 часов, 0 MB <text:s text:c="4"/>￼ <text:s text:c="2"/></text:p>
      <text:p text:style-name="Standard"/>
      <text:p text:style-name="Standard">Плейлисты: ￼</text:p>
      <text:p text:style-name="Standard">▶ Основной</text:p>
      <text:p text:style-name="Standard"><text:s/>￼⚙￼Создать</text:p>
      <text:p text:style-name="Standard">￼ </text:p>
      <text:p text:style-name="Standard">1.</text:p>
      <text:p text:style-name="Standard">00:00</text:p>
      <text:p text:style-name="Standard">/@ESC_Jingles/***</text:p>
      <text:p text:style-name="Standard">/@ESC_Jingles/</text:p>
      <text:p text:style-name="Standard">￼ </text:p>
      <text:p text:style-name="Standard">2.</text:p>
      <text:p text:style-name="Standard">00:00</text:p>
      <text:p text:style-name="Standard">/08_ESC_Contest_This_Year/***</text:p>
      <text:p text:style-name="Standard">/08_ESC_Contest_This_Year/</text:p>
      <text:p text:style-name="Standard">￼ </text:p>
      <text:p text:style-name="Standard">3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4.</text:p>
      <text:p text:style-name="Standard">00:00</text:p>
      <text:p text:style-name="Standard">/05_RU_All/***</text:p>
      <text:p text:style-name="Standard">/05_RU_All/</text:p>
      <text:p text:style-name="Standard">￼ </text:p>
      <text:p text:style-name="Standard">5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6.</text:p>
      <text:p text:style-name="Standard"><text:soft-page-break/>00:00</text:p>
      <text:p text:style-name="Standard">/01_New_INT/***</text:p>
      <text:p text:style-name="Standard">/01_New_INT/</text:p>
      <text:p text:style-name="Standard">￼ </text:p>
      <text:p text:style-name="Standard">7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8.</text:p>
      <text:p text:style-name="Standard">00:00</text:p>
      <text:p text:style-name="Standard">/06_UA_All/***</text:p>
      <text:p text:style-name="Standard">/06_UA_All/</text:p>
      <text:p text:style-name="Standard">￼ </text:p>
      <text:p text:style-name="Standard">9.</text:p>
      <text:p text:style-name="Standard">00:00</text:p>
      <text:p text:style-name="Standard">/@ESC_Jingles/***</text:p>
      <text:p text:style-name="Standard">/@ESC_Jingles/</text:p>
      <text:p text:style-name="Standard">￼ </text:p>
      <text:p text:style-name="Standard">10.</text:p>
      <text:p text:style-name="Standard">00:00</text:p>
      <text:p text:style-name="Standard">/10_ESC_Classics/***</text:p>
      <text:p text:style-name="Standard">/10_ESC_Classics/</text:p>
      <text:p text:style-name="Standard">￼ </text:p>
      <text:p text:style-name="Standard">11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12.</text:p>
      <text:p text:style-name="Standard">00:00</text:p>
      <text:p text:style-name="Standard">/02_New_RU/***</text:p>
      <text:p text:style-name="Standard">/02_New_RU/</text:p>
      <text:p text:style-name="Standard">￼ </text:p>
      <text:p text:style-name="Standard">13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14.</text:p>
      <text:p text:style-name="Standard">00:00</text:p>
      <text:p text:style-name="Standard">/07_INT_All/***</text:p>
      <text:p text:style-name="Standard">/07_INT_All/</text:p>
      <text:p text:style-name="Standard">￼ </text:p>
      <text:p text:style-name="Standard">15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16.</text:p>
      <text:p text:style-name="Standard">00:00</text:p>
      <text:p text:style-name="Standard">/03_New_UA/***</text:p>
      <text:p text:style-name="Standard"><text:soft-page-break/>/03_New_UA/</text:p>
      <text:p text:style-name="Standard">￼ </text:p>
      <text:p text:style-name="Standard">17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18.</text:p>
      <text:p text:style-name="Standard">00:00</text:p>
      <text:p text:style-name="Standard">/09_ESC_Selections/***</text:p>
      <text:p text:style-name="Standard">/09_ESC_Selections/</text:p>
      <text:p text:style-name="Standard">￼ </text:p>
      <text:p text:style-name="Standard">19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20.</text:p>
      <text:p text:style-name="Standard">00:00</text:p>
      <text:p text:style-name="Standard">/05_RU_All/***</text:p>
      <text:p text:style-name="Standard">/05_RU_All/</text:p>
      <text:p text:style-name="Standard">￼ </text:p>
      <text:p text:style-name="Standard">21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22.</text:p>
      <text:p text:style-name="Standard">00:00</text:p>
      <text:p text:style-name="Standard">/04_New_Other/***</text:p>
      <text:p text:style-name="Standard">/04_New_Other/</text:p>
      <text:p text:style-name="Standard">￼ </text:p>
      <text:p text:style-name="Standard">23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24.</text:p>
      <text:p text:style-name="Standard">00:00</text:p>
      <text:p text:style-name="Standard">/06_UA_All/***</text:p>
      <text:p text:style-name="Standard">/06_UA_All/</text:p>
      <text:p text:style-name="Standard">￼ </text:p>
      <text:p text:style-name="Standard">25.</text:p>
      <text:p text:style-name="Standard">00:00</text:p>
      <text:p text:style-name="Standard">/@ESC_Jingles/***</text:p>
      <text:p text:style-name="Standard">/@ESC_Jingles/</text:p>
      <text:p text:style-name="Standard">￼ </text:p>
      <text:p text:style-name="Standard">26.</text:p>
      <text:p text:style-name="Standard">00:00</text:p>
      <text:p text:style-name="Standard">/10_ESC_Classics/***</text:p>
      <text:p text:style-name="Standard">/10_ESC_Classics/</text:p>
      <text:p text:style-name="Standard">￼ </text:p>
      <text:p text:style-name="Standard"><text:soft-page-break/>27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28.</text:p>
      <text:p text:style-name="Standard">00:00</text:p>
      <text:p text:style-name="Standard">/02_New_RU/***</text:p>
      <text:p text:style-name="Standard">/02_New_RU/</text:p>
      <text:p text:style-name="Standard">￼ </text:p>
      <text:p text:style-name="Standard">29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30.</text:p>
      <text:p text:style-name="Standard">00:00</text:p>
      <text:p text:style-name="Standard">/07_INT_All/***</text:p>
      <text:p text:style-name="Standard">/07_INT_All/</text:p>
      <text:p text:style-name="Standard">￼ </text:p>
      <text:p text:style-name="Standard">31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32.</text:p>
      <text:p text:style-name="Standard">00:00</text:p>
      <text:p text:style-name="Standard">/03_New_UA/***</text:p>
      <text:p text:style-name="Standard">/03_New_UA/</text:p>
      <text:p text:style-name="Standard">￼ </text:p>
      <text:p text:style-name="Standard">33.</text:p>
      <text:p text:style-name="Standard">00:00</text:p>
      <text:p text:style-name="Standard">/@ESC_Jingles/***</text:p>
      <text:p text:style-name="Standard">/@ESC_Jingles/</text:p>
      <text:p text:style-name="Standard">￼ </text:p>
      <text:p text:style-name="Standard">34.</text:p>
      <text:p text:style-name="Standard">00:00</text:p>
      <text:p text:style-name="Standard">/08_ESC_Contest_This_Year/***</text:p>
      <text:p text:style-name="Standard">/08_ESC_Contest_This_Year/</text:p>
      <text:p text:style-name="Standard">￼ </text:p>
      <text:p text:style-name="Standard">35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36.</text:p>
      <text:p text:style-name="Standard">00:00</text:p>
      <text:p text:style-name="Standard">/05_RU_All/***</text:p>
      <text:p text:style-name="Standard">/05_RU_All/</text:p>
      <text:p text:style-name="Standard">￼ </text:p>
      <text:p text:style-name="Standard">37.</text:p>
      <text:p text:style-name="Standard">00:00</text:p>
      <text:p text:style-name="Standard"><text:soft-page-break/>/@Новое_Джинлы/***</text:p>
      <text:p text:style-name="Standard">/@Новое_Джинлы/</text:p>
      <text:p text:style-name="Standard">￼ </text:p>
      <text:p text:style-name="Standard">38.</text:p>
      <text:p text:style-name="Standard">00:00</text:p>
      <text:p text:style-name="Standard">/01_New_INT/***</text:p>
      <text:p text:style-name="Standard">/01_New_INT/</text:p>
      <text:p text:style-name="Standard">￼ </text:p>
      <text:p text:style-name="Standard">39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40.</text:p>
      <text:p text:style-name="Standard">00:00</text:p>
      <text:p text:style-name="Standard">/06_UA_All/***</text:p>
      <text:p text:style-name="Standard">/06_UA_All/</text:p>
      <text:p text:style-name="Standard">￼ </text:p>
      <text:p text:style-name="Standard">41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42.</text:p>
      <text:p text:style-name="Standard">00:00</text:p>
      <text:p text:style-name="Standard">/09_ESC_Selections/***</text:p>
      <text:p text:style-name="Standard">/09_ESC_Selections/</text:p>
      <text:p text:style-name="Standard">￼ </text:p>
      <text:p text:style-name="Standard">43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44.</text:p>
      <text:p text:style-name="Standard">00:00</text:p>
      <text:p text:style-name="Standard">/02_New_RU/***</text:p>
      <text:p text:style-name="Standard">/02_New_RU/</text:p>
      <text:p text:style-name="Standard">￼ </text:p>
      <text:p text:style-name="Standard">45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46.</text:p>
      <text:p text:style-name="Standard">00:00</text:p>
      <text:p text:style-name="Standard">/07_INT_All/***</text:p>
      <text:p text:style-name="Standard">/07_INT_All/</text:p>
      <text:p text:style-name="Standard">￼ </text:p>
      <text:p text:style-name="Standard">47.</text:p>
      <text:p text:style-name="Standard">00:00</text:p>
      <text:p text:style-name="Standard">/@Новое_Джинлы/***</text:p>
      <text:p text:style-name="Standard">/@Новое_Джинлы/</text:p>
      <text:p text:style-name="Standard"><text:soft-page-break/>￼ </text:p>
      <text:p text:style-name="Standard">48.</text:p>
      <text:p text:style-name="Standard">00:00</text:p>
      <text:p text:style-name="Standard">/03_New_UA/***</text:p>
      <text:p text:style-name="Standard">/03_New_UA/</text:p>
      <text:p text:style-name="Standard">￼ </text:p>
      <text:p text:style-name="Standard">49.</text:p>
      <text:p text:style-name="Standard">00:00</text:p>
      <text:p text:style-name="Standard">/@ESC_Jingles/***</text:p>
      <text:p text:style-name="Standard">/@ESC_Jingles/</text:p>
      <text:p text:style-name="Standard">￼ </text:p>
      <text:p text:style-name="Standard">50.</text:p>
      <text:p text:style-name="Standard">00:00</text:p>
      <text:p text:style-name="Standard">/10_ESC_Classics/***</text:p>
      <text:p text:style-name="Standard">/10_ESC_Classics/</text:p>
      <text:p text:style-name="Standard">￼ </text:p>
      <text:p text:style-name="Standard">51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52.</text:p>
      <text:p text:style-name="Standard">00:00</text:p>
      <text:p text:style-name="Standard">/05_RU_All/***</text:p>
      <text:p text:style-name="Standard">/05_RU_All/</text:p>
      <text:p text:style-name="Standard">￼ </text:p>
      <text:p text:style-name="Standard">53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54.</text:p>
      <text:p text:style-name="Standard">00:00</text:p>
      <text:p text:style-name="Standard">/07_INT_All/***</text:p>
      <text:p text:style-name="Standard">/07_INT_All/</text:p>
      <text:p text:style-name="Standard">￼ </text:p>
      <text:p text:style-name="Standard">55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56.</text:p>
      <text:p text:style-name="Standard">00:00</text:p>
      <text:p text:style-name="Standard">/06_UA_All/***</text:p>
      <text:p text:style-name="Standard">/06_UA_All/</text:p>
      <text:p text:style-name="Standard">￼ </text:p>
      <text:p text:style-name="Standard">57.</text:p>
      <text:p text:style-name="Standard">00:00</text:p>
      <text:p text:style-name="Standard">/@ESC_Jingles/***</text:p>
      <text:p text:style-name="Standard">/@ESC_Jingles/</text:p>
      <text:p text:style-name="Standard">￼ </text:p>
      <text:p text:style-name="Standard">58.</text:p>
      <text:p text:style-name="Standard"><text:soft-page-break/>00:00</text:p>
      <text:p text:style-name="Standard">/08_ESC_Contest_This_Year/***</text:p>
      <text:p text:style-name="Standard">/08_ESC_Contest_This_Year/</text:p>
      <text:p text:style-name="Standard">￼ </text:p>
      <text:p text:style-name="Standard">59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60.</text:p>
      <text:p text:style-name="Standard">00:00</text:p>
      <text:p text:style-name="Standard">/02_New_RU/***</text:p>
      <text:p text:style-name="Standard">/02_New_RU/</text:p>
      <text:p text:style-name="Standard">￼ </text:p>
      <text:p text:style-name="Standard">61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62.</text:p>
      <text:p text:style-name="Standard">00:00</text:p>
      <text:p text:style-name="Standard">/04_New_Other/***</text:p>
      <text:p text:style-name="Standard">/04_New_Other/</text:p>
      <text:p text:style-name="Standard">￼ </text:p>
      <text:p text:style-name="Standard">63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64.</text:p>
      <text:p text:style-name="Standard">00:00</text:p>
      <text:p text:style-name="Standard">/03_New_UA/***</text:p>
      <text:p text:style-name="Standard">/03_New_UA/￼ - выбрать все файлы: 00:00:00 время, 0 файлов, 0 часов, 0 MB <text:s text:c="4"/>￼ <text:s text:c="2"/></text:p>
      <text:p text:style-name="Standard"/>
      <text:p text:style-name="Standard">Плейлисты: ￼</text:p>
      <text:p text:style-name="Standard">▶ Основной</text:p>
      <text:p text:style-name="Standard"><text:s/>￼⚙￼Создать</text:p>
      <text:p text:style-name="Standard">￼ </text:p>
      <text:p text:style-name="Standard">1.</text:p>
      <text:p text:style-name="Standard">00:00</text:p>
      <text:p text:style-name="Standard">/@ESC_Jingles/***</text:p>
      <text:p text:style-name="Standard">/@ESC_Jingles/</text:p>
      <text:p text:style-name="Standard">￼ </text:p>
      <text:p text:style-name="Standard">2.</text:p>
      <text:p text:style-name="Standard">00:00</text:p>
      <text:p text:style-name="Standard">/08_ESC_Contest_This_Year/***</text:p>
      <text:p text:style-name="Standard">/08_ESC_Contest_This_Year/</text:p>
      <text:p text:style-name="Standard">￼ </text:p>
      <text:p text:style-name="Standard">3.</text:p>
      <text:p text:style-name="Standard">00:00</text:p>
      <text:p text:style-name="Standard">/@Джингы/***</text:p>
      <text:p text:style-name="Standard">/@Джингы/</text:p>
      <text:p text:style-name="Standard"><text:soft-page-break/>￼ </text:p>
      <text:p text:style-name="Standard">4.</text:p>
      <text:p text:style-name="Standard">00:00</text:p>
      <text:p text:style-name="Standard">/05_RU_All/***</text:p>
      <text:p text:style-name="Standard">/05_RU_All/</text:p>
      <text:p text:style-name="Standard">￼ </text:p>
      <text:p text:style-name="Standard">5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6.</text:p>
      <text:p text:style-name="Standard">00:00</text:p>
      <text:p text:style-name="Standard">/01_New_INT/***</text:p>
      <text:p text:style-name="Standard">/01_New_INT/</text:p>
      <text:p text:style-name="Standard">￼ </text:p>
      <text:p text:style-name="Standard">7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8.</text:p>
      <text:p text:style-name="Standard">00:00</text:p>
      <text:p text:style-name="Standard">/06_UA_All/***</text:p>
      <text:p text:style-name="Standard">/06_UA_All/</text:p>
      <text:p text:style-name="Standard">￼ </text:p>
      <text:p text:style-name="Standard">9.</text:p>
      <text:p text:style-name="Standard">00:00</text:p>
      <text:p text:style-name="Standard">/@ESC_Jingles/***</text:p>
      <text:p text:style-name="Standard">/@ESC_Jingles/</text:p>
      <text:p text:style-name="Standard">￼ </text:p>
      <text:p text:style-name="Standard">10.</text:p>
      <text:p text:style-name="Standard">00:00</text:p>
      <text:p text:style-name="Standard">/10_ESC_Classics/***</text:p>
      <text:p text:style-name="Standard">/10_ESC_Classics/</text:p>
      <text:p text:style-name="Standard">￼ </text:p>
      <text:p text:style-name="Standard">11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12.</text:p>
      <text:p text:style-name="Standard">00:00</text:p>
      <text:p text:style-name="Standard">/02_New_RU/***</text:p>
      <text:p text:style-name="Standard">/02_New_RU/</text:p>
      <text:p text:style-name="Standard">￼ </text:p>
      <text:p text:style-name="Standard">13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14.</text:p>
      <text:p text:style-name="Standard"><text:soft-page-break/>00:00</text:p>
      <text:p text:style-name="Standard">/07_INT_All/***</text:p>
      <text:p text:style-name="Standard">/07_INT_All/</text:p>
      <text:p text:style-name="Standard">￼ </text:p>
      <text:p text:style-name="Standard">15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16.</text:p>
      <text:p text:style-name="Standard">00:00</text:p>
      <text:p text:style-name="Standard">/03_New_UA/***</text:p>
      <text:p text:style-name="Standard">/03_New_UA/</text:p>
      <text:p text:style-name="Standard">￼ </text:p>
      <text:p text:style-name="Standard">17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18.</text:p>
      <text:p text:style-name="Standard">00:00</text:p>
      <text:p text:style-name="Standard">/09_ESC_Selections/***</text:p>
      <text:p text:style-name="Standard">/09_ESC_Selections/</text:p>
      <text:p text:style-name="Standard">￼ </text:p>
      <text:p text:style-name="Standard">19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20.</text:p>
      <text:p text:style-name="Standard">00:00</text:p>
      <text:p text:style-name="Standard">/05_RU_All/***</text:p>
      <text:p text:style-name="Standard">/05_RU_All/</text:p>
      <text:p text:style-name="Standard">￼ </text:p>
      <text:p text:style-name="Standard">21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22.</text:p>
      <text:p text:style-name="Standard">00:00</text:p>
      <text:p text:style-name="Standard">/04_New_Other/***</text:p>
      <text:p text:style-name="Standard">/04_New_Other/</text:p>
      <text:p text:style-name="Standard">￼ </text:p>
      <text:p text:style-name="Standard">23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24.</text:p>
      <text:p text:style-name="Standard">00:00</text:p>
      <text:p text:style-name="Standard">/06_UA_All/***</text:p>
      <text:p text:style-name="Standard"><text:soft-page-break/>/06_UA_All/</text:p>
      <text:p text:style-name="Standard">￼ </text:p>
      <text:p text:style-name="Standard">25.</text:p>
      <text:p text:style-name="Standard">00:00</text:p>
      <text:p text:style-name="Standard">/@ESC_Jingles/***</text:p>
      <text:p text:style-name="Standard">/@ESC_Jingles/</text:p>
      <text:p text:style-name="Standard">￼ </text:p>
      <text:p text:style-name="Standard">26.</text:p>
      <text:p text:style-name="Standard">00:00</text:p>
      <text:p text:style-name="Standard">/10_ESC_Classics/***</text:p>
      <text:p text:style-name="Standard">/10_ESC_Classics/</text:p>
      <text:p text:style-name="Standard">￼ </text:p>
      <text:p text:style-name="Standard">27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28.</text:p>
      <text:p text:style-name="Standard">00:00</text:p>
      <text:p text:style-name="Standard">/02_New_RU/***</text:p>
      <text:p text:style-name="Standard">/02_New_RU/</text:p>
      <text:p text:style-name="Standard">￼ </text:p>
      <text:p text:style-name="Standard">29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30.</text:p>
      <text:p text:style-name="Standard">00:00</text:p>
      <text:p text:style-name="Standard">/07_INT_All/***</text:p>
      <text:p text:style-name="Standard">/07_INT_All/</text:p>
      <text:p text:style-name="Standard">￼ </text:p>
      <text:p text:style-name="Standard">31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32.</text:p>
      <text:p text:style-name="Standard">00:00</text:p>
      <text:p text:style-name="Standard">/03_New_UA/***</text:p>
      <text:p text:style-name="Standard">/03_New_UA/</text:p>
      <text:p text:style-name="Standard">￼ </text:p>
      <text:p text:style-name="Standard">33.</text:p>
      <text:p text:style-name="Standard">00:00</text:p>
      <text:p text:style-name="Standard">/@ESC_Jingles/***</text:p>
      <text:p text:style-name="Standard">/@ESC_Jingles/</text:p>
      <text:p text:style-name="Standard">￼ </text:p>
      <text:p text:style-name="Standard">34.</text:p>
      <text:p text:style-name="Standard">00:00</text:p>
      <text:p text:style-name="Standard">/08_ESC_Contest_This_Year/***</text:p>
      <text:p text:style-name="Standard">/08_ESC_Contest_This_Year/</text:p>
      <text:p text:style-name="Standard">￼ </text:p>
      <text:p text:style-name="Standard"><text:soft-page-break/>35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36.</text:p>
      <text:p text:style-name="Standard">00:00</text:p>
      <text:p text:style-name="Standard">/05_RU_All/***</text:p>
      <text:p text:style-name="Standard">/05_RU_All/</text:p>
      <text:p text:style-name="Standard">￼ </text:p>
      <text:p text:style-name="Standard">37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38.</text:p>
      <text:p text:style-name="Standard">00:00</text:p>
      <text:p text:style-name="Standard">/01_New_INT/***</text:p>
      <text:p text:style-name="Standard">/01_New_INT/</text:p>
      <text:p text:style-name="Standard">￼ </text:p>
      <text:p text:style-name="Standard">39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40.</text:p>
      <text:p text:style-name="Standard">00:00</text:p>
      <text:p text:style-name="Standard">/06_UA_All/***</text:p>
      <text:p text:style-name="Standard">/06_UA_All/</text:p>
      <text:p text:style-name="Standard">￼ </text:p>
      <text:p text:style-name="Standard">41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42.</text:p>
      <text:p text:style-name="Standard">00:00</text:p>
      <text:p text:style-name="Standard">/09_ESC_Selections/***</text:p>
      <text:p text:style-name="Standard">/09_ESC_Selections/</text:p>
      <text:p text:style-name="Standard">￼ </text:p>
      <text:p text:style-name="Standard">43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44.</text:p>
      <text:p text:style-name="Standard">00:00</text:p>
      <text:p text:style-name="Standard">/02_New_RU/***</text:p>
      <text:p text:style-name="Standard">/02_New_RU/</text:p>
      <text:p text:style-name="Standard">￼ </text:p>
      <text:p text:style-name="Standard">45.</text:p>
      <text:p text:style-name="Standard">00:00</text:p>
      <text:p text:style-name="Standard"><text:soft-page-break/>/@Джингы/***</text:p>
      <text:p text:style-name="Standard">/@Джингы/</text:p>
      <text:p text:style-name="Standard">￼ </text:p>
      <text:p text:style-name="Standard">46.</text:p>
      <text:p text:style-name="Standard">00:00</text:p>
      <text:p text:style-name="Standard">/07_INT_All/***</text:p>
      <text:p text:style-name="Standard">/07_INT_All/</text:p>
      <text:p text:style-name="Standard">￼ </text:p>
      <text:p text:style-name="Standard">47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48.</text:p>
      <text:p text:style-name="Standard">00:00</text:p>
      <text:p text:style-name="Standard">/03_New_UA/***</text:p>
      <text:p text:style-name="Standard">/03_New_UA/</text:p>
      <text:p text:style-name="Standard">￼ </text:p>
      <text:p text:style-name="Standard">49.</text:p>
      <text:p text:style-name="Standard">00:00</text:p>
      <text:p text:style-name="Standard">/@ESC_Jingles/***</text:p>
      <text:p text:style-name="Standard">/@ESC_Jingles/</text:p>
      <text:p text:style-name="Standard">￼ </text:p>
      <text:p text:style-name="Standard">50.</text:p>
      <text:p text:style-name="Standard">00:00</text:p>
      <text:p text:style-name="Standard">/10_ESC_Classics/***</text:p>
      <text:p text:style-name="Standard">/10_ESC_Classics/</text:p>
      <text:p text:style-name="Standard">￼ </text:p>
      <text:p text:style-name="Standard">51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52.</text:p>
      <text:p text:style-name="Standard">00:00</text:p>
      <text:p text:style-name="Standard">/05_RU_All/***</text:p>
      <text:p text:style-name="Standard">/05_RU_All/</text:p>
      <text:p text:style-name="Standard">￼ </text:p>
      <text:p text:style-name="Standard">53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54.</text:p>
      <text:p text:style-name="Standard">00:00</text:p>
      <text:p text:style-name="Standard">/07_INT_All/***</text:p>
      <text:p text:style-name="Standard">/07_INT_All/</text:p>
      <text:p text:style-name="Standard">￼ </text:p>
      <text:p text:style-name="Standard">55.</text:p>
      <text:p text:style-name="Standard">00:00</text:p>
      <text:p text:style-name="Standard">/@Джингы/***</text:p>
      <text:p text:style-name="Standard">/@Джингы/</text:p>
      <text:p text:style-name="Standard"><text:soft-page-break/>￼ </text:p>
      <text:p text:style-name="Standard">56.</text:p>
      <text:p text:style-name="Standard">00:00</text:p>
      <text:p text:style-name="Standard">/06_UA_All/***</text:p>
      <text:p text:style-name="Standard">/06_UA_All/</text:p>
      <text:p text:style-name="Standard">￼ </text:p>
      <text:p text:style-name="Standard">57.</text:p>
      <text:p text:style-name="Standard">00:00</text:p>
      <text:p text:style-name="Standard">/@ESC_Jingles/***</text:p>
      <text:p text:style-name="Standard">/@ESC_Jingles/</text:p>
      <text:p text:style-name="Standard">￼ </text:p>
      <text:p text:style-name="Standard">58.</text:p>
      <text:p text:style-name="Standard">00:00</text:p>
      <text:p text:style-name="Standard">/08_ESC_Contest_This_Year/***</text:p>
      <text:p text:style-name="Standard">/08_ESC_Contest_This_Year/</text:p>
      <text:p text:style-name="Standard">￼ </text:p>
      <text:p text:style-name="Standard">59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60.</text:p>
      <text:p text:style-name="Standard">00:00</text:p>
      <text:p text:style-name="Standard">/02_New_RU/***</text:p>
      <text:p text:style-name="Standard">/02_New_RU/</text:p>
      <text:p text:style-name="Standard">￼ </text:p>
      <text:p text:style-name="Standard">61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62.</text:p>
      <text:p text:style-name="Standard">00:00</text:p>
      <text:p text:style-name="Standard">/04_New_Other/***</text:p>
      <text:p text:style-name="Standard">/04_New_Other/</text:p>
      <text:p text:style-name="Standard">￼ </text:p>
      <text:p text:style-name="Standard">63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64.</text:p>
      <text:p text:style-name="Standard">00:00</text:p>
      <text:p text:style-name="Standard">/03_New_UA/***</text:p>
      <text:p text:style-name="Standard">/03_New_UA/￼ - выбрать все файлы: 00:00:00 время, 0 файлов, 0 часов, 0 MB <text:s text:c="4"/>￼ <text:s text:c="2"/></text:p>
      <text:p text:style-name="Standard"/>
      <text:p text:style-name="Standard">Плейлисты: ￼</text:p>
      <text:p text:style-name="Standard">▶ Основной</text:p>
      <text:p text:style-name="Standard"><text:s/>￼⚙￼Создать</text:p>
      <text:p text:style-name="Standard">￼ </text:p>
      <text:p text:style-name="Standard">1.</text:p>
      <text:p text:style-name="Standard">00:00</text:p>
      <text:p text:style-name="Standard"><text:soft-page-break/>/@ESC_Jingles/***</text:p>
      <text:p text:style-name="Standard">/@ESC_Jingles/</text:p>
      <text:p text:style-name="Standard">￼ </text:p>
      <text:p text:style-name="Standard">2.</text:p>
      <text:p text:style-name="Standard">00:00</text:p>
      <text:p text:style-name="Standard">/08_ESC_Contest_This_Year/***</text:p>
      <text:p text:style-name="Standard">/08_ESC_Contest_This_Year/</text:p>
      <text:p text:style-name="Standard">￼ </text:p>
      <text:p text:style-name="Standard">3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4.</text:p>
      <text:p text:style-name="Standard">00:00</text:p>
      <text:p text:style-name="Standard">/05_RU_All/***</text:p>
      <text:p text:style-name="Standard">/05_RU_All/</text:p>
      <text:p text:style-name="Standard">￼ </text:p>
      <text:p text:style-name="Standard">5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6.</text:p>
      <text:p text:style-name="Standard">00:00</text:p>
      <text:p text:style-name="Standard">/01_New_INT/***</text:p>
      <text:p text:style-name="Standard">/01_New_INT/</text:p>
      <text:p text:style-name="Standard">￼ </text:p>
      <text:p text:style-name="Standard">7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8.</text:p>
      <text:p text:style-name="Standard">00:00</text:p>
      <text:p text:style-name="Standard">/06_UA_All/***</text:p>
      <text:p text:style-name="Standard">/06_UA_All/</text:p>
      <text:p text:style-name="Standard">￼ </text:p>
      <text:p text:style-name="Standard">9.</text:p>
      <text:p text:style-name="Standard">00:00</text:p>
      <text:p text:style-name="Standard">/@ESC_Jingles/***</text:p>
      <text:p text:style-name="Standard">/@ESC_Jingles/</text:p>
      <text:p text:style-name="Standard">￼ </text:p>
      <text:p text:style-name="Standard">10.</text:p>
      <text:p text:style-name="Standard">00:00</text:p>
      <text:p text:style-name="Standard">/10_ESC_Classics/***</text:p>
      <text:p text:style-name="Standard">/10_ESC_Classics/</text:p>
      <text:p text:style-name="Standard">￼ </text:p>
      <text:p text:style-name="Standard">11.</text:p>
      <text:p text:style-name="Standard">00:00</text:p>
      <text:p text:style-name="Standard">/@Новое_Джинлы/***</text:p>
      <text:p text:style-name="Standard">/@Новое_Джинлы/</text:p>
      <text:p text:style-name="Standard"><text:soft-page-break/>￼ </text:p>
      <text:p text:style-name="Standard">12.</text:p>
      <text:p text:style-name="Standard">00:00</text:p>
      <text:p text:style-name="Standard">/02_New_RU/***</text:p>
      <text:p text:style-name="Standard">/02_New_RU/</text:p>
      <text:p text:style-name="Standard">￼ </text:p>
      <text:p text:style-name="Standard">13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14.</text:p>
      <text:p text:style-name="Standard">00:00</text:p>
      <text:p text:style-name="Standard">/07_INT_All/***</text:p>
      <text:p text:style-name="Standard">/07_INT_All/</text:p>
      <text:p text:style-name="Standard">￼ </text:p>
      <text:p text:style-name="Standard">15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16.</text:p>
      <text:p text:style-name="Standard">00:00</text:p>
      <text:p text:style-name="Standard">/03_New_UA/***</text:p>
      <text:p text:style-name="Standard">/03_New_UA/</text:p>
      <text:p text:style-name="Standard">￼ </text:p>
      <text:p text:style-name="Standard">17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18.</text:p>
      <text:p text:style-name="Standard">00:00</text:p>
      <text:p text:style-name="Standard">/09_ESC_Selections/***</text:p>
      <text:p text:style-name="Standard">/09_ESC_Selections/</text:p>
      <text:p text:style-name="Standard">￼ </text:p>
      <text:p text:style-name="Standard">19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20.</text:p>
      <text:p text:style-name="Standard">00:00</text:p>
      <text:p text:style-name="Standard">/05_RU_All/***</text:p>
      <text:p text:style-name="Standard">/05_RU_All/</text:p>
      <text:p text:style-name="Standard">￼ </text:p>
      <text:p text:style-name="Standard">21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22.</text:p>
      <text:p text:style-name="Standard"><text:soft-page-break/>00:00</text:p>
      <text:p text:style-name="Standard">/04_New_Other/***</text:p>
      <text:p text:style-name="Standard">/04_New_Other/</text:p>
      <text:p text:style-name="Standard">￼ </text:p>
      <text:p text:style-name="Standard">23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24.</text:p>
      <text:p text:style-name="Standard">00:00</text:p>
      <text:p text:style-name="Standard">/06_UA_All/***</text:p>
      <text:p text:style-name="Standard">/06_UA_All/</text:p>
      <text:p text:style-name="Standard">￼ </text:p>
      <text:p text:style-name="Standard">25.</text:p>
      <text:p text:style-name="Standard">00:00</text:p>
      <text:p text:style-name="Standard">/@ESC_Jingles/***</text:p>
      <text:p text:style-name="Standard">/@ESC_Jingles/</text:p>
      <text:p text:style-name="Standard">￼ </text:p>
      <text:p text:style-name="Standard">26.</text:p>
      <text:p text:style-name="Standard">00:00</text:p>
      <text:p text:style-name="Standard">/10_ESC_Classics/***</text:p>
      <text:p text:style-name="Standard">/10_ESC_Classics/</text:p>
      <text:p text:style-name="Standard">￼ </text:p>
      <text:p text:style-name="Standard">27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28.</text:p>
      <text:p text:style-name="Standard">00:00</text:p>
      <text:p text:style-name="Standard">/02_New_RU/***</text:p>
      <text:p text:style-name="Standard">/02_New_RU/</text:p>
      <text:p text:style-name="Standard">￼ </text:p>
      <text:p text:style-name="Standard">29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30.</text:p>
      <text:p text:style-name="Standard">00:00</text:p>
      <text:p text:style-name="Standard">/07_INT_All/***</text:p>
      <text:p text:style-name="Standard">/07_INT_All/</text:p>
      <text:p text:style-name="Standard">￼ </text:p>
      <text:p text:style-name="Standard">31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32.</text:p>
      <text:p text:style-name="Standard">00:00</text:p>
      <text:p text:style-name="Standard">/03_New_UA/***</text:p>
      <text:p text:style-name="Standard"><text:soft-page-break/>/03_New_UA/</text:p>
      <text:p text:style-name="Standard">￼ </text:p>
      <text:p text:style-name="Standard">33.</text:p>
      <text:p text:style-name="Standard">00:00</text:p>
      <text:p text:style-name="Standard">/@ESC_Jingles/***</text:p>
      <text:p text:style-name="Standard">/@ESC_Jingles/</text:p>
      <text:p text:style-name="Standard">￼ </text:p>
      <text:p text:style-name="Standard">34.</text:p>
      <text:p text:style-name="Standard">00:00</text:p>
      <text:p text:style-name="Standard">/08_ESC_Contest_This_Year/***</text:p>
      <text:p text:style-name="Standard">/08_ESC_Contest_This_Year/</text:p>
      <text:p text:style-name="Standard">￼ </text:p>
      <text:p text:style-name="Standard">35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36.</text:p>
      <text:p text:style-name="Standard">00:00</text:p>
      <text:p text:style-name="Standard">/05_RU_All/***</text:p>
      <text:p text:style-name="Standard">/05_RU_All/</text:p>
      <text:p text:style-name="Standard">￼ </text:p>
      <text:p text:style-name="Standard">37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38.</text:p>
      <text:p text:style-name="Standard">00:00</text:p>
      <text:p text:style-name="Standard">/01_New_INT/***</text:p>
      <text:p text:style-name="Standard">/01_New_INT/</text:p>
      <text:p text:style-name="Standard">￼ </text:p>
      <text:p text:style-name="Standard">39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40.</text:p>
      <text:p text:style-name="Standard">00:00</text:p>
      <text:p text:style-name="Standard">/06_UA_All/***</text:p>
      <text:p text:style-name="Standard">/06_UA_All/</text:p>
      <text:p text:style-name="Standard">￼ </text:p>
      <text:p text:style-name="Standard">41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42.</text:p>
      <text:p text:style-name="Standard">00:00</text:p>
      <text:p text:style-name="Standard">/09_ESC_Selections/***</text:p>
      <text:p text:style-name="Standard">/09_ESC_Selections/</text:p>
      <text:p text:style-name="Standard">￼ </text:p>
      <text:p text:style-name="Standard"><text:soft-page-break/>43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44.</text:p>
      <text:p text:style-name="Standard">00:00</text:p>
      <text:p text:style-name="Standard">/02_New_RU/***</text:p>
      <text:p text:style-name="Standard">/02_New_RU/</text:p>
      <text:p text:style-name="Standard">￼ </text:p>
      <text:p text:style-name="Standard">45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46.</text:p>
      <text:p text:style-name="Standard">00:00</text:p>
      <text:p text:style-name="Standard">/07_INT_All/***</text:p>
      <text:p text:style-name="Standard">/07_INT_All/</text:p>
      <text:p text:style-name="Standard">￼ </text:p>
      <text:p text:style-name="Standard">47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48.</text:p>
      <text:p text:style-name="Standard">00:00</text:p>
      <text:p text:style-name="Standard">/03_New_UA/***</text:p>
      <text:p text:style-name="Standard">/03_New_UA/</text:p>
      <text:p text:style-name="Standard">￼ </text:p>
      <text:p text:style-name="Standard">49.</text:p>
      <text:p text:style-name="Standard">00:00</text:p>
      <text:p text:style-name="Standard">/@ESC_Jingles/***</text:p>
      <text:p text:style-name="Standard">/@ESC_Jingles/</text:p>
      <text:p text:style-name="Standard">￼ </text:p>
      <text:p text:style-name="Standard">50.</text:p>
      <text:p text:style-name="Standard">00:00</text:p>
      <text:p text:style-name="Standard">/10_ESC_Classics/***</text:p>
      <text:p text:style-name="Standard">/10_ESC_Classics/</text:p>
      <text:p text:style-name="Standard">￼ </text:p>
      <text:p text:style-name="Standard">51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52.</text:p>
      <text:p text:style-name="Standard">00:00</text:p>
      <text:p text:style-name="Standard">/05_RU_All/***</text:p>
      <text:p text:style-name="Standard">/05_RU_All/</text:p>
      <text:p text:style-name="Standard">￼ </text:p>
      <text:p text:style-name="Standard">53.</text:p>
      <text:p text:style-name="Standard">00:00</text:p>
      <text:p text:style-name="Standard"><text:soft-page-break/>/@Джингы/***</text:p>
      <text:p text:style-name="Standard">/@Джингы/</text:p>
      <text:p text:style-name="Standard">￼ </text:p>
      <text:p text:style-name="Standard">54.</text:p>
      <text:p text:style-name="Standard">00:00</text:p>
      <text:p text:style-name="Standard">/07_INT_All/***</text:p>
      <text:p text:style-name="Standard">/07_INT_All/</text:p>
      <text:p text:style-name="Standard">￼ </text:p>
      <text:p text:style-name="Standard">55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56.</text:p>
      <text:p text:style-name="Standard">00:00</text:p>
      <text:p text:style-name="Standard">/06_UA_All/***</text:p>
      <text:p text:style-name="Standard">/06_UA_All/</text:p>
      <text:p text:style-name="Standard">￼ </text:p>
      <text:p text:style-name="Standard">57.</text:p>
      <text:p text:style-name="Standard">00:00</text:p>
      <text:p text:style-name="Standard">/@ESC_Jingles/***</text:p>
      <text:p text:style-name="Standard">/@ESC_Jingles/</text:p>
      <text:p text:style-name="Standard">￼ </text:p>
      <text:p text:style-name="Standard">58.</text:p>
      <text:p text:style-name="Standard">00:00</text:p>
      <text:p text:style-name="Standard">/08_ESC_Contest_This_Year/***</text:p>
      <text:p text:style-name="Standard">/08_ESC_Contest_This_Year/</text:p>
      <text:p text:style-name="Standard">￼ </text:p>
      <text:p text:style-name="Standard">59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60.</text:p>
      <text:p text:style-name="Standard">00:00</text:p>
      <text:p text:style-name="Standard">/02_New_RU/***</text:p>
      <text:p text:style-name="Standard">/02_New_RU/</text:p>
      <text:p text:style-name="Standard">￼ </text:p>
      <text:p text:style-name="Standard">61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62.</text:p>
      <text:p text:style-name="Standard">00:00</text:p>
      <text:p text:style-name="Standard">/04_New_Other/***</text:p>
      <text:p text:style-name="Standard">/04_New_Other/</text:p>
      <text:p text:style-name="Standard">￼ </text:p>
      <text:p text:style-name="Standard">63.</text:p>
      <text:p text:style-name="Standard">00:00</text:p>
      <text:p text:style-name="Standard">/@Новое_Джинлы/***</text:p>
      <text:p text:style-name="Standard">/@Новое_Джинлы/</text:p>
      <text:p text:style-name="Standard"><text:soft-page-break/>￼ </text:p>
      <text:p text:style-name="Standard">64.</text:p>
      <text:p text:style-name="Standard">00:00</text:p>
      <text:p text:style-name="Standard">/03_New_UA/***</text:p>
      <text:p text:style-name="Standard">/03_New_UA/￼ - выбрать все файлы: 00:00:00 время, 0 файлов, 0 часов, 0 MB <text:s text:c="4"/>￼ <text:s text:c="2"/></text:p>
      <text:p text:style-name="Standard"/>
      <text:p text:style-name="Standard">Плейлисты: ￼</text:p>
      <text:p text:style-name="Standard">▶ Основной</text:p>
      <text:p text:style-name="Standard"><text:s/>￼⚙￼Создать</text:p>
      <text:p text:style-name="Standard">￼ </text:p>
      <text:p text:style-name="Standard">1.</text:p>
      <text:p text:style-name="Standard">00:00</text:p>
      <text:p text:style-name="Standard">/@ESC_Jingles/***</text:p>
      <text:p text:style-name="Standard">/@ESC_Jingles/</text:p>
      <text:p text:style-name="Standard">￼ </text:p>
      <text:p text:style-name="Standard">2.</text:p>
      <text:p text:style-name="Standard">00:00</text:p>
      <text:p text:style-name="Standard">/08_ESC_Contest_This_Year/***</text:p>
      <text:p text:style-name="Standard">/08_ESC_Contest_This_Year/</text:p>
      <text:p text:style-name="Standard">￼ </text:p>
      <text:p text:style-name="Standard">3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4.</text:p>
      <text:p text:style-name="Standard">00:00</text:p>
      <text:p text:style-name="Standard">/05_RU_All/***</text:p>
      <text:p text:style-name="Standard">/05_RU_All/</text:p>
      <text:p text:style-name="Standard">￼ </text:p>
      <text:p text:style-name="Standard">5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6.</text:p>
      <text:p text:style-name="Standard">00:00</text:p>
      <text:p text:style-name="Standard">/01_New_INT/***</text:p>
      <text:p text:style-name="Standard">/01_New_INT/</text:p>
      <text:p text:style-name="Standard">￼ </text:p>
      <text:p text:style-name="Standard">7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8.</text:p>
      <text:p text:style-name="Standard">00:00</text:p>
      <text:p text:style-name="Standard">/06_UA_All/***</text:p>
      <text:p text:style-name="Standard">/06_UA_All/</text:p>
      <text:p text:style-name="Standard">￼ </text:p>
      <text:p text:style-name="Standard">9.</text:p>
      <text:p text:style-name="Standard">00:00</text:p>
      <text:p text:style-name="Standard"><text:soft-page-break/>/@ESC_Jingles/***</text:p>
      <text:p text:style-name="Standard">/@ESC_Jingles/</text:p>
      <text:p text:style-name="Standard">￼ </text:p>
      <text:p text:style-name="Standard">10.</text:p>
      <text:p text:style-name="Standard">00:00</text:p>
      <text:p text:style-name="Standard">/10_ESC_Classics/***</text:p>
      <text:p text:style-name="Standard">/10_ESC_Classics/</text:p>
      <text:p text:style-name="Standard">￼ </text:p>
      <text:p text:style-name="Standard">11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12.</text:p>
      <text:p text:style-name="Standard">00:00</text:p>
      <text:p text:style-name="Standard">/02_New_RU/***</text:p>
      <text:p text:style-name="Standard">/02_New_RU/</text:p>
      <text:p text:style-name="Standard">￼ </text:p>
      <text:p text:style-name="Standard">13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14.</text:p>
      <text:p text:style-name="Standard">00:00</text:p>
      <text:p text:style-name="Standard">/07_INT_All/***</text:p>
      <text:p text:style-name="Standard">/07_INT_All/</text:p>
      <text:p text:style-name="Standard">￼ </text:p>
      <text:p text:style-name="Standard">15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16.</text:p>
      <text:p text:style-name="Standard">00:00</text:p>
      <text:p text:style-name="Standard">/03_New_UA/***</text:p>
      <text:p text:style-name="Standard">/03_New_UA/</text:p>
      <text:p text:style-name="Standard">￼ </text:p>
      <text:p text:style-name="Standard">17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18.</text:p>
      <text:p text:style-name="Standard">00:00</text:p>
      <text:p text:style-name="Standard">/09_ESC_Selections/***</text:p>
      <text:p text:style-name="Standard">/09_ESC_Selections/</text:p>
      <text:p text:style-name="Standard">￼ </text:p>
      <text:p text:style-name="Standard">19.</text:p>
      <text:p text:style-name="Standard">00:00</text:p>
      <text:p text:style-name="Standard">/@Джингы/***</text:p>
      <text:p text:style-name="Standard">/@Джингы/</text:p>
      <text:p text:style-name="Standard"><text:soft-page-break/>￼ </text:p>
      <text:p text:style-name="Standard">20.</text:p>
      <text:p text:style-name="Standard">00:00</text:p>
      <text:p text:style-name="Standard">/05_RU_All/***</text:p>
      <text:p text:style-name="Standard">/05_RU_All/</text:p>
      <text:p text:style-name="Standard">￼ </text:p>
      <text:p text:style-name="Standard">21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22.</text:p>
      <text:p text:style-name="Standard">00:00</text:p>
      <text:p text:style-name="Standard">/04_New_Other/***</text:p>
      <text:p text:style-name="Standard">/04_New_Other/</text:p>
      <text:p text:style-name="Standard">￼ </text:p>
      <text:p text:style-name="Standard">23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24.</text:p>
      <text:p text:style-name="Standard">00:00</text:p>
      <text:p text:style-name="Standard">/06_UA_All/***</text:p>
      <text:p text:style-name="Standard">/06_UA_All/</text:p>
      <text:p text:style-name="Standard">￼ </text:p>
      <text:p text:style-name="Standard">25.</text:p>
      <text:p text:style-name="Standard">00:00</text:p>
      <text:p text:style-name="Standard">/@ESC_Jingles/***</text:p>
      <text:p text:style-name="Standard">/@ESC_Jingles/</text:p>
      <text:p text:style-name="Standard">￼ </text:p>
      <text:p text:style-name="Standard">26.</text:p>
      <text:p text:style-name="Standard">00:00</text:p>
      <text:p text:style-name="Standard">/10_ESC_Classics/***</text:p>
      <text:p text:style-name="Standard">/10_ESC_Classics/</text:p>
      <text:p text:style-name="Standard">￼ </text:p>
      <text:p text:style-name="Standard">27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28.</text:p>
      <text:p text:style-name="Standard">00:00</text:p>
      <text:p text:style-name="Standard">/02_New_RU/***</text:p>
      <text:p text:style-name="Standard">/02_New_RU/</text:p>
      <text:p text:style-name="Standard">￼ </text:p>
      <text:p text:style-name="Standard">29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30.</text:p>
      <text:p text:style-name="Standard"><text:soft-page-break/>00:00</text:p>
      <text:p text:style-name="Standard">/07_INT_All/***</text:p>
      <text:p text:style-name="Standard">/07_INT_All/</text:p>
      <text:p text:style-name="Standard">￼ </text:p>
      <text:p text:style-name="Standard">31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32.</text:p>
      <text:p text:style-name="Standard">00:00</text:p>
      <text:p text:style-name="Standard">/03_New_UA/***</text:p>
      <text:p text:style-name="Standard">/03_New_UA/</text:p>
      <text:p text:style-name="Standard">￼ </text:p>
      <text:p text:style-name="Standard">33.</text:p>
      <text:p text:style-name="Standard">00:00</text:p>
      <text:p text:style-name="Standard">/@ESC_Jingles/***</text:p>
      <text:p text:style-name="Standard">/@ESC_Jingles/</text:p>
      <text:p text:style-name="Standard">￼ </text:p>
      <text:p text:style-name="Standard">34.</text:p>
      <text:p text:style-name="Standard">00:00</text:p>
      <text:p text:style-name="Standard">/08_ESC_Contest_This_Year/***</text:p>
      <text:p text:style-name="Standard">/08_ESC_Contest_This_Year/</text:p>
      <text:p text:style-name="Standard">￼ </text:p>
      <text:p text:style-name="Standard">35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36.</text:p>
      <text:p text:style-name="Standard">00:00</text:p>
      <text:p text:style-name="Standard">/05_RU_All/***</text:p>
      <text:p text:style-name="Standard">/05_RU_All/</text:p>
      <text:p text:style-name="Standard">￼ </text:p>
      <text:p text:style-name="Standard">37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38.</text:p>
      <text:p text:style-name="Standard">00:00</text:p>
      <text:p text:style-name="Standard">/01_New_INT/***</text:p>
      <text:p text:style-name="Standard">/01_New_INT/</text:p>
      <text:p text:style-name="Standard">￼ </text:p>
      <text:p text:style-name="Standard">39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40.</text:p>
      <text:p text:style-name="Standard">00:00</text:p>
      <text:p text:style-name="Standard">/06_UA_All/***</text:p>
      <text:p text:style-name="Standard"><text:soft-page-break/>/06_UA_All/</text:p>
      <text:p text:style-name="Standard">￼ </text:p>
      <text:p text:style-name="Standard">41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42.</text:p>
      <text:p text:style-name="Standard">00:00</text:p>
      <text:p text:style-name="Standard">/09_ESC_Selections/***</text:p>
      <text:p text:style-name="Standard">/09_ESC_Selections/</text:p>
      <text:p text:style-name="Standard">￼ </text:p>
      <text:p text:style-name="Standard">43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44.</text:p>
      <text:p text:style-name="Standard">00:00</text:p>
      <text:p text:style-name="Standard">/02_New_RU/***</text:p>
      <text:p text:style-name="Standard">/02_New_RU/</text:p>
      <text:p text:style-name="Standard">￼ </text:p>
      <text:p text:style-name="Standard">45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46.</text:p>
      <text:p text:style-name="Standard">00:00</text:p>
      <text:p text:style-name="Standard">/07_INT_All/***</text:p>
      <text:p text:style-name="Standard">/07_INT_All/</text:p>
      <text:p text:style-name="Standard">￼ </text:p>
      <text:p text:style-name="Standard">47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48.</text:p>
      <text:p text:style-name="Standard">00:00</text:p>
      <text:p text:style-name="Standard">/03_New_UA/***</text:p>
      <text:p text:style-name="Standard">/03_New_UA/</text:p>
      <text:p text:style-name="Standard">￼ </text:p>
      <text:p text:style-name="Standard">49.</text:p>
      <text:p text:style-name="Standard">00:00</text:p>
      <text:p text:style-name="Standard">/@ESC_Jingles/***</text:p>
      <text:p text:style-name="Standard">/@ESC_Jingles/</text:p>
      <text:p text:style-name="Standard">￼ </text:p>
      <text:p text:style-name="Standard">50.</text:p>
      <text:p text:style-name="Standard">00:00</text:p>
      <text:p text:style-name="Standard">/10_ESC_Classics/***</text:p>
      <text:p text:style-name="Standard">/10_ESC_Classics/</text:p>
      <text:p text:style-name="Standard">￼ </text:p>
      <text:p text:style-name="Standard"><text:soft-page-break/>51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52.</text:p>
      <text:p text:style-name="Standard">00:00</text:p>
      <text:p text:style-name="Standard">/05_RU_All/***</text:p>
      <text:p text:style-name="Standard">/05_RU_All/</text:p>
      <text:p text:style-name="Standard">￼ </text:p>
      <text:p text:style-name="Standard">53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54.</text:p>
      <text:p text:style-name="Standard">00:00</text:p>
      <text:p text:style-name="Standard">/07_INT_All/***</text:p>
      <text:p text:style-name="Standard">/07_INT_All/</text:p>
      <text:p text:style-name="Standard">￼ </text:p>
      <text:p text:style-name="Standard">55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56.</text:p>
      <text:p text:style-name="Standard">00:00</text:p>
      <text:p text:style-name="Standard">/06_UA_All/***</text:p>
      <text:p text:style-name="Standard">/06_UA_All/</text:p>
      <text:p text:style-name="Standard">￼ </text:p>
      <text:p text:style-name="Standard">57.</text:p>
      <text:p text:style-name="Standard">00:00</text:p>
      <text:p text:style-name="Standard">/@ESC_Jingles/***</text:p>
      <text:p text:style-name="Standard">/@ESC_Jingles/</text:p>
      <text:p text:style-name="Standard">￼ </text:p>
      <text:p text:style-name="Standard">58.</text:p>
      <text:p text:style-name="Standard">00:00</text:p>
      <text:p text:style-name="Standard">/08_ESC_Contest_This_Year/***</text:p>
      <text:p text:style-name="Standard">/08_ESC_Contest_This_Year/</text:p>
      <text:p text:style-name="Standard">￼ </text:p>
      <text:p text:style-name="Standard">59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60.</text:p>
      <text:p text:style-name="Standard">00:00</text:p>
      <text:p text:style-name="Standard">/02_New_RU/***</text:p>
      <text:p text:style-name="Standard">/02_New_RU/</text:p>
      <text:p text:style-name="Standard">￼ </text:p>
      <text:p text:style-name="Standard">61.</text:p>
      <text:p text:style-name="Standard">00:00</text:p>
      <text:p text:style-name="Standard"><text:soft-page-break/>/@Новое_Джинлы/***</text:p>
      <text:p text:style-name="Standard">/@Новое_Джинлы/</text:p>
      <text:p text:style-name="Standard">￼ </text:p>
      <text:p text:style-name="Standard">62.</text:p>
      <text:p text:style-name="Standard">00:00</text:p>
      <text:p text:style-name="Standard">/04_New_Other/***</text:p>
      <text:p text:style-name="Standard">/04_New_Other/</text:p>
      <text:p text:style-name="Standard">￼ </text:p>
      <text:p text:style-name="Standard">63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64.</text:p>
      <text:p text:style-name="Standard">00:00</text:p>
      <text:p text:style-name="Standard">/03_New_UA/***</text:p>
      <text:p text:style-name="Standard">/03_New_UA/￼ - выбрать все файлы: 00:00:00 время, 0 файлов, 0 часов, 0 MB <text:s text:c="4"/>￼ <text:s text:c="2"/></text:p>
      <text:p text:style-name="Standard"/>
      <text:p text:style-name="Standard">Плейлисты: ￼</text:p>
      <text:p text:style-name="Standard">▶ Основной</text:p>
      <text:p text:style-name="Standard"><text:s/>￼⚙￼Создать</text:p>
      <text:p text:style-name="Standard">￼ </text:p>
      <text:p text:style-name="Standard">1.</text:p>
      <text:p text:style-name="Standard">00:00</text:p>
      <text:p text:style-name="Standard">/@ESC_Jingles/***</text:p>
      <text:p text:style-name="Standard">/@ESC_Jingles/</text:p>
      <text:p text:style-name="Standard">￼ </text:p>
      <text:p text:style-name="Standard">2.</text:p>
      <text:p text:style-name="Standard">00:00</text:p>
      <text:p text:style-name="Standard">/08_ESC_Contest_This_Year/***</text:p>
      <text:p text:style-name="Standard">/08_ESC_Contest_This_Year/</text:p>
      <text:p text:style-name="Standard">￼ </text:p>
      <text:p text:style-name="Standard">3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4.</text:p>
      <text:p text:style-name="Standard">00:00</text:p>
      <text:p text:style-name="Standard">/05_RU_All/***</text:p>
      <text:p text:style-name="Standard">/05_RU_All/</text:p>
      <text:p text:style-name="Standard">￼ </text:p>
      <text:p text:style-name="Standard">5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6.</text:p>
      <text:p text:style-name="Standard">00:00</text:p>
      <text:p text:style-name="Standard">/01_New_INT/***</text:p>
      <text:p text:style-name="Standard">/01_New_INT/</text:p>
      <text:p text:style-name="Standard">￼ </text:p>
      <text:p text:style-name="Standard"><text:soft-page-break/>7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8.</text:p>
      <text:p text:style-name="Standard">00:00</text:p>
      <text:p text:style-name="Standard">/06_UA_All/***</text:p>
      <text:p text:style-name="Standard">/06_UA_All/</text:p>
      <text:p text:style-name="Standard">￼ </text:p>
      <text:p text:style-name="Standard">9.</text:p>
      <text:p text:style-name="Standard">00:00</text:p>
      <text:p text:style-name="Standard">/@ESC_Jingles/***</text:p>
      <text:p text:style-name="Standard">/@ESC_Jingles/</text:p>
      <text:p text:style-name="Standard">￼ </text:p>
      <text:p text:style-name="Standard">10.</text:p>
      <text:p text:style-name="Standard">00:00</text:p>
      <text:p text:style-name="Standard">/10_ESC_Classics/***</text:p>
      <text:p text:style-name="Standard">/10_ESC_Classics/</text:p>
      <text:p text:style-name="Standard">￼ </text:p>
      <text:p text:style-name="Standard">11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12.</text:p>
      <text:p text:style-name="Standard">00:00</text:p>
      <text:p text:style-name="Standard">/02_New_RU/***</text:p>
      <text:p text:style-name="Standard">/02_New_RU/</text:p>
      <text:p text:style-name="Standard">￼ </text:p>
      <text:p text:style-name="Standard">13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14.</text:p>
      <text:p text:style-name="Standard">00:00</text:p>
      <text:p text:style-name="Standard">/07_INT_All/***</text:p>
      <text:p text:style-name="Standard">/07_INT_All/</text:p>
      <text:p text:style-name="Standard">￼ </text:p>
      <text:p text:style-name="Standard">15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16.</text:p>
      <text:p text:style-name="Standard">00:00</text:p>
      <text:p text:style-name="Standard">/03_New_UA/***</text:p>
      <text:p text:style-name="Standard">/03_New_UA/</text:p>
      <text:p text:style-name="Standard">￼ </text:p>
      <text:p text:style-name="Standard">17.</text:p>
      <text:p text:style-name="Standard">00:00</text:p>
      <text:p text:style-name="Standard"><text:soft-page-break/>/@Джингы/***</text:p>
      <text:p text:style-name="Standard">/@Джингы/</text:p>
      <text:p text:style-name="Standard">￼ </text:p>
      <text:p text:style-name="Standard">18.</text:p>
      <text:p text:style-name="Standard">00:00</text:p>
      <text:p text:style-name="Standard">/09_ESC_Selections/***</text:p>
      <text:p text:style-name="Standard">/09_ESC_Selections/</text:p>
      <text:p text:style-name="Standard">￼ </text:p>
      <text:p text:style-name="Standard">19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20.</text:p>
      <text:p text:style-name="Standard">00:00</text:p>
      <text:p text:style-name="Standard">/05_RU_All/***</text:p>
      <text:p text:style-name="Standard">/05_RU_All/</text:p>
      <text:p text:style-name="Standard">￼ </text:p>
      <text:p text:style-name="Standard">21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22.</text:p>
      <text:p text:style-name="Standard">00:00</text:p>
      <text:p text:style-name="Standard">/04_New_Other/***</text:p>
      <text:p text:style-name="Standard">/04_New_Other/</text:p>
      <text:p text:style-name="Standard">￼ </text:p>
      <text:p text:style-name="Standard">23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24.</text:p>
      <text:p text:style-name="Standard">00:00</text:p>
      <text:p text:style-name="Standard">/06_UA_All/***</text:p>
      <text:p text:style-name="Standard">/06_UA_All/</text:p>
      <text:p text:style-name="Standard">￼ </text:p>
      <text:p text:style-name="Standard">25.</text:p>
      <text:p text:style-name="Standard">00:00</text:p>
      <text:p text:style-name="Standard">/@ESC_Jingles/***</text:p>
      <text:p text:style-name="Standard">/@ESC_Jingles/</text:p>
      <text:p text:style-name="Standard">￼ </text:p>
      <text:p text:style-name="Standard">26.</text:p>
      <text:p text:style-name="Standard">00:00</text:p>
      <text:p text:style-name="Standard">/10_ESC_Classics/***</text:p>
      <text:p text:style-name="Standard">/10_ESC_Classics/</text:p>
      <text:p text:style-name="Standard">￼ </text:p>
      <text:p text:style-name="Standard">27.</text:p>
      <text:p text:style-name="Standard">00:00</text:p>
      <text:p text:style-name="Standard">/@Новое_Джинлы/***</text:p>
      <text:p text:style-name="Standard">/@Новое_Джинлы/</text:p>
      <text:p text:style-name="Standard"><text:soft-page-break/>￼ </text:p>
      <text:p text:style-name="Standard">28.</text:p>
      <text:p text:style-name="Standard">00:00</text:p>
      <text:p text:style-name="Standard">/02_New_RU/***</text:p>
      <text:p text:style-name="Standard">/02_New_RU/</text:p>
      <text:p text:style-name="Standard">￼ </text:p>
      <text:p text:style-name="Standard">29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30.</text:p>
      <text:p text:style-name="Standard">00:00</text:p>
      <text:p text:style-name="Standard">/07_INT_All/***</text:p>
      <text:p text:style-name="Standard">/07_INT_All/</text:p>
      <text:p text:style-name="Standard">￼ </text:p>
      <text:p text:style-name="Standard">31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32.</text:p>
      <text:p text:style-name="Standard">00:00</text:p>
      <text:p text:style-name="Standard">/03_New_UA/***</text:p>
      <text:p text:style-name="Standard">/03_New_UA/</text:p>
      <text:p text:style-name="Standard">￼ </text:p>
      <text:p text:style-name="Standard">33.</text:p>
      <text:p text:style-name="Standard">00:00</text:p>
      <text:p text:style-name="Standard">/@ESC_Jingles/***</text:p>
      <text:p text:style-name="Standard">/@ESC_Jingles/</text:p>
      <text:p text:style-name="Standard">￼ </text:p>
      <text:p text:style-name="Standard">34.</text:p>
      <text:p text:style-name="Standard">00:00</text:p>
      <text:p text:style-name="Standard">/08_ESC_Contest_This_Year/***</text:p>
      <text:p text:style-name="Standard">/08_ESC_Contest_This_Year/</text:p>
      <text:p text:style-name="Standard">￼ </text:p>
      <text:p text:style-name="Standard">35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36.</text:p>
      <text:p text:style-name="Standard">00:00</text:p>
      <text:p text:style-name="Standard">/05_RU_All/***</text:p>
      <text:p text:style-name="Standard">/05_RU_All/</text:p>
      <text:p text:style-name="Standard">￼ </text:p>
      <text:p text:style-name="Standard">37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38.</text:p>
      <text:p text:style-name="Standard"><text:soft-page-break/>00:00</text:p>
      <text:p text:style-name="Standard">/01_New_INT/***</text:p>
      <text:p text:style-name="Standard">/01_New_INT/</text:p>
      <text:p text:style-name="Standard">￼ </text:p>
      <text:p text:style-name="Standard">39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40.</text:p>
      <text:p text:style-name="Standard">00:00</text:p>
      <text:p text:style-name="Standard">/06_UA_All/***</text:p>
      <text:p text:style-name="Standard">/06_UA_All/</text:p>
      <text:p text:style-name="Standard">￼ </text:p>
      <text:p text:style-name="Standard">41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42.</text:p>
      <text:p text:style-name="Standard">00:00</text:p>
      <text:p text:style-name="Standard">/09_ESC_Selections/***</text:p>
      <text:p text:style-name="Standard">/09_ESC_Selections/</text:p>
      <text:p text:style-name="Standard">￼ </text:p>
      <text:p text:style-name="Standard">43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44.</text:p>
      <text:p text:style-name="Standard">00:00</text:p>
      <text:p text:style-name="Standard">/02_New_RU/***</text:p>
      <text:p text:style-name="Standard">/02_New_RU/</text:p>
      <text:p text:style-name="Standard">￼ </text:p>
      <text:p text:style-name="Standard">45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46.</text:p>
      <text:p text:style-name="Standard">00:00</text:p>
      <text:p text:style-name="Standard">/07_INT_All/***</text:p>
      <text:p text:style-name="Standard">/07_INT_All/</text:p>
      <text:p text:style-name="Standard">￼ </text:p>
      <text:p text:style-name="Standard">47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48.</text:p>
      <text:p text:style-name="Standard">00:00</text:p>
      <text:p text:style-name="Standard">/03_New_UA/***</text:p>
      <text:p text:style-name="Standard"><text:soft-page-break/>/03_New_UA/</text:p>
      <text:p text:style-name="Standard">￼ </text:p>
      <text:p text:style-name="Standard">49.</text:p>
      <text:p text:style-name="Standard">00:00</text:p>
      <text:p text:style-name="Standard">/@ESC_Jingles/***</text:p>
      <text:p text:style-name="Standard">/@ESC_Jingles/</text:p>
      <text:p text:style-name="Standard">￼ </text:p>
      <text:p text:style-name="Standard">50.</text:p>
      <text:p text:style-name="Standard">00:00</text:p>
      <text:p text:style-name="Standard">/10_ESC_Classics/***</text:p>
      <text:p text:style-name="Standard">/10_ESC_Classics/</text:p>
      <text:p text:style-name="Standard">￼ </text:p>
      <text:p text:style-name="Standard">51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52.</text:p>
      <text:p text:style-name="Standard">00:00</text:p>
      <text:p text:style-name="Standard">/05_RU_All/***</text:p>
      <text:p text:style-name="Standard">/05_RU_All/</text:p>
      <text:p text:style-name="Standard">￼ </text:p>
      <text:p text:style-name="Standard">53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54.</text:p>
      <text:p text:style-name="Standard">00:00</text:p>
      <text:p text:style-name="Standard">/07_INT_All/***</text:p>
      <text:p text:style-name="Standard">/07_INT_All/</text:p>
      <text:p text:style-name="Standard">￼ </text:p>
      <text:p text:style-name="Standard">55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56.</text:p>
      <text:p text:style-name="Standard">00:00</text:p>
      <text:p text:style-name="Standard">/06_UA_All/***</text:p>
      <text:p text:style-name="Standard">/06_UA_All/</text:p>
      <text:p text:style-name="Standard">￼ </text:p>
      <text:p text:style-name="Standard">57.</text:p>
      <text:p text:style-name="Standard">00:00</text:p>
      <text:p text:style-name="Standard">/@ESC_Jingles/***</text:p>
      <text:p text:style-name="Standard">/@ESC_Jingles/</text:p>
      <text:p text:style-name="Standard">￼ </text:p>
      <text:p text:style-name="Standard">58.</text:p>
      <text:p text:style-name="Standard">00:00</text:p>
      <text:p text:style-name="Standard">/08_ESC_Contest_This_Year/***</text:p>
      <text:p text:style-name="Standard">/08_ESC_Contest_This_Year/</text:p>
      <text:p text:style-name="Standard">￼ </text:p>
      <text:p text:style-name="Standard"><text:soft-page-break/>59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60.</text:p>
      <text:p text:style-name="Standard">00:00</text:p>
      <text:p text:style-name="Standard">/02_New_RU/***</text:p>
      <text:p text:style-name="Standard">/02_New_RU/</text:p>
      <text:p text:style-name="Standard">￼ </text:p>
      <text:p text:style-name="Standard">61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62.</text:p>
      <text:p text:style-name="Standard">00:00</text:p>
      <text:p text:style-name="Standard">/04_New_Other/***</text:p>
      <text:p text:style-name="Standard">/04_New_Other/</text:p>
      <text:p text:style-name="Standard">￼ </text:p>
      <text:p text:style-name="Standard">63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64.</text:p>
      <text:p text:style-name="Standard">00:00</text:p>
      <text:p text:style-name="Standard">/03_New_UA/***</text:p>
      <text:p text:style-name="Standard">/03_New_UA/￼ - выбрать все файлы: 00:00:00 время, 0 файлов, 0 часов, 0 MB <text:s text:c="4"/>￼ <text:s text:c="2"/></text:p>
      <text:p text:style-name="Standard"/>
      <text:p text:style-name="Standard">Плейлисты: ￼</text:p>
      <text:p text:style-name="Standard">▶ Основной</text:p>
      <text:p text:style-name="Standard"><text:s/>￼⚙￼Создать</text:p>
      <text:p text:style-name="Standard">￼ </text:p>
      <text:p text:style-name="Standard">1.</text:p>
      <text:p text:style-name="Standard">00:00</text:p>
      <text:p text:style-name="Standard">/@ESC_Jingles/***</text:p>
      <text:p text:style-name="Standard">/@ESC_Jingles/</text:p>
      <text:p text:style-name="Standard">￼ </text:p>
      <text:p text:style-name="Standard">2.</text:p>
      <text:p text:style-name="Standard">00:00</text:p>
      <text:p text:style-name="Standard">/08_ESC_Contest_This_Year/***</text:p>
      <text:p text:style-name="Standard">/08_ESC_Contest_This_Year/</text:p>
      <text:p text:style-name="Standard">￼ </text:p>
      <text:p text:style-name="Standard">3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4.</text:p>
      <text:p text:style-name="Standard">00:00</text:p>
      <text:p text:style-name="Standard">/05_RU_All/***</text:p>
      <text:p text:style-name="Standard"><text:soft-page-break/>/05_RU_All/</text:p>
      <text:p text:style-name="Standard">￼ </text:p>
      <text:p text:style-name="Standard">5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6.</text:p>
      <text:p text:style-name="Standard">00:00</text:p>
      <text:p text:style-name="Standard">/01_New_INT/***</text:p>
      <text:p text:style-name="Standard">/01_New_INT/</text:p>
      <text:p text:style-name="Standard">￼ </text:p>
      <text:p text:style-name="Standard">7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8.</text:p>
      <text:p text:style-name="Standard">00:00</text:p>
      <text:p text:style-name="Standard">/06_UA_All/***</text:p>
      <text:p text:style-name="Standard">/06_UA_All/</text:p>
      <text:p text:style-name="Standard">￼ </text:p>
      <text:p text:style-name="Standard">9.</text:p>
      <text:p text:style-name="Standard">00:00</text:p>
      <text:p text:style-name="Standard">/@ESC_Jingles/***</text:p>
      <text:p text:style-name="Standard">/@ESC_Jingles/</text:p>
      <text:p text:style-name="Standard">￼ </text:p>
      <text:p text:style-name="Standard">10.</text:p>
      <text:p text:style-name="Standard">00:00</text:p>
      <text:p text:style-name="Standard">/10_ESC_Classics/***</text:p>
      <text:p text:style-name="Standard">/10_ESC_Classics/</text:p>
      <text:p text:style-name="Standard">￼ </text:p>
      <text:p text:style-name="Standard">11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12.</text:p>
      <text:p text:style-name="Standard">00:00</text:p>
      <text:p text:style-name="Standard">/02_New_RU/***</text:p>
      <text:p text:style-name="Standard">/02_New_RU/</text:p>
      <text:p text:style-name="Standard">￼ </text:p>
      <text:p text:style-name="Standard">13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14.</text:p>
      <text:p text:style-name="Standard">00:00</text:p>
      <text:p text:style-name="Standard">/07_INT_All/***</text:p>
      <text:p text:style-name="Standard">/07_INT_All/</text:p>
      <text:p text:style-name="Standard">￼ </text:p>
      <text:p text:style-name="Standard"><text:soft-page-break/>15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16.</text:p>
      <text:p text:style-name="Standard">00:00</text:p>
      <text:p text:style-name="Standard">/03_New_UA/***</text:p>
      <text:p text:style-name="Standard">/03_New_UA/</text:p>
      <text:p text:style-name="Standard">￼ </text:p>
      <text:p text:style-name="Standard">17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18.</text:p>
      <text:p text:style-name="Standard">00:00</text:p>
      <text:p text:style-name="Standard">/09_ESC_Selections/***</text:p>
      <text:p text:style-name="Standard">/09_ESC_Selections/</text:p>
      <text:p text:style-name="Standard">￼ </text:p>
      <text:p text:style-name="Standard">19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20.</text:p>
      <text:p text:style-name="Standard">00:00</text:p>
      <text:p text:style-name="Standard">/05_RU_All/***</text:p>
      <text:p text:style-name="Standard">/05_RU_All/</text:p>
      <text:p text:style-name="Standard">￼ </text:p>
      <text:p text:style-name="Standard">21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22.</text:p>
      <text:p text:style-name="Standard">00:00</text:p>
      <text:p text:style-name="Standard">/04_New_Other/***</text:p>
      <text:p text:style-name="Standard">/04_New_Other/</text:p>
      <text:p text:style-name="Standard">￼ </text:p>
      <text:p text:style-name="Standard">23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24.</text:p>
      <text:p text:style-name="Standard">00:00</text:p>
      <text:p text:style-name="Standard">/06_UA_All/***</text:p>
      <text:p text:style-name="Standard">/06_UA_All/</text:p>
      <text:p text:style-name="Standard">￼ </text:p>
      <text:p text:style-name="Standard">25.</text:p>
      <text:p text:style-name="Standard">00:00</text:p>
      <text:p text:style-name="Standard"><text:soft-page-break/>/@ESC_Jingles/***</text:p>
      <text:p text:style-name="Standard">/@ESC_Jingles/</text:p>
      <text:p text:style-name="Standard">￼ </text:p>
      <text:p text:style-name="Standard">26.</text:p>
      <text:p text:style-name="Standard">00:00</text:p>
      <text:p text:style-name="Standard">/10_ESC_Classics/***</text:p>
      <text:p text:style-name="Standard">/10_ESC_Classics/</text:p>
      <text:p text:style-name="Standard">￼ </text:p>
      <text:p text:style-name="Standard">27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28.</text:p>
      <text:p text:style-name="Standard">00:00</text:p>
      <text:p text:style-name="Standard">/02_New_RU/***</text:p>
      <text:p text:style-name="Standard">/02_New_RU/</text:p>
      <text:p text:style-name="Standard">￼ </text:p>
      <text:p text:style-name="Standard">29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30.</text:p>
      <text:p text:style-name="Standard">00:00</text:p>
      <text:p text:style-name="Standard">/07_INT_All/***</text:p>
      <text:p text:style-name="Standard">/07_INT_All/</text:p>
      <text:p text:style-name="Standard">￼ </text:p>
      <text:p text:style-name="Standard">31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32.</text:p>
      <text:p text:style-name="Standard">00:00</text:p>
      <text:p text:style-name="Standard">/03_New_UA/***</text:p>
      <text:p text:style-name="Standard">/03_New_UA/</text:p>
      <text:p text:style-name="Standard">￼ </text:p>
      <text:p text:style-name="Standard">33.</text:p>
      <text:p text:style-name="Standard">00:00</text:p>
      <text:p text:style-name="Standard">/@ESC_Jingles/***</text:p>
      <text:p text:style-name="Standard">/@ESC_Jingles/</text:p>
      <text:p text:style-name="Standard">￼ </text:p>
      <text:p text:style-name="Standard">34.</text:p>
      <text:p text:style-name="Standard">00:00</text:p>
      <text:p text:style-name="Standard">/08_ESC_Contest_This_Year/***</text:p>
      <text:p text:style-name="Standard">/08_ESC_Contest_This_Year/</text:p>
      <text:p text:style-name="Standard">￼ </text:p>
      <text:p text:style-name="Standard">35.</text:p>
      <text:p text:style-name="Standard">00:00</text:p>
      <text:p text:style-name="Standard">/@Джингы/***</text:p>
      <text:p text:style-name="Standard">/@Джингы/</text:p>
      <text:p text:style-name="Standard"><text:soft-page-break/>￼ </text:p>
      <text:p text:style-name="Standard">36.</text:p>
      <text:p text:style-name="Standard">00:00</text:p>
      <text:p text:style-name="Standard">/05_RU_All/***</text:p>
      <text:p text:style-name="Standard">/05_RU_All/</text:p>
      <text:p text:style-name="Standard">￼ </text:p>
      <text:p text:style-name="Standard">37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38.</text:p>
      <text:p text:style-name="Standard">00:00</text:p>
      <text:p text:style-name="Standard">/01_New_INT/***</text:p>
      <text:p text:style-name="Standard">/01_New_INT/</text:p>
      <text:p text:style-name="Standard">￼ </text:p>
      <text:p text:style-name="Standard">39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40.</text:p>
      <text:p text:style-name="Standard">00:00</text:p>
      <text:p text:style-name="Standard">/06_UA_All/***</text:p>
      <text:p text:style-name="Standard">/06_UA_All/</text:p>
      <text:p text:style-name="Standard">￼ </text:p>
      <text:p text:style-name="Standard">41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42.</text:p>
      <text:p text:style-name="Standard">00:00</text:p>
      <text:p text:style-name="Standard">/09_ESC_Selections/***</text:p>
      <text:p text:style-name="Standard">/09_ESC_Selections/</text:p>
      <text:p text:style-name="Standard">￼ </text:p>
      <text:p text:style-name="Standard">43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44.</text:p>
      <text:p text:style-name="Standard">00:00</text:p>
      <text:p text:style-name="Standard">/02_New_RU/***</text:p>
      <text:p text:style-name="Standard">/02_New_RU/</text:p>
      <text:p text:style-name="Standard">￼ </text:p>
      <text:p text:style-name="Standard">45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46.</text:p>
      <text:p text:style-name="Standard"><text:soft-page-break/>00:00</text:p>
      <text:p text:style-name="Standard">/07_INT_All/***</text:p>
      <text:p text:style-name="Standard">/07_INT_All/</text:p>
      <text:p text:style-name="Standard">￼ </text:p>
      <text:p text:style-name="Standard">47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48.</text:p>
      <text:p text:style-name="Standard">00:00</text:p>
      <text:p text:style-name="Standard">/03_New_UA/***</text:p>
      <text:p text:style-name="Standard">/03_New_UA/</text:p>
      <text:p text:style-name="Standard">￼ </text:p>
      <text:p text:style-name="Standard">49.</text:p>
      <text:p text:style-name="Standard">00:00</text:p>
      <text:p text:style-name="Standard">/@ESC_Jingles/***</text:p>
      <text:p text:style-name="Standard">/@ESC_Jingles/</text:p>
      <text:p text:style-name="Standard">￼ </text:p>
      <text:p text:style-name="Standard">50.</text:p>
      <text:p text:style-name="Standard">00:00</text:p>
      <text:p text:style-name="Standard">/10_ESC_Classics/***</text:p>
      <text:p text:style-name="Standard">/10_ESC_Classics/</text:p>
      <text:p text:style-name="Standard">￼ </text:p>
      <text:p text:style-name="Standard">51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52.</text:p>
      <text:p text:style-name="Standard">00:00</text:p>
      <text:p text:style-name="Standard">/05_RU_All/***</text:p>
      <text:p text:style-name="Standard">/05_RU_All/</text:p>
      <text:p text:style-name="Standard">￼ </text:p>
      <text:p text:style-name="Standard">53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54.</text:p>
      <text:p text:style-name="Standard">00:00</text:p>
      <text:p text:style-name="Standard">/07_INT_All/***</text:p>
      <text:p text:style-name="Standard">/07_INT_All/</text:p>
      <text:p text:style-name="Standard">￼ </text:p>
      <text:p text:style-name="Standard">55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56.</text:p>
      <text:p text:style-name="Standard">00:00</text:p>
      <text:p text:style-name="Standard">/06_UA_All/***</text:p>
      <text:p text:style-name="Standard"><text:soft-page-break/>/06_UA_All/</text:p>
      <text:p text:style-name="Standard">￼ </text:p>
      <text:p text:style-name="Standard">57.</text:p>
      <text:p text:style-name="Standard">00:00</text:p>
      <text:p text:style-name="Standard">/@ESC_Jingles/***</text:p>
      <text:p text:style-name="Standard">/@ESC_Jingles/</text:p>
      <text:p text:style-name="Standard">￼ </text:p>
      <text:p text:style-name="Standard">58.</text:p>
      <text:p text:style-name="Standard">00:00</text:p>
      <text:p text:style-name="Standard">/08_ESC_Contest_This_Year/***</text:p>
      <text:p text:style-name="Standard">/08_ESC_Contest_This_Year/</text:p>
      <text:p text:style-name="Standard">￼ </text:p>
      <text:p text:style-name="Standard">59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60.</text:p>
      <text:p text:style-name="Standard">00:00</text:p>
      <text:p text:style-name="Standard">/02_New_RU/***</text:p>
      <text:p text:style-name="Standard">/02_New_RU/</text:p>
      <text:p text:style-name="Standard">￼ </text:p>
      <text:p text:style-name="Standard">61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62.</text:p>
      <text:p text:style-name="Standard">00:00</text:p>
      <text:p text:style-name="Standard">/04_New_Other/***</text:p>
      <text:p text:style-name="Standard">/04_New_Other/</text:p>
      <text:p text:style-name="Standard">￼ </text:p>
      <text:p text:style-name="Standard">63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64.</text:p>
      <text:p text:style-name="Standard">00:00</text:p>
      <text:p text:style-name="Standard">/03_New_UA/***</text:p>
      <text:p text:style-name="Standard">/03_New_UA/￼ - выбрать все файлы: 00:00:00 время, 0 файлов, 0 часов, 0 MB <text:s text:c="4"/>￼ <text:s text:c="2"/></text:p>
      <text:p text:style-name="Standard"/>
      <text:p text:style-name="Standard">Плейлисты: ￼</text:p>
      <text:p text:style-name="Standard">▶ Основной</text:p>
      <text:p text:style-name="Standard"><text:s/>￼⚙￼Создать</text:p>
      <text:p text:style-name="Standard">￼ </text:p>
      <text:p text:style-name="Standard">1.</text:p>
      <text:p text:style-name="Standard">00:00</text:p>
      <text:p text:style-name="Standard">/@ESC_Jingles/***</text:p>
      <text:p text:style-name="Standard">/@ESC_Jingles/</text:p>
      <text:p text:style-name="Standard">￼ </text:p>
      <text:p text:style-name="Standard">2.</text:p>
      <text:p text:style-name="Standard"><text:soft-page-break/>00:00</text:p>
      <text:p text:style-name="Standard">/08_ESC_Contest_This_Year/***</text:p>
      <text:p text:style-name="Standard">/08_ESC_Contest_This_Year/</text:p>
      <text:p text:style-name="Standard">￼ </text:p>
      <text:p text:style-name="Standard">3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4.</text:p>
      <text:p text:style-name="Standard">00:00</text:p>
      <text:p text:style-name="Standard">/05_RU_All/***</text:p>
      <text:p text:style-name="Standard">/05_RU_All/</text:p>
      <text:p text:style-name="Standard">￼ </text:p>
      <text:p text:style-name="Standard">5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6.</text:p>
      <text:p text:style-name="Standard">00:00</text:p>
      <text:p text:style-name="Standard">/01_New_INT/***</text:p>
      <text:p text:style-name="Standard">/01_New_INT/</text:p>
      <text:p text:style-name="Standard">￼ </text:p>
      <text:p text:style-name="Standard">7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8.</text:p>
      <text:p text:style-name="Standard">00:00</text:p>
      <text:p text:style-name="Standard">/06_UA_All/***</text:p>
      <text:p text:style-name="Standard">/06_UA_All/</text:p>
      <text:p text:style-name="Standard">￼ </text:p>
      <text:p text:style-name="Standard">9.</text:p>
      <text:p text:style-name="Standard">00:00</text:p>
      <text:p text:style-name="Standard">/@ESC_Jingles/***</text:p>
      <text:p text:style-name="Standard">/@ESC_Jingles/</text:p>
      <text:p text:style-name="Standard">￼ </text:p>
      <text:p text:style-name="Standard">10.</text:p>
      <text:p text:style-name="Standard">00:00</text:p>
      <text:p text:style-name="Standard">/10_ESC_Classics/***</text:p>
      <text:p text:style-name="Standard">/10_ESC_Classics/</text:p>
      <text:p text:style-name="Standard">￼ </text:p>
      <text:p text:style-name="Standard">11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12.</text:p>
      <text:p text:style-name="Standard">00:00</text:p>
      <text:p text:style-name="Standard">/02_New_RU/***</text:p>
      <text:p text:style-name="Standard"><text:soft-page-break/>/02_New_RU/</text:p>
      <text:p text:style-name="Standard">￼ </text:p>
      <text:p text:style-name="Standard">13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14.</text:p>
      <text:p text:style-name="Standard">00:00</text:p>
      <text:p text:style-name="Standard">/07_INT_All/***</text:p>
      <text:p text:style-name="Standard">/07_INT_All/</text:p>
      <text:p text:style-name="Standard">￼ </text:p>
      <text:p text:style-name="Standard">15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16.</text:p>
      <text:p text:style-name="Standard">00:00</text:p>
      <text:p text:style-name="Standard">/03_New_UA/***</text:p>
      <text:p text:style-name="Standard">/03_New_UA/</text:p>
      <text:p text:style-name="Standard">￼ </text:p>
      <text:p text:style-name="Standard">17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18.</text:p>
      <text:p text:style-name="Standard">00:00</text:p>
      <text:p text:style-name="Standard">/09_ESC_Selections/***</text:p>
      <text:p text:style-name="Standard">/09_ESC_Selections/</text:p>
      <text:p text:style-name="Standard">￼ </text:p>
      <text:p text:style-name="Standard">19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20.</text:p>
      <text:p text:style-name="Standard">00:00</text:p>
      <text:p text:style-name="Standard">/05_RU_All/***</text:p>
      <text:p text:style-name="Standard">/05_RU_All/</text:p>
      <text:p text:style-name="Standard">￼ </text:p>
      <text:p text:style-name="Standard">21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22.</text:p>
      <text:p text:style-name="Standard">00:00</text:p>
      <text:p text:style-name="Standard">/04_New_Other/***</text:p>
      <text:p text:style-name="Standard">/04_New_Other/</text:p>
      <text:p text:style-name="Standard">￼ </text:p>
      <text:p text:style-name="Standard"><text:soft-page-break/>23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24.</text:p>
      <text:p text:style-name="Standard">00:00</text:p>
      <text:p text:style-name="Standard">/06_UA_All/***</text:p>
      <text:p text:style-name="Standard">/06_UA_All/</text:p>
      <text:p text:style-name="Standard">￼ </text:p>
      <text:p text:style-name="Standard">25.</text:p>
      <text:p text:style-name="Standard">00:00</text:p>
      <text:p text:style-name="Standard">/@ESC_Jingles/***</text:p>
      <text:p text:style-name="Standard">/@ESC_Jingles/</text:p>
      <text:p text:style-name="Standard">￼ </text:p>
      <text:p text:style-name="Standard">26.</text:p>
      <text:p text:style-name="Standard">00:00</text:p>
      <text:p text:style-name="Standard">/10_ESC_Classics/***</text:p>
      <text:p text:style-name="Standard">/10_ESC_Classics/</text:p>
      <text:p text:style-name="Standard">￼ </text:p>
      <text:p text:style-name="Standard">27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28.</text:p>
      <text:p text:style-name="Standard">00:00</text:p>
      <text:p text:style-name="Standard">/02_New_RU/***</text:p>
      <text:p text:style-name="Standard">/02_New_RU/</text:p>
      <text:p text:style-name="Standard">￼ </text:p>
      <text:p text:style-name="Standard">29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30.</text:p>
      <text:p text:style-name="Standard">00:00</text:p>
      <text:p text:style-name="Standard">/07_INT_All/***</text:p>
      <text:p text:style-name="Standard">/07_INT_All/</text:p>
      <text:p text:style-name="Standard">￼ </text:p>
      <text:p text:style-name="Standard">31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32.</text:p>
      <text:p text:style-name="Standard">00:00</text:p>
      <text:p text:style-name="Standard">/03_New_UA/***</text:p>
      <text:p text:style-name="Standard">/03_New_UA/</text:p>
      <text:p text:style-name="Standard">￼ </text:p>
      <text:p text:style-name="Standard">33.</text:p>
      <text:p text:style-name="Standard">00:00</text:p>
      <text:p text:style-name="Standard"><text:soft-page-break/>/@ESC_Jingles/***</text:p>
      <text:p text:style-name="Standard">/@ESC_Jingles/</text:p>
      <text:p text:style-name="Standard">￼ </text:p>
      <text:p text:style-name="Standard">34.</text:p>
      <text:p text:style-name="Standard">00:00</text:p>
      <text:p text:style-name="Standard">/08_ESC_Contest_This_Year/***</text:p>
      <text:p text:style-name="Standard">/08_ESC_Contest_This_Year/</text:p>
      <text:p text:style-name="Standard">￼ </text:p>
      <text:p text:style-name="Standard">35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36.</text:p>
      <text:p text:style-name="Standard">00:00</text:p>
      <text:p text:style-name="Standard">/05_RU_All/***</text:p>
      <text:p text:style-name="Standard">/05_RU_All/</text:p>
      <text:p text:style-name="Standard">￼ </text:p>
      <text:p text:style-name="Standard">37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38.</text:p>
      <text:p text:style-name="Standard">00:00</text:p>
      <text:p text:style-name="Standard">/01_New_INT/***</text:p>
      <text:p text:style-name="Standard">/01_New_INT/</text:p>
      <text:p text:style-name="Standard">￼ </text:p>
      <text:p text:style-name="Standard">39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40.</text:p>
      <text:p text:style-name="Standard">00:00</text:p>
      <text:p text:style-name="Standard">/06_UA_All/***</text:p>
      <text:p text:style-name="Standard">/06_UA_All/</text:p>
      <text:p text:style-name="Standard">￼ </text:p>
      <text:p text:style-name="Standard">41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42.</text:p>
      <text:p text:style-name="Standard">00:00</text:p>
      <text:p text:style-name="Standard">/09_ESC_Selections/***</text:p>
      <text:p text:style-name="Standard">/09_ESC_Selections/</text:p>
      <text:p text:style-name="Standard">￼ </text:p>
      <text:p text:style-name="Standard">43.</text:p>
      <text:p text:style-name="Standard">00:00</text:p>
      <text:p text:style-name="Standard">/@Новое_Джинлы/***</text:p>
      <text:p text:style-name="Standard">/@Новое_Джинлы/</text:p>
      <text:p text:style-name="Standard"><text:soft-page-break/>￼ </text:p>
      <text:p text:style-name="Standard">44.</text:p>
      <text:p text:style-name="Standard">00:00</text:p>
      <text:p text:style-name="Standard">/02_New_RU/***</text:p>
      <text:p text:style-name="Standard">/02_New_RU/</text:p>
      <text:p text:style-name="Standard">￼ </text:p>
      <text:p text:style-name="Standard">45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46.</text:p>
      <text:p text:style-name="Standard">00:00</text:p>
      <text:p text:style-name="Standard">/07_INT_All/***</text:p>
      <text:p text:style-name="Standard">/07_INT_All/</text:p>
      <text:p text:style-name="Standard">￼ </text:p>
      <text:p text:style-name="Standard">47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48.</text:p>
      <text:p text:style-name="Standard">00:00</text:p>
      <text:p text:style-name="Standard">/03_New_UA/***</text:p>
      <text:p text:style-name="Standard">/03_New_UA/</text:p>
      <text:p text:style-name="Standard">￼ </text:p>
      <text:p text:style-name="Standard">49.</text:p>
      <text:p text:style-name="Standard">00:00</text:p>
      <text:p text:style-name="Standard">/@ESC_Jingles/***</text:p>
      <text:p text:style-name="Standard">/@ESC_Jingles/</text:p>
      <text:p text:style-name="Standard">￼ </text:p>
      <text:p text:style-name="Standard">50.</text:p>
      <text:p text:style-name="Standard">00:00</text:p>
      <text:p text:style-name="Standard">/10_ESC_Classics/***</text:p>
      <text:p text:style-name="Standard">/10_ESC_Classics/</text:p>
      <text:p text:style-name="Standard">￼ </text:p>
      <text:p text:style-name="Standard">51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52.</text:p>
      <text:p text:style-name="Standard">00:00</text:p>
      <text:p text:style-name="Standard">/05_RU_All/***</text:p>
      <text:p text:style-name="Standard">/05_RU_All/</text:p>
      <text:p text:style-name="Standard">￼ </text:p>
      <text:p text:style-name="Standard">53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54.</text:p>
      <text:p text:style-name="Standard"><text:soft-page-break/>00:00</text:p>
      <text:p text:style-name="Standard">/07_INT_All/***</text:p>
      <text:p text:style-name="Standard">/07_INT_All/</text:p>
      <text:p text:style-name="Standard">￼ </text:p>
      <text:p text:style-name="Standard">55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56.</text:p>
      <text:p text:style-name="Standard">00:00</text:p>
      <text:p text:style-name="Standard">/06_UA_All/***</text:p>
      <text:p text:style-name="Standard">/06_UA_All/</text:p>
      <text:p text:style-name="Standard">￼ </text:p>
      <text:p text:style-name="Standard">57.</text:p>
      <text:p text:style-name="Standard">00:00</text:p>
      <text:p text:style-name="Standard">/@ESC_Jingles/***</text:p>
      <text:p text:style-name="Standard">/@ESC_Jingles/</text:p>
      <text:p text:style-name="Standard">￼ </text:p>
      <text:p text:style-name="Standard">58.</text:p>
      <text:p text:style-name="Standard">00:00</text:p>
      <text:p text:style-name="Standard">/08_ESC_Contest_This_Year/***</text:p>
      <text:p text:style-name="Standard">/08_ESC_Contest_This_Year/</text:p>
      <text:p text:style-name="Standard">￼ </text:p>
      <text:p text:style-name="Standard">59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60.</text:p>
      <text:p text:style-name="Standard">00:00</text:p>
      <text:p text:style-name="Standard">/02_New_RU/***</text:p>
      <text:p text:style-name="Standard">/02_New_RU/</text:p>
      <text:p text:style-name="Standard">￼ </text:p>
      <text:p text:style-name="Standard">61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62.</text:p>
      <text:p text:style-name="Standard">00:00</text:p>
      <text:p text:style-name="Standard">/04_New_Other/***</text:p>
      <text:p text:style-name="Standard">/04_New_Other/</text:p>
      <text:p text:style-name="Standard">￼ </text:p>
      <text:p text:style-name="Standard">63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64.</text:p>
      <text:p text:style-name="Standard">00:00</text:p>
      <text:p text:style-name="Standard">/03_New_UA/***</text:p>
      <text:p text:style-name="Standard"><text:soft-page-break/>/03_New_UA/￼ - выбрать все файлы: 00:00:00 время, 0 файлов, 0 часов, 0 MB <text:s text:c="4"/>￼ <text:s text:c="2"/></text:p>
      <text:p text:style-name="Standard"/>
      <text:p text:style-name="Standard">Плейлисты: ￼</text:p>
      <text:p text:style-name="Standard">▶ Основной</text:p>
      <text:p text:style-name="Standard"><text:s/>￼⚙￼Создать</text:p>
      <text:p text:style-name="Standard">￼ </text:p>
      <text:p text:style-name="Standard">1.</text:p>
      <text:p text:style-name="Standard">00:00</text:p>
      <text:p text:style-name="Standard">/@ESC_Jingles/***</text:p>
      <text:p text:style-name="Standard">/@ESC_Jingles/</text:p>
      <text:p text:style-name="Standard">￼ </text:p>
      <text:p text:style-name="Standard">2.</text:p>
      <text:p text:style-name="Standard">00:00</text:p>
      <text:p text:style-name="Standard">/08_ESC_Contest_This_Year/***</text:p>
      <text:p text:style-name="Standard">/08_ESC_Contest_This_Year/</text:p>
      <text:p text:style-name="Standard">￼ </text:p>
      <text:p text:style-name="Standard">3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4.</text:p>
      <text:p text:style-name="Standard">00:00</text:p>
      <text:p text:style-name="Standard">/05_RU_All/***</text:p>
      <text:p text:style-name="Standard">/05_RU_All/</text:p>
      <text:p text:style-name="Standard">￼ </text:p>
      <text:p text:style-name="Standard">5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6.</text:p>
      <text:p text:style-name="Standard">00:00</text:p>
      <text:p text:style-name="Standard">/01_New_INT/***</text:p>
      <text:p text:style-name="Standard">/01_New_INT/</text:p>
      <text:p text:style-name="Standard">￼ </text:p>
      <text:p text:style-name="Standard">7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8.</text:p>
      <text:p text:style-name="Standard">00:00</text:p>
      <text:p text:style-name="Standard">/06_UA_All/***</text:p>
      <text:p text:style-name="Standard">/06_UA_All/</text:p>
      <text:p text:style-name="Standard">￼ </text:p>
      <text:p text:style-name="Standard">9.</text:p>
      <text:p text:style-name="Standard">00:00</text:p>
      <text:p text:style-name="Standard">/@ESC_Jingles/***</text:p>
      <text:p text:style-name="Standard">/@ESC_Jingles/</text:p>
      <text:p text:style-name="Standard">￼ </text:p>
      <text:p text:style-name="Standard">10.</text:p>
      <text:p text:style-name="Standard"><text:soft-page-break/>00:00</text:p>
      <text:p text:style-name="Standard">/10_ESC_Classics/***</text:p>
      <text:p text:style-name="Standard">/10_ESC_Classics/</text:p>
      <text:p text:style-name="Standard">￼ </text:p>
      <text:p text:style-name="Standard">11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12.</text:p>
      <text:p text:style-name="Standard">00:00</text:p>
      <text:p text:style-name="Standard">/02_New_RU/***</text:p>
      <text:p text:style-name="Standard">/02_New_RU/</text:p>
      <text:p text:style-name="Standard">￼ </text:p>
      <text:p text:style-name="Standard">13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14.</text:p>
      <text:p text:style-name="Standard">00:00</text:p>
      <text:p text:style-name="Standard">/07_INT_All/***</text:p>
      <text:p text:style-name="Standard">/07_INT_All/</text:p>
      <text:p text:style-name="Standard">￼ </text:p>
      <text:p text:style-name="Standard">15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16.</text:p>
      <text:p text:style-name="Standard">00:00</text:p>
      <text:p text:style-name="Standard">/03_New_UA/***</text:p>
      <text:p text:style-name="Standard">/03_New_UA/</text:p>
      <text:p text:style-name="Standard">￼ </text:p>
      <text:p text:style-name="Standard">17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18.</text:p>
      <text:p text:style-name="Standard">00:00</text:p>
      <text:p text:style-name="Standard">/09_ESC_Selections/***</text:p>
      <text:p text:style-name="Standard">/09_ESC_Selections/</text:p>
      <text:p text:style-name="Standard">￼ </text:p>
      <text:p text:style-name="Standard">19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20.</text:p>
      <text:p text:style-name="Standard">00:00</text:p>
      <text:p text:style-name="Standard">/05_RU_All/***</text:p>
      <text:p text:style-name="Standard"><text:soft-page-break/>/05_RU_All/</text:p>
      <text:p text:style-name="Standard">￼ </text:p>
      <text:p text:style-name="Standard">21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22.</text:p>
      <text:p text:style-name="Standard">00:00</text:p>
      <text:p text:style-name="Standard">/04_New_Other/***</text:p>
      <text:p text:style-name="Standard">/04_New_Other/</text:p>
      <text:p text:style-name="Standard">￼ </text:p>
      <text:p text:style-name="Standard">23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24.</text:p>
      <text:p text:style-name="Standard">00:00</text:p>
      <text:p text:style-name="Standard">/06_UA_All/***</text:p>
      <text:p text:style-name="Standard">/06_UA_All/</text:p>
      <text:p text:style-name="Standard">￼ </text:p>
      <text:p text:style-name="Standard">25.</text:p>
      <text:p text:style-name="Standard">00:00</text:p>
      <text:p text:style-name="Standard">/@ESC_Jingles/***</text:p>
      <text:p text:style-name="Standard">/@ESC_Jingles/</text:p>
      <text:p text:style-name="Standard">￼ </text:p>
      <text:p text:style-name="Standard">26.</text:p>
      <text:p text:style-name="Standard">00:00</text:p>
      <text:p text:style-name="Standard">/10_ESC_Classics/***</text:p>
      <text:p text:style-name="Standard">/10_ESC_Classics/</text:p>
      <text:p text:style-name="Standard">￼ </text:p>
      <text:p text:style-name="Standard">27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28.</text:p>
      <text:p text:style-name="Standard">00:00</text:p>
      <text:p text:style-name="Standard">/02_New_RU/***</text:p>
      <text:p text:style-name="Standard">/02_New_RU/</text:p>
      <text:p text:style-name="Standard">￼ </text:p>
      <text:p text:style-name="Standard">29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30.</text:p>
      <text:p text:style-name="Standard">00:00</text:p>
      <text:p text:style-name="Standard">/07_INT_All/***</text:p>
      <text:p text:style-name="Standard">/07_INT_All/</text:p>
      <text:p text:style-name="Standard">￼ </text:p>
      <text:p text:style-name="Standard"><text:soft-page-break/>31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32.</text:p>
      <text:p text:style-name="Standard">00:00</text:p>
      <text:p text:style-name="Standard">/03_New_UA/***</text:p>
      <text:p text:style-name="Standard">/03_New_UA/</text:p>
      <text:p text:style-name="Standard">￼ </text:p>
      <text:p text:style-name="Standard">33.</text:p>
      <text:p text:style-name="Standard">00:00</text:p>
      <text:p text:style-name="Standard">/@ESC_Jingles/***</text:p>
      <text:p text:style-name="Standard">/@ESC_Jingles/</text:p>
      <text:p text:style-name="Standard">￼ </text:p>
      <text:p text:style-name="Standard">34.</text:p>
      <text:p text:style-name="Standard">00:00</text:p>
      <text:p text:style-name="Standard">/08_ESC_Contest_This_Year/***</text:p>
      <text:p text:style-name="Standard">/08_ESC_Contest_This_Year/</text:p>
      <text:p text:style-name="Standard">￼ </text:p>
      <text:p text:style-name="Standard">35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36.</text:p>
      <text:p text:style-name="Standard">00:00</text:p>
      <text:p text:style-name="Standard">/05_RU_All/***</text:p>
      <text:p text:style-name="Standard">/05_RU_All/</text:p>
      <text:p text:style-name="Standard">￼ </text:p>
      <text:p text:style-name="Standard">37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38.</text:p>
      <text:p text:style-name="Standard">00:00</text:p>
      <text:p text:style-name="Standard">/01_New_INT/***</text:p>
      <text:p text:style-name="Standard">/01_New_INT/</text:p>
      <text:p text:style-name="Standard">￼ </text:p>
      <text:p text:style-name="Standard">39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40.</text:p>
      <text:p text:style-name="Standard">00:00</text:p>
      <text:p text:style-name="Standard">/06_UA_All/***</text:p>
      <text:p text:style-name="Standard">/06_UA_All/</text:p>
      <text:p text:style-name="Standard">￼ </text:p>
      <text:p text:style-name="Standard">41.</text:p>
      <text:p text:style-name="Standard">00:00</text:p>
      <text:p text:style-name="Standard"><text:soft-page-break/>/@Джингы/***</text:p>
      <text:p text:style-name="Standard">/@Джингы/</text:p>
      <text:p text:style-name="Standard">￼ </text:p>
      <text:p text:style-name="Standard">42.</text:p>
      <text:p text:style-name="Standard">00:00</text:p>
      <text:p text:style-name="Standard">/09_ESC_Selections/***</text:p>
      <text:p text:style-name="Standard">/09_ESC_Selections/</text:p>
      <text:p text:style-name="Standard">￼ </text:p>
      <text:p text:style-name="Standard">43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44.</text:p>
      <text:p text:style-name="Standard">00:00</text:p>
      <text:p text:style-name="Standard">/02_New_RU/***</text:p>
      <text:p text:style-name="Standard">/02_New_RU/</text:p>
      <text:p text:style-name="Standard">￼ </text:p>
      <text:p text:style-name="Standard">45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46.</text:p>
      <text:p text:style-name="Standard">00:00</text:p>
      <text:p text:style-name="Standard">/07_INT_All/***</text:p>
      <text:p text:style-name="Standard">/07_INT_All/</text:p>
      <text:p text:style-name="Standard">￼ </text:p>
      <text:p text:style-name="Standard">47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48.</text:p>
      <text:p text:style-name="Standard">00:00</text:p>
      <text:p text:style-name="Standard">/03_New_UA/***</text:p>
      <text:p text:style-name="Standard">/03_New_UA/</text:p>
      <text:p text:style-name="Standard">￼ </text:p>
      <text:p text:style-name="Standard">49.</text:p>
      <text:p text:style-name="Standard">00:00</text:p>
      <text:p text:style-name="Standard">/@ESC_Jingles/***</text:p>
      <text:p text:style-name="Standard">/@ESC_Jingles/</text:p>
      <text:p text:style-name="Standard">￼ </text:p>
      <text:p text:style-name="Standard">50.</text:p>
      <text:p text:style-name="Standard">00:00</text:p>
      <text:p text:style-name="Standard">/10_ESC_Classics/***</text:p>
      <text:p text:style-name="Standard">/10_ESC_Classics/</text:p>
      <text:p text:style-name="Standard">￼ </text:p>
      <text:p text:style-name="Standard">51.</text:p>
      <text:p text:style-name="Standard">00:00</text:p>
      <text:p text:style-name="Standard">/@Джингы/***</text:p>
      <text:p text:style-name="Standard">/@Джингы/</text:p>
      <text:p text:style-name="Standard"><text:soft-page-break/>￼ </text:p>
      <text:p text:style-name="Standard">52.</text:p>
      <text:p text:style-name="Standard">00:00</text:p>
      <text:p text:style-name="Standard">/05_RU_All/***</text:p>
      <text:p text:style-name="Standard">/05_RU_All/</text:p>
      <text:p text:style-name="Standard">￼ </text:p>
      <text:p text:style-name="Standard">53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54.</text:p>
      <text:p text:style-name="Standard">00:00</text:p>
      <text:p text:style-name="Standard">/07_INT_All/***</text:p>
      <text:p text:style-name="Standard">/07_INT_All/</text:p>
      <text:p text:style-name="Standard">￼ </text:p>
      <text:p text:style-name="Standard">55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56.</text:p>
      <text:p text:style-name="Standard">00:00</text:p>
      <text:p text:style-name="Standard">/06_UA_All/***</text:p>
      <text:p text:style-name="Standard">/06_UA_All/</text:p>
      <text:p text:style-name="Standard">￼ </text:p>
      <text:p text:style-name="Standard">57.</text:p>
      <text:p text:style-name="Standard">00:00</text:p>
      <text:p text:style-name="Standard">/@ESC_Jingles/***</text:p>
      <text:p text:style-name="Standard">/@ESC_Jingles/</text:p>
      <text:p text:style-name="Standard">￼ </text:p>
      <text:p text:style-name="Standard">58.</text:p>
      <text:p text:style-name="Standard">00:00</text:p>
      <text:p text:style-name="Standard">/08_ESC_Contest_This_Year/***</text:p>
      <text:p text:style-name="Standard">/08_ESC_Contest_This_Year/</text:p>
      <text:p text:style-name="Standard">￼ </text:p>
      <text:p text:style-name="Standard">59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60.</text:p>
      <text:p text:style-name="Standard">00:00</text:p>
      <text:p text:style-name="Standard">/02_New_RU/***</text:p>
      <text:p text:style-name="Standard">/02_New_RU/</text:p>
      <text:p text:style-name="Standard">￼ </text:p>
      <text:p text:style-name="Standard">61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62.</text:p>
      <text:p text:style-name="Standard"><text:soft-page-break/>00:00</text:p>
      <text:p text:style-name="Standard">/04_New_Other/***</text:p>
      <text:p text:style-name="Standard">/04_New_Other/</text:p>
      <text:p text:style-name="Standard">￼ </text:p>
      <text:p text:style-name="Standard">63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64.</text:p>
      <text:p text:style-name="Standard">00:00</text:p>
      <text:p text:style-name="Standard">/03_New_UA/***</text:p>
      <text:p text:style-name="Standard">/03_New_UA/￼ - выбрать все файлы: 00:00:00 время, 0 файлов, 0 часов, 0 MB <text:s text:c="4"/>￼ <text:s text:c="2"/></text:p>
      <text:p text:style-name="Standard"/>
      <text:p text:style-name="Standard">Плейлисты: ￼</text:p>
      <text:p text:style-name="Standard">▶ Основной</text:p>
      <text:p text:style-name="Standard"><text:s/>￼⚙￼Создать</text:p>
      <text:p text:style-name="Standard">￼ </text:p>
      <text:p text:style-name="Standard">1.</text:p>
      <text:p text:style-name="Standard">00:00</text:p>
      <text:p text:style-name="Standard">/@ESC_Jingles/***</text:p>
      <text:p text:style-name="Standard">/@ESC_Jingles/</text:p>
      <text:p text:style-name="Standard">￼ </text:p>
      <text:p text:style-name="Standard">2.</text:p>
      <text:p text:style-name="Standard">00:00</text:p>
      <text:p text:style-name="Standard">/08_ESC_Contest_This_Year/***</text:p>
      <text:p text:style-name="Standard">/08_ESC_Contest_This_Year/</text:p>
      <text:p text:style-name="Standard">￼ </text:p>
      <text:p text:style-name="Standard">3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4.</text:p>
      <text:p text:style-name="Standard">00:00</text:p>
      <text:p text:style-name="Standard">/05_RU_All/***</text:p>
      <text:p text:style-name="Standard">/05_RU_All/</text:p>
      <text:p text:style-name="Standard">￼ </text:p>
      <text:p text:style-name="Standard">5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6.</text:p>
      <text:p text:style-name="Standard">00:00</text:p>
      <text:p text:style-name="Standard">/01_New_INT/***</text:p>
      <text:p text:style-name="Standard">/01_New_INT/</text:p>
      <text:p text:style-name="Standard">￼ </text:p>
      <text:p text:style-name="Standard">7.</text:p>
      <text:p text:style-name="Standard">00:00</text:p>
      <text:p text:style-name="Standard">/@Джингы/***</text:p>
      <text:p text:style-name="Standard">/@Джингы/</text:p>
      <text:p text:style-name="Standard"><text:soft-page-break/>￼ </text:p>
      <text:p text:style-name="Standard">8.</text:p>
      <text:p text:style-name="Standard">00:00</text:p>
      <text:p text:style-name="Standard">/06_UA_All/***</text:p>
      <text:p text:style-name="Standard">/06_UA_All/</text:p>
      <text:p text:style-name="Standard">￼ </text:p>
      <text:p text:style-name="Standard">9.</text:p>
      <text:p text:style-name="Standard">00:00</text:p>
      <text:p text:style-name="Standard">/@ESC_Jingles/***</text:p>
      <text:p text:style-name="Standard">/@ESC_Jingles/</text:p>
      <text:p text:style-name="Standard">￼ </text:p>
      <text:p text:style-name="Standard">10.</text:p>
      <text:p text:style-name="Standard">00:00</text:p>
      <text:p text:style-name="Standard">/10_ESC_Classics/***</text:p>
      <text:p text:style-name="Standard">/10_ESC_Classics/</text:p>
      <text:p text:style-name="Standard">￼ </text:p>
      <text:p text:style-name="Standard">11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12.</text:p>
      <text:p text:style-name="Standard">00:00</text:p>
      <text:p text:style-name="Standard">/02_New_RU/***</text:p>
      <text:p text:style-name="Standard">/02_New_RU/</text:p>
      <text:p text:style-name="Standard">￼ </text:p>
      <text:p text:style-name="Standard">13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14.</text:p>
      <text:p text:style-name="Standard">00:00</text:p>
      <text:p text:style-name="Standard">/07_INT_All/***</text:p>
      <text:p text:style-name="Standard">/07_INT_All/</text:p>
      <text:p text:style-name="Standard">￼ </text:p>
      <text:p text:style-name="Standard">15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16.</text:p>
      <text:p text:style-name="Standard">00:00</text:p>
      <text:p text:style-name="Standard">/03_New_UA/***</text:p>
      <text:p text:style-name="Standard">/03_New_UA/</text:p>
      <text:p text:style-name="Standard">￼ </text:p>
      <text:p text:style-name="Standard">17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18.</text:p>
      <text:p text:style-name="Standard"><text:soft-page-break/>00:00</text:p>
      <text:p text:style-name="Standard">/09_ESC_Selections/***</text:p>
      <text:p text:style-name="Standard">/09_ESC_Selections/</text:p>
      <text:p text:style-name="Standard">￼ </text:p>
      <text:p text:style-name="Standard">19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20.</text:p>
      <text:p text:style-name="Standard">00:00</text:p>
      <text:p text:style-name="Standard">/05_RU_All/***</text:p>
      <text:p text:style-name="Standard">/05_RU_All/</text:p>
      <text:p text:style-name="Standard">￼ </text:p>
      <text:p text:style-name="Standard">21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22.</text:p>
      <text:p text:style-name="Standard">00:00</text:p>
      <text:p text:style-name="Standard">/04_New_Other/***</text:p>
      <text:p text:style-name="Standard">/04_New_Other/</text:p>
      <text:p text:style-name="Standard">￼ </text:p>
      <text:p text:style-name="Standard">23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24.</text:p>
      <text:p text:style-name="Standard">00:00</text:p>
      <text:p text:style-name="Standard">/06_UA_All/***</text:p>
      <text:p text:style-name="Standard">/06_UA_All/</text:p>
      <text:p text:style-name="Standard">￼ </text:p>
      <text:p text:style-name="Standard">25.</text:p>
      <text:p text:style-name="Standard">00:00</text:p>
      <text:p text:style-name="Standard">/@ESC_Jingles/***</text:p>
      <text:p text:style-name="Standard">/@ESC_Jingles/</text:p>
      <text:p text:style-name="Standard">￼ </text:p>
      <text:p text:style-name="Standard">26.</text:p>
      <text:p text:style-name="Standard">00:00</text:p>
      <text:p text:style-name="Standard">/10_ESC_Classics/***</text:p>
      <text:p text:style-name="Standard">/10_ESC_Classics/</text:p>
      <text:p text:style-name="Standard">￼ </text:p>
      <text:p text:style-name="Standard">27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28.</text:p>
      <text:p text:style-name="Standard">00:00</text:p>
      <text:p text:style-name="Standard">/02_New_RU/***</text:p>
      <text:p text:style-name="Standard"><text:soft-page-break/>/02_New_RU/</text:p>
      <text:p text:style-name="Standard">￼ </text:p>
      <text:p text:style-name="Standard">29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30.</text:p>
      <text:p text:style-name="Standard">00:00</text:p>
      <text:p text:style-name="Standard">/07_INT_All/***</text:p>
      <text:p text:style-name="Standard">/07_INT_All/</text:p>
      <text:p text:style-name="Standard">￼ </text:p>
      <text:p text:style-name="Standard">31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32.</text:p>
      <text:p text:style-name="Standard">00:00</text:p>
      <text:p text:style-name="Standard">/03_New_UA/***</text:p>
      <text:p text:style-name="Standard">/03_New_UA/</text:p>
      <text:p text:style-name="Standard">￼ </text:p>
      <text:p text:style-name="Standard">33.</text:p>
      <text:p text:style-name="Standard">00:00</text:p>
      <text:p text:style-name="Standard">/@ESC_Jingles/***</text:p>
      <text:p text:style-name="Standard">/@ESC_Jingles/</text:p>
      <text:p text:style-name="Standard">￼ </text:p>
      <text:p text:style-name="Standard">34.</text:p>
      <text:p text:style-name="Standard">00:00</text:p>
      <text:p text:style-name="Standard">/08_ESC_Contest_This_Year/***</text:p>
      <text:p text:style-name="Standard">/08_ESC_Contest_This_Year/</text:p>
      <text:p text:style-name="Standard">￼ </text:p>
      <text:p text:style-name="Standard">35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36.</text:p>
      <text:p text:style-name="Standard">00:00</text:p>
      <text:p text:style-name="Standard">/05_RU_All/***</text:p>
      <text:p text:style-name="Standard">/05_RU_All/</text:p>
      <text:p text:style-name="Standard">￼ </text:p>
      <text:p text:style-name="Standard">37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38.</text:p>
      <text:p text:style-name="Standard">00:00</text:p>
      <text:p text:style-name="Standard">/01_New_INT/***</text:p>
      <text:p text:style-name="Standard">/01_New_INT/</text:p>
      <text:p text:style-name="Standard">￼ </text:p>
      <text:p text:style-name="Standard"><text:soft-page-break/>39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40.</text:p>
      <text:p text:style-name="Standard">00:00</text:p>
      <text:p text:style-name="Standard">/06_UA_All/***</text:p>
      <text:p text:style-name="Standard">/06_UA_All/</text:p>
      <text:p text:style-name="Standard">￼ </text:p>
      <text:p text:style-name="Standard">41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42.</text:p>
      <text:p text:style-name="Standard">00:00</text:p>
      <text:p text:style-name="Standard">/09_ESC_Selections/***</text:p>
      <text:p text:style-name="Standard">/09_ESC_Selections/</text:p>
      <text:p text:style-name="Standard">￼ </text:p>
      <text:p text:style-name="Standard">43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44.</text:p>
      <text:p text:style-name="Standard">00:00</text:p>
      <text:p text:style-name="Standard">/02_New_RU/***</text:p>
      <text:p text:style-name="Standard">/02_New_RU/</text:p>
      <text:p text:style-name="Standard">￼ </text:p>
      <text:p text:style-name="Standard">45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46.</text:p>
      <text:p text:style-name="Standard">00:00</text:p>
      <text:p text:style-name="Standard">/07_INT_All/***</text:p>
      <text:p text:style-name="Standard">/07_INT_All/</text:p>
      <text:p text:style-name="Standard">￼ </text:p>
      <text:p text:style-name="Standard">47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48.</text:p>
      <text:p text:style-name="Standard">00:00</text:p>
      <text:p text:style-name="Standard">/03_New_UA/***</text:p>
      <text:p text:style-name="Standard">/03_New_UA/</text:p>
      <text:p text:style-name="Standard">￼ </text:p>
      <text:p text:style-name="Standard">49.</text:p>
      <text:p text:style-name="Standard">00:00</text:p>
      <text:p text:style-name="Standard"><text:soft-page-break/>/@ESC_Jingles/***</text:p>
      <text:p text:style-name="Standard">/@ESC_Jingles/</text:p>
      <text:p text:style-name="Standard">￼ </text:p>
      <text:p text:style-name="Standard">50.</text:p>
      <text:p text:style-name="Standard">00:00</text:p>
      <text:p text:style-name="Standard">/10_ESC_Classics/***</text:p>
      <text:p text:style-name="Standard">/10_ESC_Classics/</text:p>
      <text:p text:style-name="Standard">￼ </text:p>
      <text:p text:style-name="Standard">51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52.</text:p>
      <text:p text:style-name="Standard">00:00</text:p>
      <text:p text:style-name="Standard">/05_RU_All/***</text:p>
      <text:p text:style-name="Standard">/05_RU_All/</text:p>
      <text:p text:style-name="Standard">￼ </text:p>
      <text:p text:style-name="Standard">53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54.</text:p>
      <text:p text:style-name="Standard">00:00</text:p>
      <text:p text:style-name="Standard">/07_INT_All/***</text:p>
      <text:p text:style-name="Standard">/07_INT_All/</text:p>
      <text:p text:style-name="Standard">￼ </text:p>
      <text:p text:style-name="Standard">55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56.</text:p>
      <text:p text:style-name="Standard">00:00</text:p>
      <text:p text:style-name="Standard">/06_UA_All/***</text:p>
      <text:p text:style-name="Standard">/06_UA_All/</text:p>
      <text:p text:style-name="Standard">￼ </text:p>
      <text:p text:style-name="Standard">57.</text:p>
      <text:p text:style-name="Standard">00:00</text:p>
      <text:p text:style-name="Standard">/@ESC_Jingles/***</text:p>
      <text:p text:style-name="Standard">/@ESC_Jingles/</text:p>
      <text:p text:style-name="Standard">￼ </text:p>
      <text:p text:style-name="Standard">58.</text:p>
      <text:p text:style-name="Standard">00:00</text:p>
      <text:p text:style-name="Standard">/08_ESC_Contest_This_Year/***</text:p>
      <text:p text:style-name="Standard">/08_ESC_Contest_This_Year/</text:p>
      <text:p text:style-name="Standard">￼ </text:p>
      <text:p text:style-name="Standard">59.</text:p>
      <text:p text:style-name="Standard">00:00</text:p>
      <text:p text:style-name="Standard">/@Новое_Джинлы/***</text:p>
      <text:p text:style-name="Standard">/@Новое_Джинлы/</text:p>
      <text:p text:style-name="Standard"><text:soft-page-break/>￼ </text:p>
      <text:p text:style-name="Standard">60.</text:p>
      <text:p text:style-name="Standard">00:00</text:p>
      <text:p text:style-name="Standard">/02_New_RU/***</text:p>
      <text:p text:style-name="Standard">/02_New_RU/</text:p>
      <text:p text:style-name="Standard">￼ </text:p>
      <text:p text:style-name="Standard">61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62.</text:p>
      <text:p text:style-name="Standard">00:00</text:p>
      <text:p text:style-name="Standard">/04_New_Other/***</text:p>
      <text:p text:style-name="Standard">/04_New_Other/</text:p>
      <text:p text:style-name="Standard">￼ </text:p>
      <text:p text:style-name="Standard">63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64.</text:p>
      <text:p text:style-name="Standard">00:00</text:p>
      <text:p text:style-name="Standard">/03_New_UA/***</text:p>
      <text:p text:style-name="Standard">/03_New_UA/￼ - выбрать все файлы: 00:00:00 время, 0 файлов, 0 часов, 0 MB <text:s text:c="4"/>￼ <text:s text:c="2"/></text:p>
      <text:p text:style-name="Standard"/>
      <text:p text:style-name="Standard">Плейлисты: ￼</text:p>
      <text:p text:style-name="Standard">▶ Основной</text:p>
      <text:p text:style-name="Standard"><text:s/>￼⚙￼Создать</text:p>
      <text:p text:style-name="Standard">￼ </text:p>
      <text:p text:style-name="Standard">1.</text:p>
      <text:p text:style-name="Standard">00:00</text:p>
      <text:p text:style-name="Standard">/@ESC_Jingles/***</text:p>
      <text:p text:style-name="Standard">/@ESC_Jingles/</text:p>
      <text:p text:style-name="Standard">￼ </text:p>
      <text:p text:style-name="Standard">2.</text:p>
      <text:p text:style-name="Standard">00:00</text:p>
      <text:p text:style-name="Standard">/08_ESC_Contest_This_Year/***</text:p>
      <text:p text:style-name="Standard">/08_ESC_Contest_This_Year/</text:p>
      <text:p text:style-name="Standard">￼ </text:p>
      <text:p text:style-name="Standard">3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4.</text:p>
      <text:p text:style-name="Standard">00:00</text:p>
      <text:p text:style-name="Standard">/05_RU_All/***</text:p>
      <text:p text:style-name="Standard">/05_RU_All/</text:p>
      <text:p text:style-name="Standard">￼ </text:p>
      <text:p text:style-name="Standard">5.</text:p>
      <text:p text:style-name="Standard">00:00</text:p>
      <text:p text:style-name="Standard"><text:soft-page-break/>/@Новое_Джинлы/***</text:p>
      <text:p text:style-name="Standard">/@Новое_Джинлы/</text:p>
      <text:p text:style-name="Standard">￼ </text:p>
      <text:p text:style-name="Standard">6.</text:p>
      <text:p text:style-name="Standard">00:00</text:p>
      <text:p text:style-name="Standard">/01_New_INT/***</text:p>
      <text:p text:style-name="Standard">/01_New_INT/</text:p>
      <text:p text:style-name="Standard">￼ </text:p>
      <text:p text:style-name="Standard">7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8.</text:p>
      <text:p text:style-name="Standard">00:00</text:p>
      <text:p text:style-name="Standard">/06_UA_All/***</text:p>
      <text:p text:style-name="Standard">/06_UA_All/</text:p>
      <text:p text:style-name="Standard">￼ </text:p>
      <text:p text:style-name="Standard">9.</text:p>
      <text:p text:style-name="Standard">00:00</text:p>
      <text:p text:style-name="Standard">/@ESC_Jingles/***</text:p>
      <text:p text:style-name="Standard">/@ESC_Jingles/</text:p>
      <text:p text:style-name="Standard">￼ </text:p>
      <text:p text:style-name="Standard">10.</text:p>
      <text:p text:style-name="Standard">00:00</text:p>
      <text:p text:style-name="Standard">/10_ESC_Classics/***</text:p>
      <text:p text:style-name="Standard">/10_ESC_Classics/</text:p>
      <text:p text:style-name="Standard">￼ </text:p>
      <text:p text:style-name="Standard">11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12.</text:p>
      <text:p text:style-name="Standard">00:00</text:p>
      <text:p text:style-name="Standard">/02_New_RU/***</text:p>
      <text:p text:style-name="Standard">/02_New_RU/</text:p>
      <text:p text:style-name="Standard">￼ </text:p>
      <text:p text:style-name="Standard">13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14.</text:p>
      <text:p text:style-name="Standard">00:00</text:p>
      <text:p text:style-name="Standard">/07_INT_All/***</text:p>
      <text:p text:style-name="Standard">/07_INT_All/</text:p>
      <text:p text:style-name="Standard">￼ </text:p>
      <text:p text:style-name="Standard">15.</text:p>
      <text:p text:style-name="Standard">00:00</text:p>
      <text:p text:style-name="Standard">/@Новое_Джинлы/***</text:p>
      <text:p text:style-name="Standard">/@Новое_Джинлы/</text:p>
      <text:p text:style-name="Standard"><text:soft-page-break/>￼ </text:p>
      <text:p text:style-name="Standard">16.</text:p>
      <text:p text:style-name="Standard">00:00</text:p>
      <text:p text:style-name="Standard">/03_New_UA/***</text:p>
      <text:p text:style-name="Standard">/03_New_UA/</text:p>
      <text:p text:style-name="Standard">￼ </text:p>
      <text:p text:style-name="Standard">17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18.</text:p>
      <text:p text:style-name="Standard">00:00</text:p>
      <text:p text:style-name="Standard">/09_ESC_Selections/***</text:p>
      <text:p text:style-name="Standard">/09_ESC_Selections/</text:p>
      <text:p text:style-name="Standard">￼ </text:p>
      <text:p text:style-name="Standard">19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20.</text:p>
      <text:p text:style-name="Standard">00:00</text:p>
      <text:p text:style-name="Standard">/05_RU_All/***</text:p>
      <text:p text:style-name="Standard">/05_RU_All/</text:p>
      <text:p text:style-name="Standard">￼ </text:p>
      <text:p text:style-name="Standard">21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22.</text:p>
      <text:p text:style-name="Standard">00:00</text:p>
      <text:p text:style-name="Standard">/04_New_Other/***</text:p>
      <text:p text:style-name="Standard">/04_New_Other/</text:p>
      <text:p text:style-name="Standard">￼ </text:p>
      <text:p text:style-name="Standard">23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24.</text:p>
      <text:p text:style-name="Standard">00:00</text:p>
      <text:p text:style-name="Standard">/06_UA_All/***</text:p>
      <text:p text:style-name="Standard">/06_UA_All/</text:p>
      <text:p text:style-name="Standard">￼ </text:p>
      <text:p text:style-name="Standard">25.</text:p>
      <text:p text:style-name="Standard">00:00</text:p>
      <text:p text:style-name="Standard">/@ESC_Jingles/***</text:p>
      <text:p text:style-name="Standard">/@ESC_Jingles/</text:p>
      <text:p text:style-name="Standard">￼ </text:p>
      <text:p text:style-name="Standard">26.</text:p>
      <text:p text:style-name="Standard"><text:soft-page-break/>00:00</text:p>
      <text:p text:style-name="Standard">/10_ESC_Classics/***</text:p>
      <text:p text:style-name="Standard">/10_ESC_Classics/</text:p>
      <text:p text:style-name="Standard">￼ </text:p>
      <text:p text:style-name="Standard">27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28.</text:p>
      <text:p text:style-name="Standard">00:00</text:p>
      <text:p text:style-name="Standard">/02_New_RU/***</text:p>
      <text:p text:style-name="Standard">/02_New_RU/</text:p>
      <text:p text:style-name="Standard">￼ </text:p>
      <text:p text:style-name="Standard">29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30.</text:p>
      <text:p text:style-name="Standard">00:00</text:p>
      <text:p text:style-name="Standard">/07_INT_All/***</text:p>
      <text:p text:style-name="Standard">/07_INT_All/</text:p>
      <text:p text:style-name="Standard">￼ </text:p>
      <text:p text:style-name="Standard">31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32.</text:p>
      <text:p text:style-name="Standard">00:00</text:p>
      <text:p text:style-name="Standard">/03_New_UA/***</text:p>
      <text:p text:style-name="Standard">/03_New_UA/</text:p>
      <text:p text:style-name="Standard">￼ </text:p>
      <text:p text:style-name="Standard">33.</text:p>
      <text:p text:style-name="Standard">00:00</text:p>
      <text:p text:style-name="Standard">/@ESC_Jingles/***</text:p>
      <text:p text:style-name="Standard">/@ESC_Jingles/</text:p>
      <text:p text:style-name="Standard">￼ </text:p>
      <text:p text:style-name="Standard">34.</text:p>
      <text:p text:style-name="Standard">00:00</text:p>
      <text:p text:style-name="Standard">/08_ESC_Contest_This_Year/***</text:p>
      <text:p text:style-name="Standard">/08_ESC_Contest_This_Year/</text:p>
      <text:p text:style-name="Standard">￼ </text:p>
      <text:p text:style-name="Standard">35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36.</text:p>
      <text:p text:style-name="Standard">00:00</text:p>
      <text:p text:style-name="Standard">/05_RU_All/***</text:p>
      <text:p text:style-name="Standard"><text:soft-page-break/>/05_RU_All/</text:p>
      <text:p text:style-name="Standard">￼ </text:p>
      <text:p text:style-name="Standard">37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38.</text:p>
      <text:p text:style-name="Standard">00:00</text:p>
      <text:p text:style-name="Standard">/01_New_INT/***</text:p>
      <text:p text:style-name="Standard">/01_New_INT/</text:p>
      <text:p text:style-name="Standard">￼ </text:p>
      <text:p text:style-name="Standard">39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40.</text:p>
      <text:p text:style-name="Standard">00:00</text:p>
      <text:p text:style-name="Standard">/06_UA_All/***</text:p>
      <text:p text:style-name="Standard">/06_UA_All/</text:p>
      <text:p text:style-name="Standard">￼ </text:p>
      <text:p text:style-name="Standard">41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42.</text:p>
      <text:p text:style-name="Standard">00:00</text:p>
      <text:p text:style-name="Standard">/09_ESC_Selections/***</text:p>
      <text:p text:style-name="Standard">/09_ESC_Selections/</text:p>
      <text:p text:style-name="Standard">￼ </text:p>
      <text:p text:style-name="Standard">43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44.</text:p>
      <text:p text:style-name="Standard">00:00</text:p>
      <text:p text:style-name="Standard">/02_New_RU/***</text:p>
      <text:p text:style-name="Standard">/02_New_RU/</text:p>
      <text:p text:style-name="Standard">￼ </text:p>
      <text:p text:style-name="Standard">45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46.</text:p>
      <text:p text:style-name="Standard">00:00</text:p>
      <text:p text:style-name="Standard">/07_INT_All/***</text:p>
      <text:p text:style-name="Standard">/07_INT_All/</text:p>
      <text:p text:style-name="Standard">￼ </text:p>
      <text:p text:style-name="Standard"><text:soft-page-break/>47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48.</text:p>
      <text:p text:style-name="Standard">00:00</text:p>
      <text:p text:style-name="Standard">/03_New_UA/***</text:p>
      <text:p text:style-name="Standard">/03_New_UA/</text:p>
      <text:p text:style-name="Standard">￼ </text:p>
      <text:p text:style-name="Standard">49.</text:p>
      <text:p text:style-name="Standard">00:00</text:p>
      <text:p text:style-name="Standard">/@ESC_Jingles/***</text:p>
      <text:p text:style-name="Standard">/@ESC_Jingles/</text:p>
      <text:p text:style-name="Standard">￼ </text:p>
      <text:p text:style-name="Standard">50.</text:p>
      <text:p text:style-name="Standard">00:00</text:p>
      <text:p text:style-name="Standard">/10_ESC_Classics/***</text:p>
      <text:p text:style-name="Standard">/10_ESC_Classics/</text:p>
      <text:p text:style-name="Standard">￼ </text:p>
      <text:p text:style-name="Standard">51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52.</text:p>
      <text:p text:style-name="Standard">00:00</text:p>
      <text:p text:style-name="Standard">/05_RU_All/***</text:p>
      <text:p text:style-name="Standard">/05_RU_All/</text:p>
      <text:p text:style-name="Standard">￼ </text:p>
      <text:p text:style-name="Standard">53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54.</text:p>
      <text:p text:style-name="Standard">00:00</text:p>
      <text:p text:style-name="Standard">/07_INT_All/***</text:p>
      <text:p text:style-name="Standard">/07_INT_All/</text:p>
      <text:p text:style-name="Standard">￼ </text:p>
      <text:p text:style-name="Standard">55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56.</text:p>
      <text:p text:style-name="Standard">00:00</text:p>
      <text:p text:style-name="Standard">/06_UA_All/***</text:p>
      <text:p text:style-name="Standard">/06_UA_All/</text:p>
      <text:p text:style-name="Standard">￼ </text:p>
      <text:p text:style-name="Standard">57.</text:p>
      <text:p text:style-name="Standard">00:00</text:p>
      <text:p text:style-name="Standard"><text:soft-page-break/>/@ESC_Jingles/***</text:p>
      <text:p text:style-name="Standard">/@ESC_Jingles/</text:p>
      <text:p text:style-name="Standard">￼ </text:p>
      <text:p text:style-name="Standard">58.</text:p>
      <text:p text:style-name="Standard">00:00</text:p>
      <text:p text:style-name="Standard">/08_ESC_Contest_This_Year/***</text:p>
      <text:p text:style-name="Standard">/08_ESC_Contest_This_Year/</text:p>
      <text:p text:style-name="Standard">￼ </text:p>
      <text:p text:style-name="Standard">59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60.</text:p>
      <text:p text:style-name="Standard">00:00</text:p>
      <text:p text:style-name="Standard">/02_New_RU/***</text:p>
      <text:p text:style-name="Standard">/02_New_RU/</text:p>
      <text:p text:style-name="Standard">￼ </text:p>
      <text:p text:style-name="Standard">61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62.</text:p>
      <text:p text:style-name="Standard">00:00</text:p>
      <text:p text:style-name="Standard">/04_New_Other/***</text:p>
      <text:p text:style-name="Standard">/04_New_Other/</text:p>
      <text:p text:style-name="Standard">￼ </text:p>
      <text:p text:style-name="Standard">63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64.</text:p>
      <text:p text:style-name="Standard">00:00</text:p>
      <text:p text:style-name="Standard">/03_New_UA/***</text:p>
      <text:p text:style-name="Standard">/03_New_UA/￼ - выбрать все файлы: 00:00:00 время, 0 файлов, 0 часов, 0 MB <text:s text:c="4"/>￼ <text:s text:c="2"/></text:p>
      <text:p text:style-name="Standard"/>
      <text:p text:style-name="Standard">Плейлисты: ￼</text:p>
      <text:p text:style-name="Standard">▶ Основной</text:p>
      <text:p text:style-name="Standard"><text:s/>￼⚙￼Создать</text:p>
      <text:p text:style-name="Standard">￼ </text:p>
      <text:p text:style-name="Standard">1.</text:p>
      <text:p text:style-name="Standard">00:00</text:p>
      <text:p text:style-name="Standard">/@ESC_Jingles/***</text:p>
      <text:p text:style-name="Standard">/@ESC_Jingles/</text:p>
      <text:p text:style-name="Standard">￼ </text:p>
      <text:p text:style-name="Standard">2.</text:p>
      <text:p text:style-name="Standard">00:00</text:p>
      <text:p text:style-name="Standard">/08_ESC_Contest_This_Year/***</text:p>
      <text:p text:style-name="Standard">/08_ESC_Contest_This_Year/</text:p>
      <text:p text:style-name="Standard">￼ </text:p>
      <text:p text:style-name="Standard"><text:soft-page-break/>3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4.</text:p>
      <text:p text:style-name="Standard">00:00</text:p>
      <text:p text:style-name="Standard">/05_RU_All/***</text:p>
      <text:p text:style-name="Standard">/05_RU_All/</text:p>
      <text:p text:style-name="Standard">￼ </text:p>
      <text:p text:style-name="Standard">5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6.</text:p>
      <text:p text:style-name="Standard">00:00</text:p>
      <text:p text:style-name="Standard">/01_New_INT/***</text:p>
      <text:p text:style-name="Standard">/01_New_INT/</text:p>
      <text:p text:style-name="Standard">￼ </text:p>
      <text:p text:style-name="Standard">7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8.</text:p>
      <text:p text:style-name="Standard">00:00</text:p>
      <text:p text:style-name="Standard">/06_UA_All/***</text:p>
      <text:p text:style-name="Standard">/06_UA_All/</text:p>
      <text:p text:style-name="Standard">￼ </text:p>
      <text:p text:style-name="Standard">9.</text:p>
      <text:p text:style-name="Standard">00:00</text:p>
      <text:p text:style-name="Standard">/@ESC_Jingles/***</text:p>
      <text:p text:style-name="Standard">/@ESC_Jingles/</text:p>
      <text:p text:style-name="Standard">￼ </text:p>
      <text:p text:style-name="Standard">10.</text:p>
      <text:p text:style-name="Standard">00:00</text:p>
      <text:p text:style-name="Standard">/10_ESC_Classics/***</text:p>
      <text:p text:style-name="Standard">/10_ESC_Classics/</text:p>
      <text:p text:style-name="Standard">￼ </text:p>
      <text:p text:style-name="Standard">11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12.</text:p>
      <text:p text:style-name="Standard">00:00</text:p>
      <text:p text:style-name="Standard">/02_New_RU/***</text:p>
      <text:p text:style-name="Standard">/02_New_RU/</text:p>
      <text:p text:style-name="Standard">￼ </text:p>
      <text:p text:style-name="Standard">13.</text:p>
      <text:p text:style-name="Standard">00:00</text:p>
      <text:p text:style-name="Standard"><text:soft-page-break/>/@Джингы/***</text:p>
      <text:p text:style-name="Standard">/@Джингы/</text:p>
      <text:p text:style-name="Standard">￼ </text:p>
      <text:p text:style-name="Standard">14.</text:p>
      <text:p text:style-name="Standard">00:00</text:p>
      <text:p text:style-name="Standard">/07_INT_All/***</text:p>
      <text:p text:style-name="Standard">/07_INT_All/</text:p>
      <text:p text:style-name="Standard">￼ </text:p>
      <text:p text:style-name="Standard">15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16.</text:p>
      <text:p text:style-name="Standard">00:00</text:p>
      <text:p text:style-name="Standard">/03_New_UA/***</text:p>
      <text:p text:style-name="Standard">/03_New_UA/</text:p>
      <text:p text:style-name="Standard">￼ </text:p>
      <text:p text:style-name="Standard">17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18.</text:p>
      <text:p text:style-name="Standard">00:00</text:p>
      <text:p text:style-name="Standard">/09_ESC_Selections/***</text:p>
      <text:p text:style-name="Standard">/09_ESC_Selections/</text:p>
      <text:p text:style-name="Standard">￼ </text:p>
      <text:p text:style-name="Standard">19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20.</text:p>
      <text:p text:style-name="Standard">00:00</text:p>
      <text:p text:style-name="Standard">/05_RU_All/***</text:p>
      <text:p text:style-name="Standard">/05_RU_All/</text:p>
      <text:p text:style-name="Standard">￼ </text:p>
      <text:p text:style-name="Standard">21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22.</text:p>
      <text:p text:style-name="Standard">00:00</text:p>
      <text:p text:style-name="Standard">/04_New_Other/***</text:p>
      <text:p text:style-name="Standard">/04_New_Other/</text:p>
      <text:p text:style-name="Standard">￼ </text:p>
      <text:p text:style-name="Standard">23.</text:p>
      <text:p text:style-name="Standard">00:00</text:p>
      <text:p text:style-name="Standard">/@Джингы/***</text:p>
      <text:p text:style-name="Standard">/@Джингы/</text:p>
      <text:p text:style-name="Standard"><text:soft-page-break/>￼ </text:p>
      <text:p text:style-name="Standard">24.</text:p>
      <text:p text:style-name="Standard">00:00</text:p>
      <text:p text:style-name="Standard">/06_UA_All/***</text:p>
      <text:p text:style-name="Standard">/06_UA_All/</text:p>
      <text:p text:style-name="Standard">￼ </text:p>
      <text:p text:style-name="Standard">25.</text:p>
      <text:p text:style-name="Standard">00:00</text:p>
      <text:p text:style-name="Standard">/@ESC_Jingles/***</text:p>
      <text:p text:style-name="Standard">/@ESC_Jingles/</text:p>
      <text:p text:style-name="Standard">￼ </text:p>
      <text:p text:style-name="Standard">26.</text:p>
      <text:p text:style-name="Standard">00:00</text:p>
      <text:p text:style-name="Standard">/10_ESC_Classics/***</text:p>
      <text:p text:style-name="Standard">/10_ESC_Classics/</text:p>
      <text:p text:style-name="Standard">￼ </text:p>
      <text:p text:style-name="Standard">27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28.</text:p>
      <text:p text:style-name="Standard">00:00</text:p>
      <text:p text:style-name="Standard">/02_New_RU/***</text:p>
      <text:p text:style-name="Standard">/02_New_RU/</text:p>
      <text:p text:style-name="Standard">￼ </text:p>
      <text:p text:style-name="Standard">29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30.</text:p>
      <text:p text:style-name="Standard">00:00</text:p>
      <text:p text:style-name="Standard">/07_INT_All/***</text:p>
      <text:p text:style-name="Standard">/07_INT_All/</text:p>
      <text:p text:style-name="Standard">￼ </text:p>
      <text:p text:style-name="Standard">31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32.</text:p>
      <text:p text:style-name="Standard">00:00</text:p>
      <text:p text:style-name="Standard">/03_New_UA/***</text:p>
      <text:p text:style-name="Standard">/03_New_UA/</text:p>
      <text:p text:style-name="Standard">￼ </text:p>
      <text:p text:style-name="Standard">33.</text:p>
      <text:p text:style-name="Standard">00:00</text:p>
      <text:p text:style-name="Standard">/@ESC_Jingles/***</text:p>
      <text:p text:style-name="Standard">/@ESC_Jingles/</text:p>
      <text:p text:style-name="Standard">￼ </text:p>
      <text:p text:style-name="Standard">34.</text:p>
      <text:p text:style-name="Standard"><text:soft-page-break/>00:00</text:p>
      <text:p text:style-name="Standard">/08_ESC_Contest_This_Year/***</text:p>
      <text:p text:style-name="Standard">/08_ESC_Contest_This_Year/</text:p>
      <text:p text:style-name="Standard">￼ </text:p>
      <text:p text:style-name="Standard">35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36.</text:p>
      <text:p text:style-name="Standard">00:00</text:p>
      <text:p text:style-name="Standard">/05_RU_All/***</text:p>
      <text:p text:style-name="Standard">/05_RU_All/</text:p>
      <text:p text:style-name="Standard">￼ </text:p>
      <text:p text:style-name="Standard">37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38.</text:p>
      <text:p text:style-name="Standard">00:00</text:p>
      <text:p text:style-name="Standard">/01_New_INT/***</text:p>
      <text:p text:style-name="Standard">/01_New_INT/</text:p>
      <text:p text:style-name="Standard">￼ </text:p>
      <text:p text:style-name="Standard">39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40.</text:p>
      <text:p text:style-name="Standard">00:00</text:p>
      <text:p text:style-name="Standard">/06_UA_All/***</text:p>
      <text:p text:style-name="Standard">/06_UA_All/</text:p>
      <text:p text:style-name="Standard">￼ </text:p>
      <text:p text:style-name="Standard">41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42.</text:p>
      <text:p text:style-name="Standard">00:00</text:p>
      <text:p text:style-name="Standard">/09_ESC_Selections/***</text:p>
      <text:p text:style-name="Standard">/09_ESC_Selections/</text:p>
      <text:p text:style-name="Standard">￼ </text:p>
      <text:p text:style-name="Standard">43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44.</text:p>
      <text:p text:style-name="Standard">00:00</text:p>
      <text:p text:style-name="Standard">/02_New_RU/***</text:p>
      <text:p text:style-name="Standard"><text:soft-page-break/>/02_New_RU/</text:p>
      <text:p text:style-name="Standard">￼ </text:p>
      <text:p text:style-name="Standard">45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46.</text:p>
      <text:p text:style-name="Standard">00:00</text:p>
      <text:p text:style-name="Standard">/07_INT_All/***</text:p>
      <text:p text:style-name="Standard">/07_INT_All/</text:p>
      <text:p text:style-name="Standard">￼ </text:p>
      <text:p text:style-name="Standard">47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48.</text:p>
      <text:p text:style-name="Standard">00:00</text:p>
      <text:p text:style-name="Standard">/03_New_UA/***</text:p>
      <text:p text:style-name="Standard">/03_New_UA/</text:p>
      <text:p text:style-name="Standard">￼ </text:p>
      <text:p text:style-name="Standard">49.</text:p>
      <text:p text:style-name="Standard">00:00</text:p>
      <text:p text:style-name="Standard">/@ESC_Jingles/***</text:p>
      <text:p text:style-name="Standard">/@ESC_Jingles/</text:p>
      <text:p text:style-name="Standard">￼ </text:p>
      <text:p text:style-name="Standard">50.</text:p>
      <text:p text:style-name="Standard">00:00</text:p>
      <text:p text:style-name="Standard">/10_ESC_Classics/***</text:p>
      <text:p text:style-name="Standard">/10_ESC_Classics/</text:p>
      <text:p text:style-name="Standard">￼ </text:p>
      <text:p text:style-name="Standard">51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52.</text:p>
      <text:p text:style-name="Standard">00:00</text:p>
      <text:p text:style-name="Standard">/05_RU_All/***</text:p>
      <text:p text:style-name="Standard">/05_RU_All/</text:p>
      <text:p text:style-name="Standard">￼ </text:p>
      <text:p text:style-name="Standard">53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54.</text:p>
      <text:p text:style-name="Standard">00:00</text:p>
      <text:p text:style-name="Standard">/07_INT_All/***</text:p>
      <text:p text:style-name="Standard">/07_INT_All/</text:p>
      <text:p text:style-name="Standard">￼ </text:p>
      <text:p text:style-name="Standard"><text:soft-page-break/>55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56.</text:p>
      <text:p text:style-name="Standard">00:00</text:p>
      <text:p text:style-name="Standard">/06_UA_All/***</text:p>
      <text:p text:style-name="Standard">/06_UA_All/</text:p>
      <text:p text:style-name="Standard">￼ </text:p>
      <text:p text:style-name="Standard">57.</text:p>
      <text:p text:style-name="Standard">00:00</text:p>
      <text:p text:style-name="Standard">/@ESC_Jingles/***</text:p>
      <text:p text:style-name="Standard">/@ESC_Jingles/</text:p>
      <text:p text:style-name="Standard">￼ </text:p>
      <text:p text:style-name="Standard">58.</text:p>
      <text:p text:style-name="Standard">00:00</text:p>
      <text:p text:style-name="Standard">/08_ESC_Contest_This_Year/***</text:p>
      <text:p text:style-name="Standard">/08_ESC_Contest_This_Year/</text:p>
      <text:p text:style-name="Standard">￼ </text:p>
      <text:p text:style-name="Standard">59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60.</text:p>
      <text:p text:style-name="Standard">00:00</text:p>
      <text:p text:style-name="Standard">/02_New_RU/***</text:p>
      <text:p text:style-name="Standard">/02_New_RU/</text:p>
      <text:p text:style-name="Standard">￼ </text:p>
      <text:p text:style-name="Standard">61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62.</text:p>
      <text:p text:style-name="Standard">00:00</text:p>
      <text:p text:style-name="Standard">/04_New_Other/***</text:p>
      <text:p text:style-name="Standard">/04_New_Other/</text:p>
      <text:p text:style-name="Standard">￼ </text:p>
      <text:p text:style-name="Standard">63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64.</text:p>
      <text:p text:style-name="Standard">00:00</text:p>
      <text:p text:style-name="Standard">/03_New_UA/***</text:p>
      <text:p text:style-name="Standard">/03_New_UA/￼ - выбрать все файлы: 00:00:00 время, 0 файлов, 0 часов, 0 MB <text:s text:c="4"/>￼ <text:s text:c="2"/></text:p>
      <text:p text:style-name="Standard"/>
      <text:p text:style-name="Standard">Плейлисты: ￼</text:p>
      <text:p text:style-name="Standard">▶ Основной</text:p>
      <text:p text:style-name="Standard"><text:soft-page-break/><text:s/>￼⚙￼Создать</text:p>
      <text:p text:style-name="Standard">￼ </text:p>
      <text:p text:style-name="Standard">1.</text:p>
      <text:p text:style-name="Standard">00:00</text:p>
      <text:p text:style-name="Standard">/@ESC_Jingles/***</text:p>
      <text:p text:style-name="Standard">/@ESC_Jingles/</text:p>
      <text:p text:style-name="Standard">￼ </text:p>
      <text:p text:style-name="Standard">2.</text:p>
      <text:p text:style-name="Standard">00:00</text:p>
      <text:p text:style-name="Standard">/08_ESC_Contest_This_Year/***</text:p>
      <text:p text:style-name="Standard">/08_ESC_Contest_This_Year/</text:p>
      <text:p text:style-name="Standard">￼ </text:p>
      <text:p text:style-name="Standard">3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4.</text:p>
      <text:p text:style-name="Standard">00:00</text:p>
      <text:p text:style-name="Standard">/05_RU_All/***</text:p>
      <text:p text:style-name="Standard">/05_RU_All/</text:p>
      <text:p text:style-name="Standard">￼ </text:p>
      <text:p text:style-name="Standard">5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6.</text:p>
      <text:p text:style-name="Standard">00:00</text:p>
      <text:p text:style-name="Standard">/01_New_INT/***</text:p>
      <text:p text:style-name="Standard">/01_New_INT/</text:p>
      <text:p text:style-name="Standard">￼ </text:p>
      <text:p text:style-name="Standard">7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8.</text:p>
      <text:p text:style-name="Standard">00:00</text:p>
      <text:p text:style-name="Standard">/06_UA_All/***</text:p>
      <text:p text:style-name="Standard">/06_UA_All/</text:p>
      <text:p text:style-name="Standard">￼ </text:p>
      <text:p text:style-name="Standard">9.</text:p>
      <text:p text:style-name="Standard">00:00</text:p>
      <text:p text:style-name="Standard">/@ESC_Jingles/***</text:p>
      <text:p text:style-name="Standard">/@ESC_Jingles/</text:p>
      <text:p text:style-name="Standard">￼ </text:p>
      <text:p text:style-name="Standard">10.</text:p>
      <text:p text:style-name="Standard">00:00</text:p>
      <text:p text:style-name="Standard">/10_ESC_Classics/***</text:p>
      <text:p text:style-name="Standard">/10_ESC_Classics/</text:p>
      <text:p text:style-name="Standard">￼ </text:p>
      <text:p text:style-name="Standard"><text:soft-page-break/>11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12.</text:p>
      <text:p text:style-name="Standard">00:00</text:p>
      <text:p text:style-name="Standard">/02_New_RU/***</text:p>
      <text:p text:style-name="Standard">/02_New_RU/</text:p>
      <text:p text:style-name="Standard">￼ </text:p>
      <text:p text:style-name="Standard">13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14.</text:p>
      <text:p text:style-name="Standard">00:00</text:p>
      <text:p text:style-name="Standard">/07_INT_All/***</text:p>
      <text:p text:style-name="Standard">/07_INT_All/</text:p>
      <text:p text:style-name="Standard">￼ </text:p>
      <text:p text:style-name="Standard">15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16.</text:p>
      <text:p text:style-name="Standard">00:00</text:p>
      <text:p text:style-name="Standard">/03_New_UA/***</text:p>
      <text:p text:style-name="Standard">/03_New_UA/</text:p>
      <text:p text:style-name="Standard">￼ </text:p>
      <text:p text:style-name="Standard">17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18.</text:p>
      <text:p text:style-name="Standard">00:00</text:p>
      <text:p text:style-name="Standard">/09_ESC_Selections/***</text:p>
      <text:p text:style-name="Standard">/09_ESC_Selections/</text:p>
      <text:p text:style-name="Standard">￼ </text:p>
      <text:p text:style-name="Standard">19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20.</text:p>
      <text:p text:style-name="Standard">00:00</text:p>
      <text:p text:style-name="Standard">/05_RU_All/***</text:p>
      <text:p text:style-name="Standard">/05_RU_All/</text:p>
      <text:p text:style-name="Standard">￼ </text:p>
      <text:p text:style-name="Standard">21.</text:p>
      <text:p text:style-name="Standard">00:00</text:p>
      <text:p text:style-name="Standard"><text:soft-page-break/>/@Новое_Джинлы/***</text:p>
      <text:p text:style-name="Standard">/@Новое_Джинлы/</text:p>
      <text:p text:style-name="Standard">￼ </text:p>
      <text:p text:style-name="Standard">22.</text:p>
      <text:p text:style-name="Standard">00:00</text:p>
      <text:p text:style-name="Standard">/04_New_Other/***</text:p>
      <text:p text:style-name="Standard">/04_New_Other/</text:p>
      <text:p text:style-name="Standard">￼ </text:p>
      <text:p text:style-name="Standard">23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24.</text:p>
      <text:p text:style-name="Standard">00:00</text:p>
      <text:p text:style-name="Standard">/06_UA_All/***</text:p>
      <text:p text:style-name="Standard">/06_UA_All/</text:p>
      <text:p text:style-name="Standard">￼ </text:p>
      <text:p text:style-name="Standard">25.</text:p>
      <text:p text:style-name="Standard">00:00</text:p>
      <text:p text:style-name="Standard">/@ESC_Jingles/***</text:p>
      <text:p text:style-name="Standard">/@ESC_Jingles/</text:p>
      <text:p text:style-name="Standard">￼ </text:p>
      <text:p text:style-name="Standard">26.</text:p>
      <text:p text:style-name="Standard">00:00</text:p>
      <text:p text:style-name="Standard">/10_ESC_Classics/***</text:p>
      <text:p text:style-name="Standard">/10_ESC_Classics/</text:p>
      <text:p text:style-name="Standard">￼ </text:p>
      <text:p text:style-name="Standard">27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28.</text:p>
      <text:p text:style-name="Standard">00:00</text:p>
      <text:p text:style-name="Standard">/02_New_RU/***</text:p>
      <text:p text:style-name="Standard">/02_New_RU/</text:p>
      <text:p text:style-name="Standard">￼ </text:p>
      <text:p text:style-name="Standard">29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30.</text:p>
      <text:p text:style-name="Standard">00:00</text:p>
      <text:p text:style-name="Standard">/07_INT_All/***</text:p>
      <text:p text:style-name="Standard">/07_INT_All/</text:p>
      <text:p text:style-name="Standard">￼ </text:p>
      <text:p text:style-name="Standard">31.</text:p>
      <text:p text:style-name="Standard">00:00</text:p>
      <text:p text:style-name="Standard">/@Новое_Джинлы/***</text:p>
      <text:p text:style-name="Standard">/@Новое_Джинлы/</text:p>
      <text:p text:style-name="Standard"><text:soft-page-break/>￼ </text:p>
      <text:p text:style-name="Standard">32.</text:p>
      <text:p text:style-name="Standard">00:00</text:p>
      <text:p text:style-name="Standard">/03_New_UA/***</text:p>
      <text:p text:style-name="Standard">/03_New_UA/</text:p>
      <text:p text:style-name="Standard">￼ </text:p>
      <text:p text:style-name="Standard">33.</text:p>
      <text:p text:style-name="Standard">00:00</text:p>
      <text:p text:style-name="Standard">/@ESC_Jingles/***</text:p>
      <text:p text:style-name="Standard">/@ESC_Jingles/</text:p>
      <text:p text:style-name="Standard">￼ </text:p>
      <text:p text:style-name="Standard">34.</text:p>
      <text:p text:style-name="Standard">00:00</text:p>
      <text:p text:style-name="Standard">/08_ESC_Contest_This_Year/***</text:p>
      <text:p text:style-name="Standard">/08_ESC_Contest_This_Year/</text:p>
      <text:p text:style-name="Standard">￼ </text:p>
      <text:p text:style-name="Standard">35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36.</text:p>
      <text:p text:style-name="Standard">00:00</text:p>
      <text:p text:style-name="Standard">/05_RU_All/***</text:p>
      <text:p text:style-name="Standard">/05_RU_All/</text:p>
      <text:p text:style-name="Standard">￼ </text:p>
      <text:p text:style-name="Standard">37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38.</text:p>
      <text:p text:style-name="Standard">00:00</text:p>
      <text:p text:style-name="Standard">/01_New_INT/***</text:p>
      <text:p text:style-name="Standard">/01_New_INT/</text:p>
      <text:p text:style-name="Standard">￼ </text:p>
      <text:p text:style-name="Standard">39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40.</text:p>
      <text:p text:style-name="Standard">00:00</text:p>
      <text:p text:style-name="Standard">/06_UA_All/***</text:p>
      <text:p text:style-name="Standard">/06_UA_All/</text:p>
      <text:p text:style-name="Standard">￼ </text:p>
      <text:p text:style-name="Standard">41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42.</text:p>
      <text:p text:style-name="Standard"><text:soft-page-break/>00:00</text:p>
      <text:p text:style-name="Standard">/09_ESC_Selections/***</text:p>
      <text:p text:style-name="Standard">/09_ESC_Selections/</text:p>
      <text:p text:style-name="Standard">￼ </text:p>
      <text:p text:style-name="Standard">43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44.</text:p>
      <text:p text:style-name="Standard">00:00</text:p>
      <text:p text:style-name="Standard">/02_New_RU/***</text:p>
      <text:p text:style-name="Standard">/02_New_RU/</text:p>
      <text:p text:style-name="Standard">￼ </text:p>
      <text:p text:style-name="Standard">45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46.</text:p>
      <text:p text:style-name="Standard">00:00</text:p>
      <text:p text:style-name="Standard">/07_INT_All/***</text:p>
      <text:p text:style-name="Standard">/07_INT_All/</text:p>
      <text:p text:style-name="Standard">￼ </text:p>
      <text:p text:style-name="Standard">47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48.</text:p>
      <text:p text:style-name="Standard">00:00</text:p>
      <text:p text:style-name="Standard">/03_New_UA/***</text:p>
      <text:p text:style-name="Standard">/03_New_UA/</text:p>
      <text:p text:style-name="Standard">￼ </text:p>
      <text:p text:style-name="Standard">49.</text:p>
      <text:p text:style-name="Standard">00:00</text:p>
      <text:p text:style-name="Standard">/@ESC_Jingles/***</text:p>
      <text:p text:style-name="Standard">/@ESC_Jingles/</text:p>
      <text:p text:style-name="Standard">￼ </text:p>
      <text:p text:style-name="Standard">50.</text:p>
      <text:p text:style-name="Standard">00:00</text:p>
      <text:p text:style-name="Standard">/10_ESC_Classics/***</text:p>
      <text:p text:style-name="Standard">/10_ESC_Classics/</text:p>
      <text:p text:style-name="Standard">￼ </text:p>
      <text:p text:style-name="Standard">51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52.</text:p>
      <text:p text:style-name="Standard">00:00</text:p>
      <text:p text:style-name="Standard">/05_RU_All/***</text:p>
      <text:p text:style-name="Standard"><text:soft-page-break/>/05_RU_All/</text:p>
      <text:p text:style-name="Standard">￼ </text:p>
      <text:p text:style-name="Standard">53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54.</text:p>
      <text:p text:style-name="Standard">00:00</text:p>
      <text:p text:style-name="Standard">/07_INT_All/***</text:p>
      <text:p text:style-name="Standard">/07_INT_All/</text:p>
      <text:p text:style-name="Standard">￼ </text:p>
      <text:p text:style-name="Standard">55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56.</text:p>
      <text:p text:style-name="Standard">00:00</text:p>
      <text:p text:style-name="Standard">/06_UA_All/***</text:p>
      <text:p text:style-name="Standard">/06_UA_All/</text:p>
      <text:p text:style-name="Standard">￼ </text:p>
      <text:p text:style-name="Standard">57.</text:p>
      <text:p text:style-name="Standard">00:00</text:p>
      <text:p text:style-name="Standard">/@ESC_Jingles/***</text:p>
      <text:p text:style-name="Standard">/@ESC_Jingles/</text:p>
      <text:p text:style-name="Standard">￼ </text:p>
      <text:p text:style-name="Standard">58.</text:p>
      <text:p text:style-name="Standard">00:00</text:p>
      <text:p text:style-name="Standard">/08_ESC_Contest_This_Year/***</text:p>
      <text:p text:style-name="Standard">/08_ESC_Contest_This_Year/</text:p>
      <text:p text:style-name="Standard">￼ </text:p>
      <text:p text:style-name="Standard">59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60.</text:p>
      <text:p text:style-name="Standard">00:00</text:p>
      <text:p text:style-name="Standard">/02_New_RU/***</text:p>
      <text:p text:style-name="Standard">/02_New_RU/</text:p>
      <text:p text:style-name="Standard">￼ </text:p>
      <text:p text:style-name="Standard">61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62.</text:p>
      <text:p text:style-name="Standard">00:00</text:p>
      <text:p text:style-name="Standard">/04_New_Other/***</text:p>
      <text:p text:style-name="Standard">/04_New_Other/</text:p>
      <text:p text:style-name="Standard">￼ </text:p>
      <text:p text:style-name="Standard"><text:soft-page-break/>63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64.</text:p>
      <text:p text:style-name="Standard">00:00</text:p>
      <text:p text:style-name="Standard">/03_New_UA/***</text:p>
      <text:p text:style-name="Standard">/03_New_UA/￼ - выбрать все файлы: 00:00:00 время, 0 файлов, 0 часов, 0 MB <text:s text:c="4"/>￼ <text:s text:c="2"/></text:p>
      <text:p text:style-name="Standard"/>
      <text:p text:style-name="Standard">Плейлисты: ￼</text:p>
      <text:p text:style-name="Standard">▶ Основной</text:p>
      <text:p text:style-name="Standard"><text:s/>￼⚙￼Создать</text:p>
      <text:p text:style-name="Standard">￼ </text:p>
      <text:p text:style-name="Standard">1.</text:p>
      <text:p text:style-name="Standard">00:00</text:p>
      <text:p text:style-name="Standard">/@ESC_Jingles/***</text:p>
      <text:p text:style-name="Standard">/@ESC_Jingles/</text:p>
      <text:p text:style-name="Standard">￼ </text:p>
      <text:p text:style-name="Standard">2.</text:p>
      <text:p text:style-name="Standard">00:00</text:p>
      <text:p text:style-name="Standard">/08_ESC_Contest_This_Year/***</text:p>
      <text:p text:style-name="Standard">/08_ESC_Contest_This_Year/</text:p>
      <text:p text:style-name="Standard">￼ </text:p>
      <text:p text:style-name="Standard">3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4.</text:p>
      <text:p text:style-name="Standard">00:00</text:p>
      <text:p text:style-name="Standard">/05_RU_All/***</text:p>
      <text:p text:style-name="Standard">/05_RU_All/</text:p>
      <text:p text:style-name="Standard">￼ </text:p>
      <text:p text:style-name="Standard">5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6.</text:p>
      <text:p text:style-name="Standard">00:00</text:p>
      <text:p text:style-name="Standard">/01_New_INT/***</text:p>
      <text:p text:style-name="Standard">/01_New_INT/</text:p>
      <text:p text:style-name="Standard">￼ </text:p>
      <text:p text:style-name="Standard">7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8.</text:p>
      <text:p text:style-name="Standard">00:00</text:p>
      <text:p text:style-name="Standard">/06_UA_All/***</text:p>
      <text:p text:style-name="Standard"><text:soft-page-break/>/06_UA_All/</text:p>
      <text:p text:style-name="Standard">￼ </text:p>
      <text:p text:style-name="Standard">9.</text:p>
      <text:p text:style-name="Standard">00:00</text:p>
      <text:p text:style-name="Standard">/@ESC_Jingles/***</text:p>
      <text:p text:style-name="Standard">/@ESC_Jingles/</text:p>
      <text:p text:style-name="Standard">￼ </text:p>
      <text:p text:style-name="Standard">10.</text:p>
      <text:p text:style-name="Standard">00:00</text:p>
      <text:p text:style-name="Standard">/10_ESC_Classics/***</text:p>
      <text:p text:style-name="Standard">/10_ESC_Classics/</text:p>
      <text:p text:style-name="Standard">￼ </text:p>
      <text:p text:style-name="Standard">11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12.</text:p>
      <text:p text:style-name="Standard">00:00</text:p>
      <text:p text:style-name="Standard">/02_New_RU/***</text:p>
      <text:p text:style-name="Standard">/02_New_RU/</text:p>
      <text:p text:style-name="Standard">￼ </text:p>
      <text:p text:style-name="Standard">13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14.</text:p>
      <text:p text:style-name="Standard">00:00</text:p>
      <text:p text:style-name="Standard">/07_INT_All/***</text:p>
      <text:p text:style-name="Standard">/07_INT_All/</text:p>
      <text:p text:style-name="Standard">￼ </text:p>
      <text:p text:style-name="Standard">15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16.</text:p>
      <text:p text:style-name="Standard">00:00</text:p>
      <text:p text:style-name="Standard">/03_New_UA/***</text:p>
      <text:p text:style-name="Standard">/03_New_UA/</text:p>
      <text:p text:style-name="Standard">￼ </text:p>
      <text:p text:style-name="Standard">17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18.</text:p>
      <text:p text:style-name="Standard">00:00</text:p>
      <text:p text:style-name="Standard">/09_ESC_Selections/***</text:p>
      <text:p text:style-name="Standard">/09_ESC_Selections/</text:p>
      <text:p text:style-name="Standard">￼ </text:p>
      <text:p text:style-name="Standard"><text:soft-page-break/>19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20.</text:p>
      <text:p text:style-name="Standard">00:00</text:p>
      <text:p text:style-name="Standard">/05_RU_All/***</text:p>
      <text:p text:style-name="Standard">/05_RU_All/</text:p>
      <text:p text:style-name="Standard">￼ </text:p>
      <text:p text:style-name="Standard">21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22.</text:p>
      <text:p text:style-name="Standard">00:00</text:p>
      <text:p text:style-name="Standard">/04_New_Other/***</text:p>
      <text:p text:style-name="Standard">/04_New_Other/</text:p>
      <text:p text:style-name="Standard">￼ </text:p>
      <text:p text:style-name="Standard">23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24.</text:p>
      <text:p text:style-name="Standard">00:00</text:p>
      <text:p text:style-name="Standard">/06_UA_All/***</text:p>
      <text:p text:style-name="Standard">/06_UA_All/</text:p>
      <text:p text:style-name="Standard">￼ </text:p>
      <text:p text:style-name="Standard">25.</text:p>
      <text:p text:style-name="Standard">00:00</text:p>
      <text:p text:style-name="Standard">/@ESC_Jingles/***</text:p>
      <text:p text:style-name="Standard">/@ESC_Jingles/</text:p>
      <text:p text:style-name="Standard">￼ </text:p>
      <text:p text:style-name="Standard">26.</text:p>
      <text:p text:style-name="Standard">00:00</text:p>
      <text:p text:style-name="Standard">/10_ESC_Classics/***</text:p>
      <text:p text:style-name="Standard">/10_ESC_Classics/</text:p>
      <text:p text:style-name="Standard">￼ </text:p>
      <text:p text:style-name="Standard">27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28.</text:p>
      <text:p text:style-name="Standard">00:00</text:p>
      <text:p text:style-name="Standard">/02_New_RU/***</text:p>
      <text:p text:style-name="Standard">/02_New_RU/</text:p>
      <text:p text:style-name="Standard">￼ </text:p>
      <text:p text:style-name="Standard">29.</text:p>
      <text:p text:style-name="Standard">00:00</text:p>
      <text:p text:style-name="Standard"><text:soft-page-break/>/@Джингы/***</text:p>
      <text:p text:style-name="Standard">/@Джингы/</text:p>
      <text:p text:style-name="Standard">￼ </text:p>
      <text:p text:style-name="Standard">30.</text:p>
      <text:p text:style-name="Standard">00:00</text:p>
      <text:p text:style-name="Standard">/07_INT_All/***</text:p>
      <text:p text:style-name="Standard">/07_INT_All/</text:p>
      <text:p text:style-name="Standard">￼ </text:p>
      <text:p text:style-name="Standard">31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32.</text:p>
      <text:p text:style-name="Standard">00:00</text:p>
      <text:p text:style-name="Standard">/03_New_UA/***</text:p>
      <text:p text:style-name="Standard">/03_New_UA/</text:p>
      <text:p text:style-name="Standard">￼ </text:p>
      <text:p text:style-name="Standard">33.</text:p>
      <text:p text:style-name="Standard">00:00</text:p>
      <text:p text:style-name="Standard">/@ESC_Jingles/***</text:p>
      <text:p text:style-name="Standard">/@ESC_Jingles/</text:p>
      <text:p text:style-name="Standard">￼ </text:p>
      <text:p text:style-name="Standard">34.</text:p>
      <text:p text:style-name="Standard">00:00</text:p>
      <text:p text:style-name="Standard">/08_ESC_Contest_This_Year/***</text:p>
      <text:p text:style-name="Standard">/08_ESC_Contest_This_Year/</text:p>
      <text:p text:style-name="Standard">￼ </text:p>
      <text:p text:style-name="Standard">35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36.</text:p>
      <text:p text:style-name="Standard">00:00</text:p>
      <text:p text:style-name="Standard">/05_RU_All/***</text:p>
      <text:p text:style-name="Standard">/05_RU_All/</text:p>
      <text:p text:style-name="Standard">￼ </text:p>
      <text:p text:style-name="Standard">37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38.</text:p>
      <text:p text:style-name="Standard">00:00</text:p>
      <text:p text:style-name="Standard">/01_New_INT/***</text:p>
      <text:p text:style-name="Standard">/01_New_INT/</text:p>
      <text:p text:style-name="Standard">￼ </text:p>
      <text:p text:style-name="Standard">39.</text:p>
      <text:p text:style-name="Standard">00:00</text:p>
      <text:p text:style-name="Standard">/@Джингы/***</text:p>
      <text:p text:style-name="Standard">/@Джингы/</text:p>
      <text:p text:style-name="Standard"><text:soft-page-break/>￼ </text:p>
      <text:p text:style-name="Standard">40.</text:p>
      <text:p text:style-name="Standard">00:00</text:p>
      <text:p text:style-name="Standard">/06_UA_All/***</text:p>
      <text:p text:style-name="Standard">/06_UA_All/</text:p>
      <text:p text:style-name="Standard">￼ </text:p>
      <text:p text:style-name="Standard">41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42.</text:p>
      <text:p text:style-name="Standard">00:00</text:p>
      <text:p text:style-name="Standard">/09_ESC_Selections/***</text:p>
      <text:p text:style-name="Standard">/09_ESC_Selections/</text:p>
      <text:p text:style-name="Standard">￼ </text:p>
      <text:p text:style-name="Standard">43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44.</text:p>
      <text:p text:style-name="Standard">00:00</text:p>
      <text:p text:style-name="Standard">/02_New_RU/***</text:p>
      <text:p text:style-name="Standard">/02_New_RU/</text:p>
      <text:p text:style-name="Standard">￼ </text:p>
      <text:p text:style-name="Standard">45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46.</text:p>
      <text:p text:style-name="Standard">00:00</text:p>
      <text:p text:style-name="Standard">/07_INT_All/***</text:p>
      <text:p text:style-name="Standard">/07_INT_All/</text:p>
      <text:p text:style-name="Standard">￼ </text:p>
      <text:p text:style-name="Standard">47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48.</text:p>
      <text:p text:style-name="Standard">00:00</text:p>
      <text:p text:style-name="Standard">/03_New_UA/***</text:p>
      <text:p text:style-name="Standard">/03_New_UA/</text:p>
      <text:p text:style-name="Standard">￼ </text:p>
      <text:p text:style-name="Standard">49.</text:p>
      <text:p text:style-name="Standard">00:00</text:p>
      <text:p text:style-name="Standard">/@ESC_Jingles/***</text:p>
      <text:p text:style-name="Standard">/@ESC_Jingles/</text:p>
      <text:p text:style-name="Standard">￼ </text:p>
      <text:p text:style-name="Standard">50.</text:p>
      <text:p text:style-name="Standard"><text:soft-page-break/>00:00</text:p>
      <text:p text:style-name="Standard">/10_ESC_Classics/***</text:p>
      <text:p text:style-name="Standard">/10_ESC_Classics/</text:p>
      <text:p text:style-name="Standard">￼ </text:p>
      <text:p text:style-name="Standard">51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52.</text:p>
      <text:p text:style-name="Standard">00:00</text:p>
      <text:p text:style-name="Standard">/05_RU_All/***</text:p>
      <text:p text:style-name="Standard">/05_RU_All/</text:p>
      <text:p text:style-name="Standard">￼ </text:p>
      <text:p text:style-name="Standard">53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54.</text:p>
      <text:p text:style-name="Standard">00:00</text:p>
      <text:p text:style-name="Standard">/07_INT_All/***</text:p>
      <text:p text:style-name="Standard">/07_INT_All/</text:p>
      <text:p text:style-name="Standard">￼ </text:p>
      <text:p text:style-name="Standard">55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56.</text:p>
      <text:p text:style-name="Standard">00:00</text:p>
      <text:p text:style-name="Standard">/06_UA_All/***</text:p>
      <text:p text:style-name="Standard">/06_UA_All/</text:p>
      <text:p text:style-name="Standard">￼ </text:p>
      <text:p text:style-name="Standard">57.</text:p>
      <text:p text:style-name="Standard">00:00</text:p>
      <text:p text:style-name="Standard">/@ESC_Jingles/***</text:p>
      <text:p text:style-name="Standard">/@ESC_Jingles/</text:p>
      <text:p text:style-name="Standard">￼ </text:p>
      <text:p text:style-name="Standard">58.</text:p>
      <text:p text:style-name="Standard">00:00</text:p>
      <text:p text:style-name="Standard">/08_ESC_Contest_This_Year/***</text:p>
      <text:p text:style-name="Standard">/08_ESC_Contest_This_Year/</text:p>
      <text:p text:style-name="Standard">￼ </text:p>
      <text:p text:style-name="Standard">59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60.</text:p>
      <text:p text:style-name="Standard">00:00</text:p>
      <text:p text:style-name="Standard">/02_New_RU/***</text:p>
      <text:p text:style-name="Standard"><text:soft-page-break/>/02_New_RU/</text:p>
      <text:p text:style-name="Standard">￼ </text:p>
      <text:p text:style-name="Standard">61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62.</text:p>
      <text:p text:style-name="Standard">00:00</text:p>
      <text:p text:style-name="Standard">/04_New_Other/***</text:p>
      <text:p text:style-name="Standard">/04_New_Other/</text:p>
      <text:p text:style-name="Standard">￼ </text:p>
      <text:p text:style-name="Standard">63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64.</text:p>
      <text:p text:style-name="Standard">00:00</text:p>
      <text:p text:style-name="Standard">/03_New_UA/***</text:p>
      <text:p text:style-name="Standard">/03_New_UA/￼ - выбрать все файлы: 00:00:00 время, 0 файлов, 0 часов, 0 MB <text:s text:c="4"/>￼ <text:s text:c="2"/></text:p>
      <text:p text:style-name="Standard"/>
      <text:p text:style-name="Standard">Плейлисты: ￼</text:p>
      <text:p text:style-name="Standard">▶ Основной</text:p>
      <text:p text:style-name="Standard"><text:s/>￼⚙￼Создать</text:p>
      <text:p text:style-name="Standard">￼ </text:p>
      <text:p text:style-name="Standard">1.</text:p>
      <text:p text:style-name="Standard">00:00</text:p>
      <text:p text:style-name="Standard">/@ESC_Jingles/***</text:p>
      <text:p text:style-name="Standard">/@ESC_Jingles/</text:p>
      <text:p text:style-name="Standard">￼ </text:p>
      <text:p text:style-name="Standard">2.</text:p>
      <text:p text:style-name="Standard">00:00</text:p>
      <text:p text:style-name="Standard">/08_ESC_Contest_This_Year/***</text:p>
      <text:p text:style-name="Standard">/08_ESC_Contest_This_Year/</text:p>
      <text:p text:style-name="Standard">￼ </text:p>
      <text:p text:style-name="Standard">3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4.</text:p>
      <text:p text:style-name="Standard">00:00</text:p>
      <text:p text:style-name="Standard">/05_RU_All/***</text:p>
      <text:p text:style-name="Standard">/05_RU_All/</text:p>
      <text:p text:style-name="Standard">￼ </text:p>
      <text:p text:style-name="Standard">5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6.</text:p>
      <text:p text:style-name="Standard"><text:soft-page-break/>00:00</text:p>
      <text:p text:style-name="Standard">/01_New_INT/***</text:p>
      <text:p text:style-name="Standard">/01_New_INT/</text:p>
      <text:p text:style-name="Standard">￼ </text:p>
      <text:p text:style-name="Standard">7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8.</text:p>
      <text:p text:style-name="Standard">00:00</text:p>
      <text:p text:style-name="Standard">/06_UA_All/***</text:p>
      <text:p text:style-name="Standard">/06_UA_All/</text:p>
      <text:p text:style-name="Standard">￼ </text:p>
      <text:p text:style-name="Standard">9.</text:p>
      <text:p text:style-name="Standard">00:00</text:p>
      <text:p text:style-name="Standard">/@ESC_Jingles/***</text:p>
      <text:p text:style-name="Standard">/@ESC_Jingles/</text:p>
      <text:p text:style-name="Standard">￼ </text:p>
      <text:p text:style-name="Standard">10.</text:p>
      <text:p text:style-name="Standard">00:00</text:p>
      <text:p text:style-name="Standard">/10_ESC_Classics/***</text:p>
      <text:p text:style-name="Standard">/10_ESC_Classics/</text:p>
      <text:p text:style-name="Standard">￼ </text:p>
      <text:p text:style-name="Standard">11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12.</text:p>
      <text:p text:style-name="Standard">00:00</text:p>
      <text:p text:style-name="Standard">/02_New_RU/***</text:p>
      <text:p text:style-name="Standard">/02_New_RU/</text:p>
      <text:p text:style-name="Standard">￼ </text:p>
      <text:p text:style-name="Standard">13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14.</text:p>
      <text:p text:style-name="Standard">00:00</text:p>
      <text:p text:style-name="Standard">/07_INT_All/***</text:p>
      <text:p text:style-name="Standard">/07_INT_All/</text:p>
      <text:p text:style-name="Standard">￼ </text:p>
      <text:p text:style-name="Standard">15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16.</text:p>
      <text:p text:style-name="Standard">00:00</text:p>
      <text:p text:style-name="Standard">/03_New_UA/***</text:p>
      <text:p text:style-name="Standard"><text:soft-page-break/>/03_New_UA/</text:p>
      <text:p text:style-name="Standard">￼ </text:p>
      <text:p text:style-name="Standard">17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18.</text:p>
      <text:p text:style-name="Standard">00:00</text:p>
      <text:p text:style-name="Standard">/09_ESC_Selections/***</text:p>
      <text:p text:style-name="Standard">/09_ESC_Selections/</text:p>
      <text:p text:style-name="Standard">￼ </text:p>
      <text:p text:style-name="Standard">19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20.</text:p>
      <text:p text:style-name="Standard">00:00</text:p>
      <text:p text:style-name="Standard">/05_RU_All/***</text:p>
      <text:p text:style-name="Standard">/05_RU_All/</text:p>
      <text:p text:style-name="Standard">￼ </text:p>
      <text:p text:style-name="Standard">21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22.</text:p>
      <text:p text:style-name="Standard">00:00</text:p>
      <text:p text:style-name="Standard">/04_New_Other/***</text:p>
      <text:p text:style-name="Standard">/04_New_Other/</text:p>
      <text:p text:style-name="Standard">￼ </text:p>
      <text:p text:style-name="Standard">23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24.</text:p>
      <text:p text:style-name="Standard">00:00</text:p>
      <text:p text:style-name="Standard">/06_UA_All/***</text:p>
      <text:p text:style-name="Standard">/06_UA_All/</text:p>
      <text:p text:style-name="Standard">￼ </text:p>
      <text:p text:style-name="Standard">25.</text:p>
      <text:p text:style-name="Standard">00:00</text:p>
      <text:p text:style-name="Standard">/@ESC_Jingles/***</text:p>
      <text:p text:style-name="Standard">/@ESC_Jingles/</text:p>
      <text:p text:style-name="Standard">￼ </text:p>
      <text:p text:style-name="Standard">26.</text:p>
      <text:p text:style-name="Standard">00:00</text:p>
      <text:p text:style-name="Standard">/10_ESC_Classics/***</text:p>
      <text:p text:style-name="Standard">/10_ESC_Classics/</text:p>
      <text:p text:style-name="Standard">￼ </text:p>
      <text:p text:style-name="Standard"><text:soft-page-break/>27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28.</text:p>
      <text:p text:style-name="Standard">00:00</text:p>
      <text:p text:style-name="Standard">/02_New_RU/***</text:p>
      <text:p text:style-name="Standard">/02_New_RU/</text:p>
      <text:p text:style-name="Standard">￼ </text:p>
      <text:p text:style-name="Standard">29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30.</text:p>
      <text:p text:style-name="Standard">00:00</text:p>
      <text:p text:style-name="Standard">/07_INT_All/***</text:p>
      <text:p text:style-name="Standard">/07_INT_All/</text:p>
      <text:p text:style-name="Standard">￼ </text:p>
      <text:p text:style-name="Standard">31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32.</text:p>
      <text:p text:style-name="Standard">00:00</text:p>
      <text:p text:style-name="Standard">/03_New_UA/***</text:p>
      <text:p text:style-name="Standard">/03_New_UA/</text:p>
      <text:p text:style-name="Standard">￼ </text:p>
      <text:p text:style-name="Standard">33.</text:p>
      <text:p text:style-name="Standard">00:00</text:p>
      <text:p text:style-name="Standard">/@ESC_Jingles/***</text:p>
      <text:p text:style-name="Standard">/@ESC_Jingles/</text:p>
      <text:p text:style-name="Standard">￼ </text:p>
      <text:p text:style-name="Standard">34.</text:p>
      <text:p text:style-name="Standard">00:00</text:p>
      <text:p text:style-name="Standard">/08_ESC_Contest_This_Year/***</text:p>
      <text:p text:style-name="Standard">/08_ESC_Contest_This_Year/</text:p>
      <text:p text:style-name="Standard">￼ </text:p>
      <text:p text:style-name="Standard">35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36.</text:p>
      <text:p text:style-name="Standard">00:00</text:p>
      <text:p text:style-name="Standard">/05_RU_All/***</text:p>
      <text:p text:style-name="Standard">/05_RU_All/</text:p>
      <text:p text:style-name="Standard">￼ </text:p>
      <text:p text:style-name="Standard">37.</text:p>
      <text:p text:style-name="Standard">00:00</text:p>
      <text:p text:style-name="Standard"><text:soft-page-break/>/@Новое_Джинлы/***</text:p>
      <text:p text:style-name="Standard">/@Новое_Джинлы/</text:p>
      <text:p text:style-name="Standard">￼ </text:p>
      <text:p text:style-name="Standard">38.</text:p>
      <text:p text:style-name="Standard">00:00</text:p>
      <text:p text:style-name="Standard">/01_New_INT/***</text:p>
      <text:p text:style-name="Standard">/01_New_INT/</text:p>
      <text:p text:style-name="Standard">￼ </text:p>
      <text:p text:style-name="Standard">39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40.</text:p>
      <text:p text:style-name="Standard">00:00</text:p>
      <text:p text:style-name="Standard">/06_UA_All/***</text:p>
      <text:p text:style-name="Standard">/06_UA_All/</text:p>
      <text:p text:style-name="Standard">￼ </text:p>
      <text:p text:style-name="Standard">41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42.</text:p>
      <text:p text:style-name="Standard">00:00</text:p>
      <text:p text:style-name="Standard">/09_ESC_Selections/***</text:p>
      <text:p text:style-name="Standard">/09_ESC_Selections/</text:p>
      <text:p text:style-name="Standard">￼ </text:p>
      <text:p text:style-name="Standard">43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44.</text:p>
      <text:p text:style-name="Standard">00:00</text:p>
      <text:p text:style-name="Standard">/02_New_RU/***</text:p>
      <text:p text:style-name="Standard">/02_New_RU/</text:p>
      <text:p text:style-name="Standard">￼ </text:p>
      <text:p text:style-name="Standard">45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46.</text:p>
      <text:p text:style-name="Standard">00:00</text:p>
      <text:p text:style-name="Standard">/07_INT_All/***</text:p>
      <text:p text:style-name="Standard">/07_INT_All/</text:p>
      <text:p text:style-name="Standard">￼ </text:p>
      <text:p text:style-name="Standard">47.</text:p>
      <text:p text:style-name="Standard">00:00</text:p>
      <text:p text:style-name="Standard">/@Новое_Джинлы/***</text:p>
      <text:p text:style-name="Standard">/@Новое_Джинлы/</text:p>
      <text:p text:style-name="Standard"><text:soft-page-break/>￼ </text:p>
      <text:p text:style-name="Standard">48.</text:p>
      <text:p text:style-name="Standard">00:00</text:p>
      <text:p text:style-name="Standard">/03_New_UA/***</text:p>
      <text:p text:style-name="Standard">/03_New_UA/</text:p>
      <text:p text:style-name="Standard">￼ </text:p>
      <text:p text:style-name="Standard">49.</text:p>
      <text:p text:style-name="Standard">00:00</text:p>
      <text:p text:style-name="Standard">/@ESC_Jingles/***</text:p>
      <text:p text:style-name="Standard">/@ESC_Jingles/</text:p>
      <text:p text:style-name="Standard">￼ </text:p>
      <text:p text:style-name="Standard">50.</text:p>
      <text:p text:style-name="Standard">00:00</text:p>
      <text:p text:style-name="Standard">/10_ESC_Classics/***</text:p>
      <text:p text:style-name="Standard">/10_ESC_Classics/</text:p>
      <text:p text:style-name="Standard">￼ </text:p>
      <text:p text:style-name="Standard">51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52.</text:p>
      <text:p text:style-name="Standard">00:00</text:p>
      <text:p text:style-name="Standard">/05_RU_All/***</text:p>
      <text:p text:style-name="Standard">/05_RU_All/</text:p>
      <text:p text:style-name="Standard">￼ </text:p>
      <text:p text:style-name="Standard">53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54.</text:p>
      <text:p text:style-name="Standard">00:00</text:p>
      <text:p text:style-name="Standard">/07_INT_All/***</text:p>
      <text:p text:style-name="Standard">/07_INT_All/</text:p>
      <text:p text:style-name="Standard">￼ </text:p>
      <text:p text:style-name="Standard">55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56.</text:p>
      <text:p text:style-name="Standard">00:00</text:p>
      <text:p text:style-name="Standard">/06_UA_All/***</text:p>
      <text:p text:style-name="Standard">/06_UA_All/</text:p>
      <text:p text:style-name="Standard">￼ </text:p>
      <text:p text:style-name="Standard">57.</text:p>
      <text:p text:style-name="Standard">00:00</text:p>
      <text:p text:style-name="Standard">/@ESC_Jingles/***</text:p>
      <text:p text:style-name="Standard">/@ESC_Jingles/</text:p>
      <text:p text:style-name="Standard">￼ </text:p>
      <text:p text:style-name="Standard">58.</text:p>
      <text:p text:style-name="Standard"><text:soft-page-break/>00:00</text:p>
      <text:p text:style-name="Standard">/08_ESC_Contest_This_Year/***</text:p>
      <text:p text:style-name="Standard">/08_ESC_Contest_This_Year/</text:p>
      <text:p text:style-name="Standard">￼ </text:p>
      <text:p text:style-name="Standard">59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60.</text:p>
      <text:p text:style-name="Standard">00:00</text:p>
      <text:p text:style-name="Standard">/02_New_RU/***</text:p>
      <text:p text:style-name="Standard">/02_New_RU/</text:p>
      <text:p text:style-name="Standard">￼ </text:p>
      <text:p text:style-name="Standard">61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62.</text:p>
      <text:p text:style-name="Standard">00:00</text:p>
      <text:p text:style-name="Standard">/04_New_Other/***</text:p>
      <text:p text:style-name="Standard">/04_New_Other/</text:p>
      <text:p text:style-name="Standard">￼ </text:p>
      <text:p text:style-name="Standard">63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64.</text:p>
      <text:p text:style-name="Standard">00:00</text:p>
      <text:p text:style-name="Standard">/03_New_UA/***</text:p>
      <text:p text:style-name="Standard">/03_New_UA/￼ - выбрать все файлы: 00:00:00 время, 0 файлов, 0 часов, 0 MB <text:s text:c="4"/>￼ <text:s text:c="2"/></text:p>
      <text:p text:style-name="Standard"/>
      <text:p text:style-name="Standard">Плейлисты: ￼</text:p>
      <text:p text:style-name="Standard">▶ Основной</text:p>
      <text:p text:style-name="Standard"><text:s/>￼⚙￼Создать</text:p>
      <text:p text:style-name="Standard">￼ </text:p>
      <text:p text:style-name="Standard">1.</text:p>
      <text:p text:style-name="Standard">00:00</text:p>
      <text:p text:style-name="Standard">/@ESC_Jingles/***</text:p>
      <text:p text:style-name="Standard">/@ESC_Jingles/</text:p>
      <text:p text:style-name="Standard">￼ </text:p>
      <text:p text:style-name="Standard">2.</text:p>
      <text:p text:style-name="Standard">00:00</text:p>
      <text:p text:style-name="Standard">/08_ESC_Contest_This_Year/***</text:p>
      <text:p text:style-name="Standard">/08_ESC_Contest_This_Year/</text:p>
      <text:p text:style-name="Standard">￼ </text:p>
      <text:p text:style-name="Standard">3.</text:p>
      <text:p text:style-name="Standard">00:00</text:p>
      <text:p text:style-name="Standard">/@Джингы/***</text:p>
      <text:p text:style-name="Standard">/@Джингы/</text:p>
      <text:p text:style-name="Standard"><text:soft-page-break/>￼ </text:p>
      <text:p text:style-name="Standard">4.</text:p>
      <text:p text:style-name="Standard">00:00</text:p>
      <text:p text:style-name="Standard">/05_RU_All/***</text:p>
      <text:p text:style-name="Standard">/05_RU_All/</text:p>
      <text:p text:style-name="Standard">￼ </text:p>
      <text:p text:style-name="Standard">5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6.</text:p>
      <text:p text:style-name="Standard">00:00</text:p>
      <text:p text:style-name="Standard">/01_New_INT/***</text:p>
      <text:p text:style-name="Standard">/01_New_INT/</text:p>
      <text:p text:style-name="Standard">￼ </text:p>
      <text:p text:style-name="Standard">7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8.</text:p>
      <text:p text:style-name="Standard">00:00</text:p>
      <text:p text:style-name="Standard">/06_UA_All/***</text:p>
      <text:p text:style-name="Standard">/06_UA_All/</text:p>
      <text:p text:style-name="Standard">￼ </text:p>
      <text:p text:style-name="Standard">9.</text:p>
      <text:p text:style-name="Standard">00:00</text:p>
      <text:p text:style-name="Standard">/@ESC_Jingles/***</text:p>
      <text:p text:style-name="Standard">/@ESC_Jingles/</text:p>
      <text:p text:style-name="Standard">￼ </text:p>
      <text:p text:style-name="Standard">10.</text:p>
      <text:p text:style-name="Standard">00:00</text:p>
      <text:p text:style-name="Standard">/10_ESC_Classics/***</text:p>
      <text:p text:style-name="Standard">/10_ESC_Classics/</text:p>
      <text:p text:style-name="Standard">￼ </text:p>
      <text:p text:style-name="Standard">11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12.</text:p>
      <text:p text:style-name="Standard">00:00</text:p>
      <text:p text:style-name="Standard">/02_New_RU/***</text:p>
      <text:p text:style-name="Standard">/02_New_RU/</text:p>
      <text:p text:style-name="Standard">￼ </text:p>
      <text:p text:style-name="Standard">13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14.</text:p>
      <text:p text:style-name="Standard"><text:soft-page-break/>00:00</text:p>
      <text:p text:style-name="Standard">/07_INT_All/***</text:p>
      <text:p text:style-name="Standard">/07_INT_All/</text:p>
      <text:p text:style-name="Standard">￼ </text:p>
      <text:p text:style-name="Standard">15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16.</text:p>
      <text:p text:style-name="Standard">00:00</text:p>
      <text:p text:style-name="Standard">/03_New_UA/***</text:p>
      <text:p text:style-name="Standard">/03_New_UA/</text:p>
      <text:p text:style-name="Standard">￼ </text:p>
      <text:p text:style-name="Standard">17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18.</text:p>
      <text:p text:style-name="Standard">00:00</text:p>
      <text:p text:style-name="Standard">/09_ESC_Selections/***</text:p>
      <text:p text:style-name="Standard">/09_ESC_Selections/</text:p>
      <text:p text:style-name="Standard">￼ </text:p>
      <text:p text:style-name="Standard">19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20.</text:p>
      <text:p text:style-name="Standard">00:00</text:p>
      <text:p text:style-name="Standard">/05_RU_All/***</text:p>
      <text:p text:style-name="Standard">/05_RU_All/</text:p>
      <text:p text:style-name="Standard">￼ </text:p>
      <text:p text:style-name="Standard">21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22.</text:p>
      <text:p text:style-name="Standard">00:00</text:p>
      <text:p text:style-name="Standard">/04_New_Other/***</text:p>
      <text:p text:style-name="Standard">/04_New_Other/</text:p>
      <text:p text:style-name="Standard">￼ </text:p>
      <text:p text:style-name="Standard">23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24.</text:p>
      <text:p text:style-name="Standard">00:00</text:p>
      <text:p text:style-name="Standard">/06_UA_All/***</text:p>
      <text:p text:style-name="Standard"><text:soft-page-break/>/06_UA_All/</text:p>
      <text:p text:style-name="Standard">￼ </text:p>
      <text:p text:style-name="Standard">25.</text:p>
      <text:p text:style-name="Standard">00:00</text:p>
      <text:p text:style-name="Standard">/@ESC_Jingles/***</text:p>
      <text:p text:style-name="Standard">/@ESC_Jingles/</text:p>
      <text:p text:style-name="Standard">￼ </text:p>
      <text:p text:style-name="Standard">26.</text:p>
      <text:p text:style-name="Standard">00:00</text:p>
      <text:p text:style-name="Standard">/10_ESC_Classics/***</text:p>
      <text:p text:style-name="Standard">/10_ESC_Classics/</text:p>
      <text:p text:style-name="Standard">￼ </text:p>
      <text:p text:style-name="Standard">27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28.</text:p>
      <text:p text:style-name="Standard">00:00</text:p>
      <text:p text:style-name="Standard">/02_New_RU/***</text:p>
      <text:p text:style-name="Standard">/02_New_RU/</text:p>
      <text:p text:style-name="Standard">￼ </text:p>
      <text:p text:style-name="Standard">29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30.</text:p>
      <text:p text:style-name="Standard">00:00</text:p>
      <text:p text:style-name="Standard">/07_INT_All/***</text:p>
      <text:p text:style-name="Standard">/07_INT_All/</text:p>
      <text:p text:style-name="Standard">￼ </text:p>
      <text:p text:style-name="Standard">31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32.</text:p>
      <text:p text:style-name="Standard">00:00</text:p>
      <text:p text:style-name="Standard">/03_New_UA/***</text:p>
      <text:p text:style-name="Standard">/03_New_UA/</text:p>
      <text:p text:style-name="Standard">￼ </text:p>
      <text:p text:style-name="Standard">33.</text:p>
      <text:p text:style-name="Standard">00:00</text:p>
      <text:p text:style-name="Standard">/@ESC_Jingles/***</text:p>
      <text:p text:style-name="Standard">/@ESC_Jingles/</text:p>
      <text:p text:style-name="Standard">￼ </text:p>
      <text:p text:style-name="Standard">34.</text:p>
      <text:p text:style-name="Standard">00:00</text:p>
      <text:p text:style-name="Standard">/08_ESC_Contest_This_Year/***</text:p>
      <text:p text:style-name="Standard">/08_ESC_Contest_This_Year/</text:p>
      <text:p text:style-name="Standard">￼ </text:p>
      <text:p text:style-name="Standard"><text:soft-page-break/>35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36.</text:p>
      <text:p text:style-name="Standard">00:00</text:p>
      <text:p text:style-name="Standard">/05_RU_All/***</text:p>
      <text:p text:style-name="Standard">/05_RU_All/</text:p>
      <text:p text:style-name="Standard">￼ </text:p>
      <text:p text:style-name="Standard">37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38.</text:p>
      <text:p text:style-name="Standard">00:00</text:p>
      <text:p text:style-name="Standard">/01_New_INT/***</text:p>
      <text:p text:style-name="Standard">/01_New_INT/</text:p>
      <text:p text:style-name="Standard">￼ </text:p>
      <text:p text:style-name="Standard">39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40.</text:p>
      <text:p text:style-name="Standard">00:00</text:p>
      <text:p text:style-name="Standard">/06_UA_All/***</text:p>
      <text:p text:style-name="Standard">/06_UA_All/</text:p>
      <text:p text:style-name="Standard">￼ </text:p>
      <text:p text:style-name="Standard">41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42.</text:p>
      <text:p text:style-name="Standard">00:00</text:p>
      <text:p text:style-name="Standard">/09_ESC_Selections/***</text:p>
      <text:p text:style-name="Standard">/09_ESC_Selections/</text:p>
      <text:p text:style-name="Standard">￼ </text:p>
      <text:p text:style-name="Standard">43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44.</text:p>
      <text:p text:style-name="Standard">00:00</text:p>
      <text:p text:style-name="Standard">/02_New_RU/***</text:p>
      <text:p text:style-name="Standard">/02_New_RU/</text:p>
      <text:p text:style-name="Standard">￼ </text:p>
      <text:p text:style-name="Standard">45.</text:p>
      <text:p text:style-name="Standard">00:00</text:p>
      <text:p text:style-name="Standard"><text:soft-page-break/>/@Джингы/***</text:p>
      <text:p text:style-name="Standard">/@Джингы/</text:p>
      <text:p text:style-name="Standard">￼ </text:p>
      <text:p text:style-name="Standard">46.</text:p>
      <text:p text:style-name="Standard">00:00</text:p>
      <text:p text:style-name="Standard">/07_INT_All/***</text:p>
      <text:p text:style-name="Standard">/07_INT_All/</text:p>
      <text:p text:style-name="Standard">￼ </text:p>
      <text:p text:style-name="Standard">47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48.</text:p>
      <text:p text:style-name="Standard">00:00</text:p>
      <text:p text:style-name="Standard">/03_New_UA/***</text:p>
      <text:p text:style-name="Standard">/03_New_UA/</text:p>
      <text:p text:style-name="Standard">￼ </text:p>
      <text:p text:style-name="Standard">49.</text:p>
      <text:p text:style-name="Standard">00:00</text:p>
      <text:p text:style-name="Standard">/@ESC_Jingles/***</text:p>
      <text:p text:style-name="Standard">/@ESC_Jingles/</text:p>
      <text:p text:style-name="Standard">￼ </text:p>
      <text:p text:style-name="Standard">50.</text:p>
      <text:p text:style-name="Standard">00:00</text:p>
      <text:p text:style-name="Standard">/10_ESC_Classics/***</text:p>
      <text:p text:style-name="Standard">/10_ESC_Classics/</text:p>
      <text:p text:style-name="Standard">￼ </text:p>
      <text:p text:style-name="Standard">51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52.</text:p>
      <text:p text:style-name="Standard">00:00</text:p>
      <text:p text:style-name="Standard">/05_RU_All/***</text:p>
      <text:p text:style-name="Standard">/05_RU_All/</text:p>
      <text:p text:style-name="Standard">￼ </text:p>
      <text:p text:style-name="Standard">53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54.</text:p>
      <text:p text:style-name="Standard">00:00</text:p>
      <text:p text:style-name="Standard">/07_INT_All/***</text:p>
      <text:p text:style-name="Standard">/07_INT_All/</text:p>
      <text:p text:style-name="Standard">￼ </text:p>
      <text:p text:style-name="Standard">55.</text:p>
      <text:p text:style-name="Standard">00:00</text:p>
      <text:p text:style-name="Standard">/@Джингы/***</text:p>
      <text:p text:style-name="Standard">/@Джингы/</text:p>
      <text:p text:style-name="Standard"><text:soft-page-break/>￼ </text:p>
      <text:p text:style-name="Standard">56.</text:p>
      <text:p text:style-name="Standard">00:00</text:p>
      <text:p text:style-name="Standard">/06_UA_All/***</text:p>
      <text:p text:style-name="Standard">/06_UA_All/</text:p>
      <text:p text:style-name="Standard">￼ </text:p>
      <text:p text:style-name="Standard">57.</text:p>
      <text:p text:style-name="Standard">00:00</text:p>
      <text:p text:style-name="Standard">/@ESC_Jingles/***</text:p>
      <text:p text:style-name="Standard">/@ESC_Jingles/</text:p>
      <text:p text:style-name="Standard">￼ </text:p>
      <text:p text:style-name="Standard">58.</text:p>
      <text:p text:style-name="Standard">00:00</text:p>
      <text:p text:style-name="Standard">/08_ESC_Contest_This_Year/***</text:p>
      <text:p text:style-name="Standard">/08_ESC_Contest_This_Year/</text:p>
      <text:p text:style-name="Standard">￼ </text:p>
      <text:p text:style-name="Standard">59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60.</text:p>
      <text:p text:style-name="Standard">00:00</text:p>
      <text:p text:style-name="Standard">/02_New_RU/***</text:p>
      <text:p text:style-name="Standard">/02_New_RU/</text:p>
      <text:p text:style-name="Standard">￼ </text:p>
      <text:p text:style-name="Standard">61.</text:p>
      <text:p text:style-name="Standard">00:00</text:p>
      <text:p text:style-name="Standard">/@Новое_Джинлы/***</text:p>
      <text:p text:style-name="Standard">/@Новое_Джинлы/</text:p>
      <text:p text:style-name="Standard">￼ ￼ - выбрать все файлы: 00:00:00 время, 0 файлов, 0 часов, 0 MB <text:s text:c="4"/>￼ <text:s text:c="2"/></text:p>
      <text:p text:style-name="Standard"/>
      <text:p text:style-name="Standard">Плейлисты: ￼</text:p>
      <text:p text:style-name="Standard">▶ Основной</text:p>
      <text:p text:style-name="Standard"><text:s/>￼⚙￼Создать</text:p>
      <text:p text:style-name="Standard">￼ </text:p>
      <text:p text:style-name="Standard">1.</text:p>
      <text:p text:style-name="Standard">00:00</text:p>
      <text:p text:style-name="Standard">/@ESC_Jingles/***</text:p>
      <text:p text:style-name="Standard">/@ESC_Jingles/</text:p>
      <text:p text:style-name="Standard">￼ </text:p>
      <text:p text:style-name="Standard">2.</text:p>
      <text:p text:style-name="Standard">00:00</text:p>
      <text:p text:style-name="Standard">/08_ESC_Contest_This_Year/***</text:p>
      <text:p text:style-name="Standard">/08_ESC_Contest_This_Year/</text:p>
      <text:p text:style-name="Standard">￼ </text:p>
      <text:p text:style-name="Standard">3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4.</text:p>
      <text:p text:style-name="Standard"><text:soft-page-break/>00:00</text:p>
      <text:p text:style-name="Standard">/05_RU_All/***</text:p>
      <text:p text:style-name="Standard">/05_RU_All/</text:p>
      <text:p text:style-name="Standard">￼ </text:p>
      <text:p text:style-name="Standard">5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6.</text:p>
      <text:p text:style-name="Standard">00:00</text:p>
      <text:p text:style-name="Standard">/01_New_INT/***</text:p>
      <text:p text:style-name="Standard">/01_New_INT/</text:p>
      <text:p text:style-name="Standard">￼ </text:p>
      <text:p text:style-name="Standard">7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8.</text:p>
      <text:p text:style-name="Standard">00:00</text:p>
      <text:p text:style-name="Standard">/06_UA_All/***</text:p>
      <text:p text:style-name="Standard">/06_UA_All/</text:p>
      <text:p text:style-name="Standard">￼ </text:p>
      <text:p text:style-name="Standard">9.</text:p>
      <text:p text:style-name="Standard">00:00</text:p>
      <text:p text:style-name="Standard">/@ESC_Jingles/***</text:p>
      <text:p text:style-name="Standard">/@ESC_Jingles/</text:p>
      <text:p text:style-name="Standard">￼ </text:p>
      <text:p text:style-name="Standard">10.</text:p>
      <text:p text:style-name="Standard">00:00</text:p>
      <text:p text:style-name="Standard">/10_ESC_Classics/***</text:p>
      <text:p text:style-name="Standard">/10_ESC_Classics/</text:p>
      <text:p text:style-name="Standard">￼ </text:p>
      <text:p text:style-name="Standard">11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12.</text:p>
      <text:p text:style-name="Standard">00:00</text:p>
      <text:p text:style-name="Standard">/02_New_RU/***</text:p>
      <text:p text:style-name="Standard">/02_New_RU/</text:p>
      <text:p text:style-name="Standard">￼ </text:p>
      <text:p text:style-name="Standard">13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14.</text:p>
      <text:p text:style-name="Standard">00:00</text:p>
      <text:p text:style-name="Standard">/07_INT_All/***</text:p>
      <text:p text:style-name="Standard"><text:soft-page-break/>/07_INT_All/</text:p>
      <text:p text:style-name="Standard">￼ </text:p>
      <text:p text:style-name="Standard">15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16.</text:p>
      <text:p text:style-name="Standard">00:00</text:p>
      <text:p text:style-name="Standard">/03_New_UA/***</text:p>
      <text:p text:style-name="Standard">/03_New_UA/</text:p>
      <text:p text:style-name="Standard">￼ </text:p>
      <text:p text:style-name="Standard">17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18.</text:p>
      <text:p text:style-name="Standard">00:00</text:p>
      <text:p text:style-name="Standard">/09_ESC_Selections/***</text:p>
      <text:p text:style-name="Standard">/09_ESC_Selections/</text:p>
      <text:p text:style-name="Standard">￼ </text:p>
      <text:p text:style-name="Standard">19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20.</text:p>
      <text:p text:style-name="Standard">00:00</text:p>
      <text:p text:style-name="Standard">/05_RU_All/***</text:p>
      <text:p text:style-name="Standard">/05_RU_All/</text:p>
      <text:p text:style-name="Standard">￼ </text:p>
      <text:p text:style-name="Standard">21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22.</text:p>
      <text:p text:style-name="Standard">00:00</text:p>
      <text:p text:style-name="Standard">/04_New_Other/***</text:p>
      <text:p text:style-name="Standard">/04_New_Other/</text:p>
      <text:p text:style-name="Standard">￼ </text:p>
      <text:p text:style-name="Standard">23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24.</text:p>
      <text:p text:style-name="Standard">00:00</text:p>
      <text:p text:style-name="Standard">/06_UA_All/***</text:p>
      <text:p text:style-name="Standard">/06_UA_All/</text:p>
      <text:p text:style-name="Standard">￼ </text:p>
      <text:p text:style-name="Standard"><text:soft-page-break/>25.</text:p>
      <text:p text:style-name="Standard">00:00</text:p>
      <text:p text:style-name="Standard">/@ESC_Jingles/***</text:p>
      <text:p text:style-name="Standard">/@ESC_Jingles/</text:p>
      <text:p text:style-name="Standard">￼ </text:p>
      <text:p text:style-name="Standard">26.</text:p>
      <text:p text:style-name="Standard">00:00</text:p>
      <text:p text:style-name="Standard">/10_ESC_Classics/***</text:p>
      <text:p text:style-name="Standard">/10_ESC_Classics/</text:p>
      <text:p text:style-name="Standard">￼ </text:p>
      <text:p text:style-name="Standard">27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28.</text:p>
      <text:p text:style-name="Standard">00:00</text:p>
      <text:p text:style-name="Standard">/02_New_RU/***</text:p>
      <text:p text:style-name="Standard">/02_New_RU/</text:p>
      <text:p text:style-name="Standard">￼ </text:p>
      <text:p text:style-name="Standard">29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30.</text:p>
      <text:p text:style-name="Standard">00:00</text:p>
      <text:p text:style-name="Standard">/07_INT_All/***</text:p>
      <text:p text:style-name="Standard">/07_INT_All/</text:p>
      <text:p text:style-name="Standard">￼ </text:p>
      <text:p text:style-name="Standard">31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32.</text:p>
      <text:p text:style-name="Standard">00:00</text:p>
      <text:p text:style-name="Standard">/03_New_UA/***</text:p>
      <text:p text:style-name="Standard">/03_New_UA/</text:p>
      <text:p text:style-name="Standard">￼ </text:p>
      <text:p text:style-name="Standard">33.</text:p>
      <text:p text:style-name="Standard">00:00</text:p>
      <text:p text:style-name="Standard">/@ESC_Jingles/***</text:p>
      <text:p text:style-name="Standard">/@ESC_Jingles/</text:p>
      <text:p text:style-name="Standard">￼ </text:p>
      <text:p text:style-name="Standard">34.</text:p>
      <text:p text:style-name="Standard">00:00</text:p>
      <text:p text:style-name="Standard">/08_ESC_Contest_This_Year/***</text:p>
      <text:p text:style-name="Standard">/08_ESC_Contest_This_Year/</text:p>
      <text:p text:style-name="Standard">￼ </text:p>
      <text:p text:style-name="Standard">35.</text:p>
      <text:p text:style-name="Standard">00:00</text:p>
      <text:p text:style-name="Standard"><text:soft-page-break/>/@Джингы/***</text:p>
      <text:p text:style-name="Standard">/@Джингы/</text:p>
      <text:p text:style-name="Standard">￼ </text:p>
      <text:p text:style-name="Standard">36.</text:p>
      <text:p text:style-name="Standard">00:00</text:p>
      <text:p text:style-name="Standard">/05_RU_All/***</text:p>
      <text:p text:style-name="Standard">/05_RU_All/</text:p>
      <text:p text:style-name="Standard">￼ </text:p>
      <text:p text:style-name="Standard">37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38.</text:p>
      <text:p text:style-name="Standard">00:00</text:p>
      <text:p text:style-name="Standard">/01_New_INT/***</text:p>
      <text:p text:style-name="Standard">/01_New_INT/</text:p>
      <text:p text:style-name="Standard">￼ </text:p>
      <text:p text:style-name="Standard">39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40.</text:p>
      <text:p text:style-name="Standard">00:00</text:p>
      <text:p text:style-name="Standard">/06_UA_All/***</text:p>
      <text:p text:style-name="Standard">/06_UA_All/</text:p>
      <text:p text:style-name="Standard">￼ </text:p>
      <text:p text:style-name="Standard">41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42.</text:p>
      <text:p text:style-name="Standard">00:00</text:p>
      <text:p text:style-name="Standard">/09_ESC_Selections/***</text:p>
      <text:p text:style-name="Standard">/09_ESC_Selections/</text:p>
      <text:p text:style-name="Standard">￼ </text:p>
      <text:p text:style-name="Standard">43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44.</text:p>
      <text:p text:style-name="Standard">00:00</text:p>
      <text:p text:style-name="Standard">/02_New_RU/***</text:p>
      <text:p text:style-name="Standard">/02_New_RU/</text:p>
      <text:p text:style-name="Standard">￼ </text:p>
      <text:p text:style-name="Standard">45.</text:p>
      <text:p text:style-name="Standard">00:00</text:p>
      <text:p text:style-name="Standard">/@Джингы/***</text:p>
      <text:p text:style-name="Standard">/@Джингы/</text:p>
      <text:p text:style-name="Standard"><text:soft-page-break/>￼ </text:p>
      <text:p text:style-name="Standard">46.</text:p>
      <text:p text:style-name="Standard">00:00</text:p>
      <text:p text:style-name="Standard">/07_INT_All/***</text:p>
      <text:p text:style-name="Standard">/07_INT_All/</text:p>
      <text:p text:style-name="Standard">￼ </text:p>
      <text:p text:style-name="Standard">47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48.</text:p>
      <text:p text:style-name="Standard">00:00</text:p>
      <text:p text:style-name="Standard">/03_New_UA/***</text:p>
      <text:p text:style-name="Standard">/03_New_UA/</text:p>
      <text:p text:style-name="Standard">￼ </text:p>
      <text:p text:style-name="Standard">49.</text:p>
      <text:p text:style-name="Standard">00:00</text:p>
      <text:p text:style-name="Standard">/@ESC_Jingles/***</text:p>
      <text:p text:style-name="Standard">/@ESC_Jingles/</text:p>
      <text:p text:style-name="Standard">￼ </text:p>
      <text:p text:style-name="Standard">50.</text:p>
      <text:p text:style-name="Standard">00:00</text:p>
      <text:p text:style-name="Standard">/10_ESC_Classics/***</text:p>
      <text:p text:style-name="Standard">/10_ESC_Classics/</text:p>
      <text:p text:style-name="Standard">￼ </text:p>
      <text:p text:style-name="Standard">51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52.</text:p>
      <text:p text:style-name="Standard">00:00</text:p>
      <text:p text:style-name="Standard">/05_RU_All/***</text:p>
      <text:p text:style-name="Standard">/05_RU_All/</text:p>
      <text:p text:style-name="Standard">￼ </text:p>
      <text:p text:style-name="Standard">53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54.</text:p>
      <text:p text:style-name="Standard">00:00</text:p>
      <text:p text:style-name="Standard">/07_INT_All/***</text:p>
      <text:p text:style-name="Standard">/07_INT_All/</text:p>
      <text:p text:style-name="Standard">￼ </text:p>
      <text:p text:style-name="Standard">55.</text:p>
      <text:p text:style-name="Standard">00:00</text:p>
      <text:p text:style-name="Standard">/@Джингы/***</text:p>
      <text:p text:style-name="Standard">/@Джингы/</text:p>
      <text:p text:style-name="Standard">￼ </text:p>
      <text:p text:style-name="Standard">56.</text:p>
      <text:p text:style-name="Standard"><text:soft-page-break/>00:00</text:p>
      <text:p text:style-name="Standard">/06_UA_All/***</text:p>
      <text:p text:style-name="Standard">/06_UA_All/</text:p>
      <text:p text:style-name="Standard">￼ </text:p>
      <text:p text:style-name="Standard">57.</text:p>
      <text:p text:style-name="Standard">00:00</text:p>
      <text:p text:style-name="Standard">/@ESC_Jingles/***</text:p>
      <text:p text:style-name="Standard">/@ESC_Jingles/</text:p>
      <text:p text:style-name="Standard">￼ </text:p>
      <text:p text:style-name="Standard">58.</text:p>
      <text:p text:style-name="Standard">00:00</text:p>
      <text:p text:style-name="Standard">/08_ESC_Contest_This_Year/***</text:p>
      <text:p text:style-name="Standard">/08_ESC_Contest_This_Year/</text:p>
      <text:p text:style-name="Standard">￼ </text:p>
      <text:p text:style-name="Standard">59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60.</text:p>
      <text:p text:style-name="Standard">00:00</text:p>
      <text:p text:style-name="Standard">/02_New_RU/***</text:p>
      <text:p text:style-name="Standard">/02_New_RU/</text:p>
      <text:p text:style-name="Standard">￼ </text:p>
      <text:p text:style-name="Standard">61.</text:p>
      <text:p text:style-name="Standard">00:00</text:p>
      <text:p text:style-name="Standard">/@Новое_Джинлы/***</text:p>
      <text:p text:style-name="P1">/@Новое_Джинлы￼ - выбрать все файлы: 00:00:00 время, 0 файлов, 0 часов, 0 MB <text:s text:c="4"/>￼ <text:s text:c="2"/></text:p>
      <text:p text:style-name="P1"/>
      <text:p text:style-name="P1">Плейлисты: ￼</text:p>
      <text:p text:style-name="P1">▶ Основной</text:p>
      <text:p text:style-name="P1"><text:s/>￼⚙￼Создать</text:p>
      <text:p text:style-name="P1">￼ </text:p>
      <text:p text:style-name="P1">1.</text:p>
      <text:p text:style-name="P1">00:00</text:p>
      <text:p text:style-name="P1">/@ESC_Jingles/***</text:p>
      <text:p text:style-name="P1">/@ESC_Jingles/</text:p>
      <text:p text:style-name="P1">￼ </text:p>
      <text:p text:style-name="P1">2.</text:p>
      <text:p text:style-name="P1">00:00</text:p>
      <text:p text:style-name="P1">/08_ESC_Contest_This_Year/***</text:p>
      <text:p text:style-name="P1">/08_ESC_Contest_This_Year/</text:p>
      <text:p text:style-name="P1">￼ </text:p>
      <text:p text:style-name="P1">3.</text:p>
      <text:p text:style-name="P1">00:00</text:p>
      <text:p text:style-name="P1">/@Джингы/***</text:p>
      <text:p text:style-name="P1">/@Джингы/</text:p>
      <text:p text:style-name="P1">￼ </text:p>
      <text:p text:style-name="P1">4.</text:p>
      <text:p text:style-name="P1">00:00</text:p>
      <text:p text:style-name="P1">/05_RU_All/***</text:p>
      <text:p text:style-name="P1">/05_RU_All/</text:p>
      <text:p text:style-name="P1"><text:soft-page-break/>￼ </text:p>
      <text:p text:style-name="P1">5.</text:p>
      <text:p text:style-name="P1">00:00</text:p>
      <text:p text:style-name="P1">/@Новое_Джинлы/***</text:p>
      <text:p text:style-name="P1">/@Новое_Джинлы/</text:p>
      <text:p text:style-name="P1">￼ </text:p>
      <text:p text:style-name="P1">6.</text:p>
      <text:p text:style-name="P1">00:00</text:p>
      <text:p text:style-name="P1">/01_New_INT/***</text:p>
      <text:p text:style-name="P1">/01_New_INT/</text:p>
      <text:p text:style-name="P1">￼ </text:p>
      <text:p text:style-name="P1">7.</text:p>
      <text:p text:style-name="P1">00:00</text:p>
      <text:p text:style-name="P1">/@Джингы/***</text:p>
      <text:p text:style-name="P1">/@Джингы/</text:p>
      <text:p text:style-name="P1">￼ </text:p>
      <text:p text:style-name="P1">8.</text:p>
      <text:p text:style-name="P1">00:00</text:p>
      <text:p text:style-name="P1">/06_UA_All/***</text:p>
      <text:p text:style-name="P1">/06_UA_All/</text:p>
      <text:p text:style-name="P1">￼ </text:p>
      <text:p text:style-name="P1">9.</text:p>
      <text:p text:style-name="P1">00:00</text:p>
      <text:p text:style-name="P1">/@ESC_Jingles/***</text:p>
      <text:p text:style-name="P1">/@ESC_Jingles/</text:p>
      <text:p text:style-name="P1">￼ </text:p>
      <text:p text:style-name="P1">10.</text:p>
      <text:p text:style-name="P1">00:00</text:p>
      <text:p text:style-name="P1">/10_ESC_Classics/***</text:p>
      <text:p text:style-name="P1">/10_ESC_Classics/</text:p>
      <text:p text:style-name="P1">￼ </text:p>
      <text:p text:style-name="P1">11.</text:p>
      <text:p text:style-name="P1">00:00</text:p>
      <text:p text:style-name="P1">/@Новое_Джинлы/***</text:p>
      <text:p text:style-name="P1">/@Новое_Джинлы/</text:p>
      <text:p text:style-name="P1">￼ </text:p>
      <text:p text:style-name="P1">12.</text:p>
      <text:p text:style-name="P1">00:00</text:p>
      <text:p text:style-name="P1">/02_New_RU/***</text:p>
      <text:p text:style-name="P1">/02_New_RU/</text:p>
      <text:p text:style-name="P1">￼ </text:p>
      <text:p text:style-name="P1">13.</text:p>
      <text:p text:style-name="P1">00:00</text:p>
      <text:p text:style-name="P1">/@Джингы/***</text:p>
      <text:p text:style-name="P1">/@Джингы/</text:p>
      <text:p text:style-name="P1">￼ </text:p>
      <text:p text:style-name="P1">14.</text:p>
      <text:p text:style-name="P1">00:00</text:p>
      <text:p text:style-name="P1">/07_INT_All/***</text:p>
      <text:p text:style-name="P1">/07_INT_All/</text:p>
      <text:p text:style-name="P1">￼ </text:p>
      <text:p text:style-name="P1">15.</text:p>
      <text:p text:style-name="P1"><text:soft-page-break/>00:00</text:p>
      <text:p text:style-name="P1">/@Новое_Джинлы/***</text:p>
      <text:p text:style-name="P1">/@Новое_Джинлы/</text:p>
      <text:p text:style-name="P1">￼ </text:p>
      <text:p text:style-name="P1">16.</text:p>
      <text:p text:style-name="P1">00:00</text:p>
      <text:p text:style-name="P1">/03_New_UA/***</text:p>
      <text:p text:style-name="P1">/03_New_UA/</text:p>
      <text:p text:style-name="P1">￼ </text:p>
      <text:p text:style-name="P1">17.</text:p>
      <text:p text:style-name="P1">00:00</text:p>
      <text:p text:style-name="P1">/@Джингы/***</text:p>
      <text:p text:style-name="P1">/@Джингы/</text:p>
      <text:p text:style-name="P1">￼ </text:p>
      <text:p text:style-name="P1">18.</text:p>
      <text:p text:style-name="P1">00:00</text:p>
      <text:p text:style-name="P1">/09_ESC_Selections/***</text:p>
      <text:p text:style-name="P1">/09_ESC_Selections/</text:p>
      <text:p text:style-name="P1">￼ </text:p>
      <text:p text:style-name="P1">19.</text:p>
      <text:p text:style-name="P1">00:00</text:p>
      <text:p text:style-name="P1">/@Джингы/***</text:p>
      <text:p text:style-name="P1">/@Джингы/</text:p>
      <text:p text:style-name="P1">￼ </text:p>
      <text:p text:style-name="P1">20.</text:p>
      <text:p text:style-name="P1">00:00</text:p>
      <text:p text:style-name="P1">/05_RU_All/***</text:p>
      <text:p text:style-name="P1">/05_RU_All/</text:p>
      <text:p text:style-name="P1">￼ </text:p>
      <text:p text:style-name="P1">21.</text:p>
      <text:p text:style-name="P1">00:00</text:p>
      <text:p text:style-name="P1">/@Новое_Джинлы/***</text:p>
      <text:p text:style-name="P1">/@Новое_Джинлы/</text:p>
      <text:p text:style-name="P1">￼ </text:p>
      <text:p text:style-name="P1">22.</text:p>
      <text:p text:style-name="P1">00:00</text:p>
      <text:p text:style-name="P1">/04_New_Other/***</text:p>
      <text:p text:style-name="P1">/04_New_Other/</text:p>
      <text:p text:style-name="P1">￼ </text:p>
      <text:p text:style-name="P1">23.</text:p>
      <text:p text:style-name="P1">00:00</text:p>
      <text:p text:style-name="P1">/@Джингы/***</text:p>
      <text:p text:style-name="P1">/@Джингы/</text:p>
      <text:p text:style-name="P1">￼ </text:p>
      <text:p text:style-name="P1">24.</text:p>
      <text:p text:style-name="P1">00:00</text:p>
      <text:p text:style-name="P1">/06_UA_All/***</text:p>
      <text:p text:style-name="P1">/06_UA_All/</text:p>
      <text:p text:style-name="P1">￼ </text:p>
      <text:p text:style-name="P1">25.</text:p>
      <text:p text:style-name="P1">00:00</text:p>
      <text:p text:style-name="P1">/@ESC_Jingles/***</text:p>
      <text:p text:style-name="P1"><text:soft-page-break/>/@ESC_Jingles/</text:p>
      <text:p text:style-name="P1">￼ </text:p>
      <text:p text:style-name="P1">26.</text:p>
      <text:p text:style-name="P1">00:00</text:p>
      <text:p text:style-name="P1">/10_ESC_Classics/***</text:p>
      <text:p text:style-name="P1">/10_ESC_Classics/</text:p>
      <text:p text:style-name="P1">￼ </text:p>
      <text:p text:style-name="P1">27.</text:p>
      <text:p text:style-name="P1">00:00</text:p>
      <text:p text:style-name="P1">/@Новое_Джинлы/***</text:p>
      <text:p text:style-name="P1">/@Новое_Джинлы/</text:p>
      <text:p text:style-name="P1">￼ </text:p>
      <text:p text:style-name="P1">28.</text:p>
      <text:p text:style-name="P1">00:00</text:p>
      <text:p text:style-name="P1">/02_New_RU/***</text:p>
      <text:p text:style-name="P1">/02_New_RU/</text:p>
      <text:p text:style-name="P1">￼ </text:p>
      <text:p text:style-name="P1">29.</text:p>
      <text:p text:style-name="P1">00:00</text:p>
      <text:p text:style-name="P1">/@Джингы/***</text:p>
      <text:p text:style-name="P1">/@Джингы/</text:p>
      <text:p text:style-name="P1">￼ </text:p>
      <text:p text:style-name="P1">30.</text:p>
      <text:p text:style-name="P1">00:00</text:p>
      <text:p text:style-name="P1">/07_INT_All/***</text:p>
      <text:p text:style-name="P1">/07_INT_All/</text:p>
      <text:p text:style-name="P1">￼ </text:p>
      <text:p text:style-name="P1">31.</text:p>
      <text:p text:style-name="P1">00:00</text:p>
      <text:p text:style-name="P1">/@Новое_Джинлы/***</text:p>
      <text:p text:style-name="P1">/@Новое_Джинлы/</text:p>
      <text:p text:style-name="P1">￼ </text:p>
      <text:p text:style-name="P1">32.</text:p>
      <text:p text:style-name="P1">00:00</text:p>
      <text:p text:style-name="P1">/03_New_UA/***</text:p>
      <text:p text:style-name="P1">/03_New_UA/</text:p>
      <text:p text:style-name="P1">￼ </text:p>
      <text:p text:style-name="P1">33.</text:p>
      <text:p text:style-name="P1">00:00</text:p>
      <text:p text:style-name="P1">/@ESC_Jingles/***</text:p>
      <text:p text:style-name="P1">/@ESC_Jingles/</text:p>
      <text:p text:style-name="P1">￼ </text:p>
      <text:p text:style-name="P1">34.</text:p>
      <text:p text:style-name="P1">00:00</text:p>
      <text:p text:style-name="P1">/08_ESC_Contest_This_Year/***</text:p>
      <text:p text:style-name="P1">/08_ESC_Contest_This_Year/</text:p>
      <text:p text:style-name="P1">￼ </text:p>
      <text:p text:style-name="P1">35.</text:p>
      <text:p text:style-name="P1">00:00</text:p>
      <text:p text:style-name="P1">/@Джингы/***</text:p>
      <text:p text:style-name="P1">/@Джингы/</text:p>
      <text:p text:style-name="P1">￼ </text:p>
      <text:p text:style-name="P1"><text:soft-page-break/>36.</text:p>
      <text:p text:style-name="P1">00:00</text:p>
      <text:p text:style-name="P1">/05_RU_All/***</text:p>
      <text:p text:style-name="P1">/05_RU_All/</text:p>
      <text:p text:style-name="P1">￼ </text:p>
      <text:p text:style-name="P1">37.</text:p>
      <text:p text:style-name="P1">00:00</text:p>
      <text:p text:style-name="P1">/@Новое_Джинлы/***</text:p>
      <text:p text:style-name="P1">/@Новое_Джинлы/</text:p>
      <text:p text:style-name="P1">￼ </text:p>
      <text:p text:style-name="P1">38.</text:p>
      <text:p text:style-name="P1">00:00</text:p>
      <text:p text:style-name="P1">/01_New_INT/***</text:p>
      <text:p text:style-name="P1">/01_New_INT/</text:p>
      <text:p text:style-name="P1">￼ </text:p>
      <text:p text:style-name="P1">39.</text:p>
      <text:p text:style-name="P1">00:00</text:p>
      <text:p text:style-name="P1">/@Джингы/***</text:p>
      <text:p text:style-name="P1">/@Джингы/</text:p>
      <text:p text:style-name="P1">￼ </text:p>
      <text:p text:style-name="P1">40.</text:p>
      <text:p text:style-name="P1">00:00</text:p>
      <text:p text:style-name="P1">/06_UA_All/***</text:p>
      <text:p text:style-name="P1">/06_UA_All/</text:p>
      <text:p text:style-name="P1">￼ </text:p>
      <text:p text:style-name="P1">41.</text:p>
      <text:p text:style-name="P1">00:00</text:p>
      <text:p text:style-name="P1">/@Джингы/***</text:p>
      <text:p text:style-name="P1">/@Джингы/</text:p>
      <text:p text:style-name="P1">￼ </text:p>
      <text:p text:style-name="P1">42.</text:p>
      <text:p text:style-name="P1">00:00</text:p>
      <text:p text:style-name="P1">/09_ESC_Selections/***</text:p>
      <text:p text:style-name="P1">/09_ESC_Selections/</text:p>
      <text:p text:style-name="P1">￼ </text:p>
      <text:p text:style-name="P1">43.</text:p>
      <text:p text:style-name="P1">00:00</text:p>
      <text:p text:style-name="P1">/@Новое_Джинлы/***</text:p>
      <text:p text:style-name="P1">/@Новое_Джинлы/</text:p>
      <text:p text:style-name="P1">￼ </text:p>
      <text:p text:style-name="P1">44.</text:p>
      <text:p text:style-name="P1">00:00</text:p>
      <text:p text:style-name="P1">/02_New_RU/***</text:p>
      <text:p text:style-name="P1">/02_New_RU/</text:p>
      <text:p text:style-name="P1">￼ </text:p>
      <text:p text:style-name="P1">45.</text:p>
      <text:p text:style-name="P1">00:00</text:p>
      <text:p text:style-name="P1">/@Джингы/***</text:p>
      <text:p text:style-name="P1">/@Джингы/</text:p>
      <text:p text:style-name="P1">￼ </text:p>
      <text:p text:style-name="P1">46.</text:p>
      <text:p text:style-name="P1">00:00</text:p>
      <text:p text:style-name="P1"><text:soft-page-break/>/07_INT_All/***</text:p>
      <text:p text:style-name="P1">/07_INT_All/</text:p>
      <text:p text:style-name="P1">￼ </text:p>
      <text:p text:style-name="P1">47.</text:p>
      <text:p text:style-name="P1">00:00</text:p>
      <text:p text:style-name="P1">/@Новое_Джинлы/***</text:p>
      <text:p text:style-name="P1">/@Новое_Джинлы/</text:p>
      <text:p text:style-name="P1">￼ </text:p>
      <text:p text:style-name="P1">48.</text:p>
      <text:p text:style-name="P1">00:00</text:p>
      <text:p text:style-name="P1">/03_New_UA/***</text:p>
      <text:p text:style-name="P1">/03_New_UA/</text:p>
      <text:p text:style-name="P1">￼ </text:p>
      <text:p text:style-name="P1">49.</text:p>
      <text:p text:style-name="P1">00:00</text:p>
      <text:p text:style-name="P1">/@ESC_Jingles/***</text:p>
      <text:p text:style-name="P1">/@ESC_Jingles/</text:p>
      <text:p text:style-name="P1">￼ </text:p>
      <text:p text:style-name="P1">50.</text:p>
      <text:p text:style-name="P1">00:00</text:p>
      <text:p text:style-name="P1">/10_ESC_Classics/***</text:p>
      <text:p text:style-name="P1">/10_ESC_Classics/</text:p>
      <text:p text:style-name="P1">￼ </text:p>
      <text:p text:style-name="P1">51.</text:p>
      <text:p text:style-name="P1">00:00</text:p>
      <text:p text:style-name="P1">/@Джингы/***</text:p>
      <text:p text:style-name="P1">/@Джингы/</text:p>
      <text:p text:style-name="P1">￼ </text:p>
      <text:p text:style-name="P1">52.</text:p>
      <text:p text:style-name="P1">00:00</text:p>
      <text:p text:style-name="P1">/05_RU_All/***</text:p>
      <text:p text:style-name="P1">/05_RU_All/</text:p>
      <text:p text:style-name="P1">￼ </text:p>
      <text:p text:style-name="P1">53.</text:p>
      <text:p text:style-name="P1">00:00</text:p>
      <text:p text:style-name="P1">/@Джингы/***</text:p>
      <text:p text:style-name="P1">/@Джингы/</text:p>
      <text:p text:style-name="P1">￼ </text:p>
      <text:p text:style-name="P1">54.</text:p>
      <text:p text:style-name="P1">00:00</text:p>
      <text:p text:style-name="P1">/07_INT_All/***</text:p>
      <text:p text:style-name="P1">/07_INT_All/</text:p>
      <text:p text:style-name="P1">￼ </text:p>
      <text:p text:style-name="P1">55.</text:p>
      <text:p text:style-name="P1">00:00</text:p>
      <text:p text:style-name="P1">/@Джингы/***</text:p>
      <text:p text:style-name="P1">/@Джингы/</text:p>
      <text:p text:style-name="P1">￼ </text:p>
      <text:p text:style-name="P1">56.</text:p>
      <text:p text:style-name="P1">00:00</text:p>
      <text:p text:style-name="P1">/06_UA_All/***</text:p>
      <text:p text:style-name="P1">/06_UA_All/</text:p>
      <text:p text:style-name="P1"><text:soft-page-break/>￼ </text:p>
      <text:p text:style-name="P1">57.</text:p>
      <text:p text:style-name="P1">00:00</text:p>
      <text:p text:style-name="P1">/@ESC_Jingles/***</text:p>
      <text:p text:style-name="P1">/@ESC_Jingles/</text:p>
      <text:p text:style-name="P1">￼ </text:p>
      <text:p text:style-name="P1">58.</text:p>
      <text:p text:style-name="P1">00:00</text:p>
      <text:p text:style-name="P1">/08_ESC_Contest_This_Year/***</text:p>
      <text:p text:style-name="P1">/08_ESC_Contest_This_Year/</text:p>
      <text:p text:style-name="P1">￼ </text:p>
      <text:p text:style-name="P1">59.</text:p>
      <text:p text:style-name="P1">00:00</text:p>
      <text:p text:style-name="P1">/@Новое_Джинлы/***</text:p>
      <text:p text:style-name="P1">/@Новое_Джинлы/</text:p>
      <text:p text:style-name="P1">￼ </text:p>
      <text:p text:style-name="P1">60.</text:p>
      <text:p text:style-name="P1">00:00</text:p>
      <text:p text:style-name="P1">/02_New_RU/***</text:p>
      <text:p text:style-name="P1">/02_New_RU/</text:p>
      <text:p text:style-name="P1">￼ </text:p>
      <text:p text:style-name="P1">61.</text:p>
      <text:p text:style-name="P1">00:00</text:p>
      <text:p text:style-name="P1">/@Новое_Джинлы/***</text:p>
      <text:p text:style-name="P1">/@Новое_Джинлы/￼ - выбрать все файлы: 00:00:00 время, 0 файлов, 0 часов, 0 MB <text:s text:c="4"/>￼ <text:s text:c="2"/></text:p>
      <text:p text:style-name="P1"/>
      <text:p text:style-name="P1">Плейлисты: ￼</text:p>
      <text:p text:style-name="P1">▶ Основной</text:p>
      <text:p text:style-name="P1"><text:s/>￼⚙￼Создать</text:p>
      <text:p text:style-name="P1">￼ </text:p>
      <text:p text:style-name="P1">1.</text:p>
      <text:p text:style-name="P1">00:00</text:p>
      <text:p text:style-name="P1">/@ESC_Jingles/***</text:p>
      <text:p text:style-name="P1">/@ESC_Jingles/</text:p>
      <text:p text:style-name="P1">￼ </text:p>
      <text:p text:style-name="P1">2.</text:p>
      <text:p text:style-name="P1">00:00</text:p>
      <text:p text:style-name="P1">/08_ESC_Contest_This_Year/***</text:p>
      <text:p text:style-name="P1">/08_ESC_Contest_This_Year/</text:p>
      <text:p text:style-name="P1">￼ </text:p>
      <text:p text:style-name="P1">3.</text:p>
      <text:p text:style-name="P1">00:00</text:p>
      <text:p text:style-name="P1">/@Джингы/***</text:p>
      <text:p text:style-name="P1">/@Джингы/</text:p>
      <text:p text:style-name="P1">￼ </text:p>
      <text:p text:style-name="P1">4.</text:p>
      <text:p text:style-name="P1">00:00</text:p>
      <text:p text:style-name="P1">/05_RU_All/***</text:p>
      <text:p text:style-name="P1">/05_RU_All/</text:p>
      <text:p text:style-name="P1">￼ </text:p>
      <text:p text:style-name="P1">5.</text:p>
      <text:p text:style-name="P1">00:00</text:p>
      <text:p text:style-name="P1"><text:soft-page-break/>/@Новое_Джинлы/***</text:p>
      <text:p text:style-name="P1">/@Новое_Джинлы/</text:p>
      <text:p text:style-name="P1">￼ </text:p>
      <text:p text:style-name="P1">6.</text:p>
      <text:p text:style-name="P1">00:00</text:p>
      <text:p text:style-name="P1">/01_New_INT/***</text:p>
      <text:p text:style-name="P1">/01_New_INT/</text:p>
      <text:p text:style-name="P1">￼ </text:p>
      <text:p text:style-name="P1">7.</text:p>
      <text:p text:style-name="P1">00:00</text:p>
      <text:p text:style-name="P1">/@Джингы/***</text:p>
      <text:p text:style-name="P1">/@Джингы/</text:p>
      <text:p text:style-name="P1">￼ </text:p>
      <text:p text:style-name="P1">8.</text:p>
      <text:p text:style-name="P1">00:00</text:p>
      <text:p text:style-name="P1">/06_UA_All/***</text:p>
      <text:p text:style-name="P1">/06_UA_All/</text:p>
      <text:p text:style-name="P1">￼ </text:p>
      <text:p text:style-name="P1">9.</text:p>
      <text:p text:style-name="P1">00:00</text:p>
      <text:p text:style-name="P1">/@ESC_Jingles/***</text:p>
      <text:p text:style-name="P1">/@ESC_Jingles/</text:p>
      <text:p text:style-name="P1">￼ </text:p>
      <text:p text:style-name="P1">10.</text:p>
      <text:p text:style-name="P1">00:00</text:p>
      <text:p text:style-name="P1">/10_ESC_Classics/***</text:p>
      <text:p text:style-name="P1">/10_ESC_Classics/</text:p>
      <text:p text:style-name="P1">￼ </text:p>
      <text:p text:style-name="P1">11.</text:p>
      <text:p text:style-name="P1">00:00</text:p>
      <text:p text:style-name="P1">/@Новое_Джинлы/***</text:p>
      <text:p text:style-name="P1">/@Новое_Джинлы/</text:p>
      <text:p text:style-name="P1">￼ </text:p>
      <text:p text:style-name="P1">12.</text:p>
      <text:p text:style-name="P1">00:00</text:p>
      <text:p text:style-name="P1">/02_New_RU/***</text:p>
      <text:p text:style-name="P1">/02_New_RU/</text:p>
      <text:p text:style-name="P1">￼ </text:p>
      <text:p text:style-name="P1">13.</text:p>
      <text:p text:style-name="P1">00:00</text:p>
      <text:p text:style-name="P1">/@Джингы/***</text:p>
      <text:p text:style-name="P1">/@Джингы/</text:p>
      <text:p text:style-name="P1">￼ </text:p>
      <text:p text:style-name="P1">14.</text:p>
      <text:p text:style-name="P1">00:00</text:p>
      <text:p text:style-name="P1">/07_INT_All/***</text:p>
      <text:p text:style-name="P1">/07_INT_All/</text:p>
      <text:p text:style-name="P1">￼ </text:p>
      <text:p text:style-name="P1">15.</text:p>
      <text:p text:style-name="P1">00:00</text:p>
      <text:p text:style-name="P1">/@Новое_Джинлы/***</text:p>
      <text:p text:style-name="P1">/@Новое_Джинлы/</text:p>
      <text:p text:style-name="P1"><text:soft-page-break/>￼ </text:p>
      <text:p text:style-name="P1">16.</text:p>
      <text:p text:style-name="P1">00:00</text:p>
      <text:p text:style-name="P1">/03_New_UA/***</text:p>
      <text:p text:style-name="P1">/03_New_UA/</text:p>
      <text:p text:style-name="P1">￼ </text:p>
      <text:p text:style-name="P1">17.</text:p>
      <text:p text:style-name="P1">00:00</text:p>
      <text:p text:style-name="P1">/@Джингы/***</text:p>
      <text:p text:style-name="P1">/@Джингы/</text:p>
      <text:p text:style-name="P1">￼ </text:p>
      <text:p text:style-name="P1">18.</text:p>
      <text:p text:style-name="P1">00:00</text:p>
      <text:p text:style-name="P1">/09_ESC_Selections/***</text:p>
      <text:p text:style-name="P1">/09_ESC_Selections/</text:p>
      <text:p text:style-name="P1">￼ </text:p>
      <text:p text:style-name="P1">19.</text:p>
      <text:p text:style-name="P1">00:00</text:p>
      <text:p text:style-name="P1">/@Джингы/***</text:p>
      <text:p text:style-name="P1">/@Джингы/</text:p>
      <text:p text:style-name="P1">￼ </text:p>
      <text:p text:style-name="P1">20.</text:p>
      <text:p text:style-name="P1">00:00</text:p>
      <text:p text:style-name="P1">/05_RU_All/***</text:p>
      <text:p text:style-name="P1">/05_RU_All/</text:p>
      <text:p text:style-name="P1">￼ </text:p>
      <text:p text:style-name="P1">21.</text:p>
      <text:p text:style-name="P1">00:00</text:p>
      <text:p text:style-name="P1">/@Новое_Джинлы/***</text:p>
      <text:p text:style-name="P1">/@Новое_Джинлы/</text:p>
      <text:p text:style-name="P1">￼ </text:p>
      <text:p text:style-name="P1">22.</text:p>
      <text:p text:style-name="P1">00:00</text:p>
      <text:p text:style-name="P1">/04_New_Other/***</text:p>
      <text:p text:style-name="P1">/04_New_Other/</text:p>
      <text:p text:style-name="P1">￼ </text:p>
      <text:p text:style-name="P1">23.</text:p>
      <text:p text:style-name="P1">00:00</text:p>
      <text:p text:style-name="P1">/@Джингы/***</text:p>
      <text:p text:style-name="P1">/@Джингы/</text:p>
      <text:p text:style-name="P1">￼ </text:p>
      <text:p text:style-name="P1">24.</text:p>
      <text:p text:style-name="P1">00:00</text:p>
      <text:p text:style-name="P1">/06_UA_All/***</text:p>
      <text:p text:style-name="P1">/06_UA_All/</text:p>
      <text:p text:style-name="P1">￼ </text:p>
      <text:p text:style-name="P1">25.</text:p>
      <text:p text:style-name="P1">00:00</text:p>
      <text:p text:style-name="P1">/@ESC_Jingles/***</text:p>
      <text:p text:style-name="P1">/@ESC_Jingles/</text:p>
      <text:p text:style-name="P1">￼ </text:p>
      <text:p text:style-name="P1">26.</text:p>
      <text:p text:style-name="P1"><text:soft-page-break/>00:00</text:p>
      <text:p text:style-name="P1">/10_ESC_Classics/***</text:p>
      <text:p text:style-name="P1">/10_ESC_Classics/</text:p>
      <text:p text:style-name="P1">￼ </text:p>
      <text:p text:style-name="P1">27.</text:p>
      <text:p text:style-name="P1">00:00</text:p>
      <text:p text:style-name="P1">/@Новое_Джинлы/***</text:p>
      <text:p text:style-name="P1">/@Новое_Джинлы/</text:p>
      <text:p text:style-name="P1">￼ </text:p>
      <text:p text:style-name="P1">28.</text:p>
      <text:p text:style-name="P1">00:00</text:p>
      <text:p text:style-name="P1">/02_New_RU/***</text:p>
      <text:p text:style-name="P1">/02_New_RU/</text:p>
      <text:p text:style-name="P1">￼ </text:p>
      <text:p text:style-name="P1">29.</text:p>
      <text:p text:style-name="P1">00:00</text:p>
      <text:p text:style-name="P1">/@Джингы/***</text:p>
      <text:p text:style-name="P1">/@Джингы/</text:p>
      <text:p text:style-name="P1">￼ </text:p>
      <text:p text:style-name="P1">30.</text:p>
      <text:p text:style-name="P1">00:00</text:p>
      <text:p text:style-name="P1">/07_INT_All/***</text:p>
      <text:p text:style-name="P1">/07_INT_All/</text:p>
      <text:p text:style-name="P1">￼ </text:p>
      <text:p text:style-name="P1">31.</text:p>
      <text:p text:style-name="P1">00:00</text:p>
      <text:p text:style-name="P1">/@Новое_Джинлы/***</text:p>
      <text:p text:style-name="P1">/@Новое_Джинлы/</text:p>
      <text:p text:style-name="P1">￼ </text:p>
      <text:p text:style-name="P1">32.</text:p>
      <text:p text:style-name="P1">00:00</text:p>
      <text:p text:style-name="P1">/03_New_UA/***</text:p>
      <text:p text:style-name="P1">/03_New_UA/</text:p>
      <text:p text:style-name="P1">￼ </text:p>
      <text:p text:style-name="P1">33.</text:p>
      <text:p text:style-name="P1">00:00</text:p>
      <text:p text:style-name="P1">/@ESC_Jingles/***</text:p>
      <text:p text:style-name="P1">/@ESC_Jingles/</text:p>
      <text:p text:style-name="P1">￼ </text:p>
      <text:p text:style-name="P1">34.</text:p>
      <text:p text:style-name="P1">00:00</text:p>
      <text:p text:style-name="P1">/08_ESC_Contest_This_Year/***</text:p>
      <text:p text:style-name="P1">/08_ESC_Contest_This_Year/</text:p>
      <text:p text:style-name="P1">￼ </text:p>
      <text:p text:style-name="P1">35.</text:p>
      <text:p text:style-name="P1">00:00</text:p>
      <text:p text:style-name="P1">/@Джингы/***</text:p>
      <text:p text:style-name="P1">/@Джингы/</text:p>
      <text:p text:style-name="P1">￼ </text:p>
      <text:p text:style-name="P1">36.</text:p>
      <text:p text:style-name="P1">00:00</text:p>
      <text:p text:style-name="P1">/05_RU_All/***</text:p>
      <text:p text:style-name="P1"><text:soft-page-break/>/05_RU_All/</text:p>
      <text:p text:style-name="P1">￼ </text:p>
      <text:p text:style-name="P1">37.</text:p>
      <text:p text:style-name="P1">00:00</text:p>
      <text:p text:style-name="P1">/@Новое_Джинлы/***</text:p>
      <text:p text:style-name="P1">/@Новое_Джинлы/</text:p>
      <text:p text:style-name="P1">￼ </text:p>
      <text:p text:style-name="P1">38.</text:p>
      <text:p text:style-name="P1">00:00</text:p>
      <text:p text:style-name="P1">/01_New_INT/***</text:p>
      <text:p text:style-name="P1">/01_New_INT/</text:p>
      <text:p text:style-name="P1">￼ </text:p>
      <text:p text:style-name="P1">39.</text:p>
      <text:p text:style-name="P1">00:00</text:p>
      <text:p text:style-name="P1">/@Джингы/***</text:p>
      <text:p text:style-name="P1">/@Джингы/</text:p>
      <text:p text:style-name="P1">￼ </text:p>
      <text:p text:style-name="P1">40.</text:p>
      <text:p text:style-name="P1">00:00</text:p>
      <text:p text:style-name="P1">/06_UA_All/***</text:p>
      <text:p text:style-name="P1">/06_UA_All/</text:p>
      <text:p text:style-name="P1">￼ </text:p>
      <text:p text:style-name="P1">41.</text:p>
      <text:p text:style-name="P1">00:00</text:p>
      <text:p text:style-name="P1">/@Джингы/***</text:p>
      <text:p text:style-name="P1">/@Джингы/</text:p>
      <text:p text:style-name="P1">￼ </text:p>
      <text:p text:style-name="P1">42.</text:p>
      <text:p text:style-name="P1">00:00</text:p>
      <text:p text:style-name="P1">/09_ESC_Selections/***</text:p>
      <text:p text:style-name="P1">/09_ESC_Selections/</text:p>
      <text:p text:style-name="P1">￼ </text:p>
      <text:p text:style-name="P1">43.</text:p>
      <text:p text:style-name="P1">00:00</text:p>
      <text:p text:style-name="P1">/@Новое_Джинлы/***</text:p>
      <text:p text:style-name="P1">/@Новое_Джинлы/</text:p>
      <text:p text:style-name="P1">￼ </text:p>
      <text:p text:style-name="P1">44.</text:p>
      <text:p text:style-name="P1">00:00</text:p>
      <text:p text:style-name="P1">/02_New_RU/***</text:p>
      <text:p text:style-name="P1">/02_New_RU/</text:p>
      <text:p text:style-name="P1">￼ </text:p>
      <text:p text:style-name="P1">45.</text:p>
      <text:p text:style-name="P1">00:00</text:p>
      <text:p text:style-name="P1">/@Джингы/***</text:p>
      <text:p text:style-name="P1">/@Джингы/</text:p>
      <text:p text:style-name="P1">￼ </text:p>
      <text:p text:style-name="P1">46.</text:p>
      <text:p text:style-name="P1">00:00</text:p>
      <text:p text:style-name="P1">/07_INT_All/***</text:p>
      <text:p text:style-name="P1">/07_INT_All/</text:p>
      <text:p text:style-name="P1">￼ </text:p>
      <text:p text:style-name="P1"><text:soft-page-break/>47.</text:p>
      <text:p text:style-name="P1">00:00</text:p>
      <text:p text:style-name="P1">/@Новое_Джинлы/***</text:p>
      <text:p text:style-name="P1">/@Новое_Джинлы/</text:p>
      <text:p text:style-name="P1">￼ </text:p>
      <text:p text:style-name="P1">48.</text:p>
      <text:p text:style-name="P1">00:00</text:p>
      <text:p text:style-name="P1">/03_New_UA/***</text:p>
      <text:p text:style-name="P1">/03_New_UA/</text:p>
      <text:p text:style-name="P1">￼ </text:p>
      <text:p text:style-name="P1">49.</text:p>
      <text:p text:style-name="P1">00:00</text:p>
      <text:p text:style-name="P1">/@ESC_Jingles/***</text:p>
      <text:p text:style-name="P1">/@ESC_Jingles/</text:p>
      <text:p text:style-name="P1">￼ </text:p>
      <text:p text:style-name="P1">50.</text:p>
      <text:p text:style-name="P1">00:00</text:p>
      <text:p text:style-name="P1">/10_ESC_Classics/***</text:p>
      <text:p text:style-name="P1">/10_ESC_Classics/</text:p>
      <text:p text:style-name="P1">￼ </text:p>
      <text:p text:style-name="P1">51.</text:p>
      <text:p text:style-name="P1">00:00</text:p>
      <text:p text:style-name="P1">/@Джингы/***</text:p>
      <text:p text:style-name="P1">/@Джингы/</text:p>
      <text:p text:style-name="P1">￼ </text:p>
      <text:p text:style-name="P1">52.</text:p>
      <text:p text:style-name="P1">00:00</text:p>
      <text:p text:style-name="P1">/05_RU_All/***</text:p>
      <text:p text:style-name="P1">/05_RU_All/</text:p>
      <text:p text:style-name="P1">￼ </text:p>
      <text:p text:style-name="P1">53.</text:p>
      <text:p text:style-name="P1">00:00</text:p>
      <text:p text:style-name="P1">/@Джингы/***</text:p>
      <text:p text:style-name="P1">/@Джингы/</text:p>
      <text:p text:style-name="P1">￼ </text:p>
      <text:p text:style-name="P1">54.</text:p>
      <text:p text:style-name="P1">00:00</text:p>
      <text:p text:style-name="P1">/07_INT_All/***</text:p>
      <text:p text:style-name="P1">/07_INT_All/</text:p>
      <text:p text:style-name="P1">￼ </text:p>
      <text:p text:style-name="P1">55.</text:p>
      <text:p text:style-name="P1">00:00</text:p>
      <text:p text:style-name="P1">/@Джингы/***</text:p>
      <text:p text:style-name="P1">/@Джингы/</text:p>
      <text:p text:style-name="P1">￼ </text:p>
      <text:p text:style-name="P1">56.</text:p>
      <text:p text:style-name="P1">00:00</text:p>
      <text:p text:style-name="P1">/06_UA_All/***</text:p>
      <text:p text:style-name="P1">/06_UA_All/</text:p>
      <text:p text:style-name="P1">￼ </text:p>
      <text:p text:style-name="P1">57.</text:p>
      <text:p text:style-name="P1">00:00</text:p>
      <text:p text:style-name="P1"><text:soft-page-break/>/@ESC_Jingles/***</text:p>
      <text:p text:style-name="P1">/@ESC_Jingles/</text:p>
      <text:p text:style-name="P1">￼ </text:p>
      <text:p text:style-name="P1">58.</text:p>
      <text:p text:style-name="P1">00:00</text:p>
      <text:p text:style-name="P1">/08_ESC_Contest_This_Year/***</text:p>
      <text:p text:style-name="P1">/08_ESC_Contest_This_Year/</text:p>
      <text:p text:style-name="P1">￼ </text:p>
      <text:p text:style-name="P1">59.</text:p>
      <text:p text:style-name="P1">00:00</text:p>
      <text:p text:style-name="P1">/@Новое_Джинлы/***</text:p>
      <text:p text:style-name="P1">/@Новое_Джинлы/</text:p>
      <text:p text:style-name="P1">￼ </text:p>
      <text:p text:style-name="P1">60.</text:p>
      <text:p text:style-name="P1">00:00</text:p>
      <text:p text:style-name="P1">/02_New_RU/***</text:p>
      <text:p text:style-name="P1">/02_New_RU/</text:p>
      <text:p text:style-name="P1">￼ </text:p>
      <text:p text:style-name="P1">61.</text:p>
      <text:p text:style-name="P1">00:00￼ - выбрать все файлы: 00:00:00 время, 0 файлов, 0 часов, 0 MB <text:s text:c="4"/>￼ <text:s text:c="2"/></text:p>
      <text:p text:style-name="P1"/>
      <text:p text:style-name="P1">Плейлисты: ￼</text:p>
      <text:p text:style-name="P1">▶ Основной</text:p>
      <text:p text:style-name="P1"><text:s/>￼⚙￼Создать</text:p>
      <text:p text:style-name="P1">￼ </text:p>
      <text:p text:style-name="P1">1.</text:p>
      <text:p text:style-name="P1">00:00</text:p>
      <text:p text:style-name="P1">/@ESC_Jingles/***</text:p>
      <text:p text:style-name="P1">/@ESC_Jingles/</text:p>
      <text:p text:style-name="P1">￼ </text:p>
      <text:p text:style-name="P1">2.</text:p>
      <text:p text:style-name="P1">00:00</text:p>
      <text:p text:style-name="P1">/08_ESC_Contest_This_Year/***</text:p>
      <text:p text:style-name="P1">/08_ESC_Contest_This_Year/</text:p>
      <text:p text:style-name="P1">￼ </text:p>
      <text:p text:style-name="P1">3.</text:p>
      <text:p text:style-name="P1">00:00</text:p>
      <text:p text:style-name="P1">/@Джингы/***</text:p>
      <text:p text:style-name="P1">/@Джингы/</text:p>
      <text:p text:style-name="P1">￼ </text:p>
      <text:p text:style-name="P1">4.</text:p>
      <text:p text:style-name="P1">00:00</text:p>
      <text:p text:style-name="P1">/05_RU_All/***</text:p>
      <text:p text:style-name="P1">/05_RU_All/</text:p>
      <text:p text:style-name="P1">￼ </text:p>
      <text:p text:style-name="P1">5.</text:p>
      <text:p text:style-name="P1">00:00</text:p>
      <text:p text:style-name="P1">/@Новое_Джинлы/***</text:p>
      <text:p text:style-name="P1">/@Новое_Джинлы/</text:p>
      <text:p text:style-name="P1">￼ </text:p>
      <text:p text:style-name="P1">6.</text:p>
      <text:p text:style-name="P1">00:00</text:p>
      <text:p text:style-name="P1"><text:soft-page-break/>/01_New_INT/***</text:p>
      <text:p text:style-name="P1">/01_New_INT/</text:p>
      <text:p text:style-name="P1">￼ </text:p>
      <text:p text:style-name="P1">7.</text:p>
      <text:p text:style-name="P1">00:00</text:p>
      <text:p text:style-name="P1">/@Джингы/***</text:p>
      <text:p text:style-name="P1">/@Джингы/</text:p>
      <text:p text:style-name="P1">￼ </text:p>
      <text:p text:style-name="P1">8.</text:p>
      <text:p text:style-name="P1">00:00</text:p>
      <text:p text:style-name="P1">/06_UA_All/***</text:p>
      <text:p text:style-name="P1">/06_UA_All/</text:p>
      <text:p text:style-name="P1">￼ </text:p>
      <text:p text:style-name="P1">9.</text:p>
      <text:p text:style-name="P1">00:00</text:p>
      <text:p text:style-name="P1">/@ESC_Jingles/***</text:p>
      <text:p text:style-name="P1">/@ESC_Jingles/</text:p>
      <text:p text:style-name="P1">￼ </text:p>
      <text:p text:style-name="P1">10.</text:p>
      <text:p text:style-name="P1">00:00</text:p>
      <text:p text:style-name="P1">/10_ESC_Classics/***</text:p>
      <text:p text:style-name="P1">/10_ESC_Classics/</text:p>
      <text:p text:style-name="P1">￼ </text:p>
      <text:p text:style-name="P1">11.</text:p>
      <text:p text:style-name="P1">00:00</text:p>
      <text:p text:style-name="P1">/@Новое_Джинлы/***</text:p>
      <text:p text:style-name="P1">/@Новое_Джинлы/</text:p>
      <text:p text:style-name="P1">￼ </text:p>
      <text:p text:style-name="P1">12.</text:p>
      <text:p text:style-name="P1">00:00</text:p>
      <text:p text:style-name="P1">/02_New_RU/***</text:p>
      <text:p text:style-name="P1">/02_New_RU/</text:p>
      <text:p text:style-name="P1">￼ </text:p>
      <text:p text:style-name="P1">13.</text:p>
      <text:p text:style-name="P1">00:00</text:p>
      <text:p text:style-name="P1">/@Джингы/***</text:p>
      <text:p text:style-name="P1">/@Джингы/</text:p>
      <text:p text:style-name="P1">￼ </text:p>
      <text:p text:style-name="P1">14.</text:p>
      <text:p text:style-name="P1">00:00</text:p>
      <text:p text:style-name="P1">/07_INT_All/***</text:p>
      <text:p text:style-name="P1">/07_INT_All/</text:p>
      <text:p text:style-name="P1">￼ </text:p>
      <text:p text:style-name="P1">15.</text:p>
      <text:p text:style-name="P1">00:00</text:p>
      <text:p text:style-name="P1">/@Новое_Джинлы/***</text:p>
      <text:p text:style-name="P1">/@Новое_Джинлы/</text:p>
      <text:p text:style-name="P1">￼ </text:p>
      <text:p text:style-name="P1">16.</text:p>
      <text:p text:style-name="P1">00:00</text:p>
      <text:p text:style-name="P1">/03_New_UA/***</text:p>
      <text:p text:style-name="P1">/03_New_UA/</text:p>
      <text:p text:style-name="P1"><text:soft-page-break/>￼ </text:p>
      <text:p text:style-name="P1">17.</text:p>
      <text:p text:style-name="P1">00:00</text:p>
      <text:p text:style-name="P1">/@Джингы/***</text:p>
      <text:p text:style-name="P1">/@Джингы/</text:p>
      <text:p text:style-name="P1">￼ </text:p>
      <text:p text:style-name="P1">18.</text:p>
      <text:p text:style-name="P1">00:00</text:p>
      <text:p text:style-name="P1">/09_ESC_Selections/***</text:p>
      <text:p text:style-name="P1">/09_ESC_Selections/</text:p>
      <text:p text:style-name="P1">￼ </text:p>
      <text:p text:style-name="P1">19.</text:p>
      <text:p text:style-name="P1">00:00</text:p>
      <text:p text:style-name="P1">/@Джингы/***</text:p>
      <text:p text:style-name="P1">/@Джингы/</text:p>
      <text:p text:style-name="P1">￼ </text:p>
      <text:p text:style-name="P1">20.</text:p>
      <text:p text:style-name="P1">00:00</text:p>
      <text:p text:style-name="P1">/05_RU_All/***</text:p>
      <text:p text:style-name="P1">/05_RU_All/</text:p>
      <text:p text:style-name="P1">￼ </text:p>
      <text:p text:style-name="P1">21.</text:p>
      <text:p text:style-name="P1">00:00</text:p>
      <text:p text:style-name="P1">/@Новое_Джинлы/***</text:p>
      <text:p text:style-name="P1">/@Новое_Джинлы/</text:p>
      <text:p text:style-name="P1">￼ </text:p>
      <text:p text:style-name="P1">22.</text:p>
      <text:p text:style-name="P1">00:00</text:p>
      <text:p text:style-name="P1">/04_New_Other/***</text:p>
      <text:p text:style-name="P1">/04_New_Other/</text:p>
      <text:p text:style-name="P1">￼ </text:p>
      <text:p text:style-name="P1">23.</text:p>
      <text:p text:style-name="P1">00:00</text:p>
      <text:p text:style-name="P1">/@Джингы/***</text:p>
      <text:p text:style-name="P1">/@Джингы/</text:p>
      <text:p text:style-name="P1">￼ </text:p>
      <text:p text:style-name="P1">24.</text:p>
      <text:p text:style-name="P1">00:00</text:p>
      <text:p text:style-name="P1">/06_UA_All/***</text:p>
      <text:p text:style-name="P1">/06_UA_All/</text:p>
      <text:p text:style-name="P1">￼ </text:p>
      <text:p text:style-name="P1">25.</text:p>
      <text:p text:style-name="P1">00:00</text:p>
      <text:p text:style-name="P1">/@ESC_Jingles/***</text:p>
      <text:p text:style-name="P1">/@ESC_Jingles/</text:p>
      <text:p text:style-name="P1">￼ </text:p>
      <text:p text:style-name="P1">26.</text:p>
      <text:p text:style-name="P1">00:00</text:p>
      <text:p text:style-name="P1">/10_ESC_Classics/***</text:p>
      <text:p text:style-name="P1">/10_ESC_Classics/</text:p>
      <text:p text:style-name="P1">￼ </text:p>
      <text:p text:style-name="P1">27.</text:p>
      <text:p text:style-name="P1"><text:soft-page-break/>00:00</text:p>
      <text:p text:style-name="P1">/@Новое_Джинлы/***</text:p>
      <text:p text:style-name="P1">/@Новое_Джинлы/</text:p>
      <text:p text:style-name="P1">￼ </text:p>
      <text:p text:style-name="P1">28.</text:p>
      <text:p text:style-name="P1">00:00</text:p>
      <text:p text:style-name="P1">/02_New_RU/***</text:p>
      <text:p text:style-name="P1">/02_New_RU/</text:p>
      <text:p text:style-name="P1">￼ </text:p>
      <text:p text:style-name="P1">29.</text:p>
      <text:p text:style-name="P1">00:00</text:p>
      <text:p text:style-name="P1">/@Джингы/***</text:p>
      <text:p text:style-name="P1">/@Джингы/</text:p>
      <text:p text:style-name="P1">￼ </text:p>
      <text:p text:style-name="P1">30.</text:p>
      <text:p text:style-name="P1">00:00</text:p>
      <text:p text:style-name="P1">/07_INT_All/***</text:p>
      <text:p text:style-name="P1">/07_INT_All/</text:p>
      <text:p text:style-name="P1">￼ </text:p>
      <text:p text:style-name="P1">31.</text:p>
      <text:p text:style-name="P1">00:00</text:p>
      <text:p text:style-name="P1">/@Новое_Джинлы/***</text:p>
      <text:p text:style-name="P1">/@Новое_Джинлы/</text:p>
      <text:p text:style-name="P1">￼ </text:p>
      <text:p text:style-name="P1">32.</text:p>
      <text:p text:style-name="P1">00:00</text:p>
      <text:p text:style-name="P1">/03_New_UA/***</text:p>
      <text:p text:style-name="P1">/03_New_UA/</text:p>
      <text:p text:style-name="P1">￼ </text:p>
      <text:p text:style-name="P1">33.</text:p>
      <text:p text:style-name="P1">00:00</text:p>
      <text:p text:style-name="P1">/@ESC_Jingles/***</text:p>
      <text:p text:style-name="P1">/@ESC_Jingles/</text:p>
      <text:p text:style-name="P1">￼ </text:p>
      <text:p text:style-name="P1">34.</text:p>
      <text:p text:style-name="P1">00:00</text:p>
      <text:p text:style-name="P1">/08_ESC_Contest_This_Year/***</text:p>
      <text:p text:style-name="P1">/08_ESC_Contest_This_Year/</text:p>
      <text:p text:style-name="P1">￼ </text:p>
      <text:p text:style-name="P1">35.</text:p>
      <text:p text:style-name="P1">00:00</text:p>
      <text:p text:style-name="P1">/@Джингы/***</text:p>
      <text:p text:style-name="P1">/@Джингы/</text:p>
      <text:p text:style-name="P1">￼ </text:p>
      <text:p text:style-name="P1">36.</text:p>
      <text:p text:style-name="P1">00:00</text:p>
      <text:p text:style-name="P1">/05_RU_All/***</text:p>
      <text:p text:style-name="P1">/05_RU_All/</text:p>
      <text:p text:style-name="P1">￼ </text:p>
      <text:p text:style-name="P1">37.</text:p>
      <text:p text:style-name="P1">00:00</text:p>
      <text:p text:style-name="P1">/@Новое_Джинлы/***</text:p>
      <text:p text:style-name="P1"><text:soft-page-break/>/@Новое_Джинлы/</text:p>
      <text:p text:style-name="P1">￼ </text:p>
      <text:p text:style-name="P1">38.</text:p>
      <text:p text:style-name="P1">00:00</text:p>
      <text:p text:style-name="P1">/01_New_INT/***</text:p>
      <text:p text:style-name="P1">/01_New_INT/</text:p>
      <text:p text:style-name="P1">￼ </text:p>
      <text:p text:style-name="P1">39.</text:p>
      <text:p text:style-name="P1">00:00</text:p>
      <text:p text:style-name="P1">/@Джингы/***</text:p>
      <text:p text:style-name="P1">/@Джингы/</text:p>
      <text:p text:style-name="P1">￼ </text:p>
      <text:p text:style-name="P1">40.</text:p>
      <text:p text:style-name="P1">00:00</text:p>
      <text:p text:style-name="P1">/06_UA_All/***</text:p>
      <text:p text:style-name="P1">/06_UA_All/</text:p>
      <text:p text:style-name="P1">￼ </text:p>
      <text:p text:style-name="P1">41.</text:p>
      <text:p text:style-name="P1">00:00</text:p>
      <text:p text:style-name="P1">/@Джингы/***</text:p>
      <text:p text:style-name="P1">/@Джингы/</text:p>
      <text:p text:style-name="P1">￼ </text:p>
      <text:p text:style-name="P1">42.</text:p>
      <text:p text:style-name="P1">00:00</text:p>
      <text:p text:style-name="P1">/09_ESC_Selections/***</text:p>
      <text:p text:style-name="P1">/09_ESC_Selections/</text:p>
      <text:p text:style-name="P1">￼ </text:p>
      <text:p text:style-name="P1">43.</text:p>
      <text:p text:style-name="P1">00:00</text:p>
      <text:p text:style-name="P1">/@Новое_Джинлы/***</text:p>
      <text:p text:style-name="P1">/@Новое_Джинлы/</text:p>
      <text:p text:style-name="P1">￼ </text:p>
      <text:p text:style-name="P1">44.</text:p>
      <text:p text:style-name="P1">00:00</text:p>
      <text:p text:style-name="P1">/02_New_RU/***</text:p>
      <text:p text:style-name="P1">/02_New_RU/</text:p>
      <text:p text:style-name="P1">￼ </text:p>
      <text:p text:style-name="P1">45.</text:p>
      <text:p text:style-name="P1">00:00</text:p>
      <text:p text:style-name="P1">/@Джингы/***</text:p>
      <text:p text:style-name="P1">/@Джингы/</text:p>
      <text:p text:style-name="P1">￼ </text:p>
      <text:p text:style-name="P1">46.</text:p>
      <text:p text:style-name="P1">00:00</text:p>
      <text:p text:style-name="P1">/07_INT_All/***</text:p>
      <text:p text:style-name="P1">/07_INT_All/</text:p>
      <text:p text:style-name="P1">￼ </text:p>
      <text:p text:style-name="P1">47.</text:p>
      <text:p text:style-name="P1">00:00</text:p>
      <text:p text:style-name="P1">/@Новое_Джинлы/***</text:p>
      <text:p text:style-name="P1">/@Новое_Джинлы/</text:p>
      <text:p text:style-name="P1">￼ </text:p>
      <text:p text:style-name="P1"><text:soft-page-break/>48.</text:p>
      <text:p text:style-name="P1">00:00</text:p>
      <text:p text:style-name="P1">/03_New_UA/***</text:p>
      <text:p text:style-name="P1">/03_New_UA/</text:p>
      <text:p text:style-name="P1">￼ </text:p>
      <text:p text:style-name="P1">49.</text:p>
      <text:p text:style-name="P1">00:00</text:p>
      <text:p text:style-name="P1">/@ESC_Jingles/***</text:p>
      <text:p text:style-name="P1">/@ESC_Jingles/</text:p>
      <text:p text:style-name="P1">￼ </text:p>
      <text:p text:style-name="P1">50.</text:p>
      <text:p text:style-name="P1">00:00</text:p>
      <text:p text:style-name="P1">/10_ESC_Classics/***</text:p>
      <text:p text:style-name="P1">/10_ESC_Classics/</text:p>
      <text:p text:style-name="P1">￼ </text:p>
      <text:p text:style-name="P1">51.</text:p>
      <text:p text:style-name="P1">00:00</text:p>
      <text:p text:style-name="P1">/@Джингы/***</text:p>
      <text:p text:style-name="P1">/@Джингы/</text:p>
      <text:p text:style-name="P1">￼ </text:p>
      <text:p text:style-name="P1">52.</text:p>
      <text:p text:style-name="P1">00:00</text:p>
      <text:p text:style-name="P1">/05_RU_All/***</text:p>
      <text:p text:style-name="P1">/05_RU_All/</text:p>
      <text:p text:style-name="P1">￼ </text:p>
      <text:p text:style-name="P1">53.</text:p>
      <text:p text:style-name="P1">00:00</text:p>
      <text:p text:style-name="P1">/@Джингы/***</text:p>
      <text:p text:style-name="P1">/@Джингы/</text:p>
      <text:p text:style-name="P1">￼ </text:p>
      <text:p text:style-name="P1">54.</text:p>
      <text:p text:style-name="P1">00:00</text:p>
      <text:p text:style-name="P1">/07_INT_All/***</text:p>
      <text:p text:style-name="P1">/07_INT_All/</text:p>
      <text:p text:style-name="P1">￼ </text:p>
      <text:p text:style-name="P1">55.</text:p>
      <text:p text:style-name="P1">00:00</text:p>
      <text:p text:style-name="P1">/@Джингы/***</text:p>
      <text:p text:style-name="P1">/@Джингы/</text:p>
      <text:p text:style-name="P1">￼ </text:p>
      <text:p text:style-name="P1">56.</text:p>
      <text:p text:style-name="P1">00:00</text:p>
      <text:p text:style-name="P1">/06_UA_All/***</text:p>
      <text:p text:style-name="P1">/06_UA_All/</text:p>
      <text:p text:style-name="P1">￼ </text:p>
      <text:p text:style-name="P1">57.</text:p>
      <text:p text:style-name="P1">00:00</text:p>
      <text:p text:style-name="P1">/@ESC_Jingles/***</text:p>
      <text:p text:style-name="P1">/@ESC_Jingles/</text:p>
      <text:p text:style-name="P1">￼ </text:p>
      <text:p text:style-name="P1">58.</text:p>
      <text:p text:style-name="P1">00:00</text:p>
      <text:p text:style-name="P1"><text:soft-page-break/>/08_ESC_Contest_This_Year/***</text:p>
      <text:p text:style-name="P1">/08_ESC_Contest_This_Year/</text:p>
      <text:p text:style-name="P1">￼ </text:p>
      <text:p text:style-name="P1">59.</text:p>
      <text:p text:style-name="P1">00:00</text:p>
      <text:p text:style-name="P1">/@Новое_Джинлы/***</text:p>
      <text:p text:style-name="P1">/@Новое_Джинлы/</text:p>
      <text:p text:style-name="P1">￼ </text:p>
      <text:p text:style-name="P1">60.</text:p>
      <text:p text:style-name="P1">00:00</text:p>
      <text:p text:style-name="P1">/02_New_RU/***</text:p>
      <text:p text:style-name="P1">/02_New_RU/</text:p>
      <text:p text:style-name="P1">￼ </text:p>
      <text:p text:style-name="P1">61. </text:p>
      <text:p text:style-name="P1">00:00</text:p>
      <text:p text:style-name="P1">/@Новое_Джинлы/***</text:p>
      <text:p text:style-name="P1">/@Новое_Джинлы/</text:p>
      <text:p text:style-name="P1">￼ </text:p>
      <text:p text:style-name="P1">62.</text:p>
      <text:p text:style-name="P1">00:00</text:p>
      <text:p text:style-name="P1">/04_New_Other/***</text:p>
      <text:p text:style-name="P1">/04_New_Other/</text:p>
      <text:p text:style-name="P1">￼ </text:p>
      <text:p text:style-name="P1">63.</text:p>
      <text:p text:style-name="P1">00:00</text:p>
      <text:p text:style-name="P1">/@Новое_Джинлы/***</text:p>
      <text:p text:style-name="P1">/@Новое_Джинлы/</text:p>
      <text:p text:style-name="P1">￼ </text:p>
      <text:p text:style-name="P1">64.</text:p>
      <text:p text:style-name="P1">00:00</text:p>
      <text:p text:style-name="P1">/03_New_UA/***</text:p>
      <text:p text:style-name="P1">/03_New_UA/</text:p>
      <text:p text:style-name="P1">/@Новое_Джинлы/***</text:p>
      <text:p text:style-name="P1">/@Новое_Джинлы/</text:p>
      <text:p text:style-name="P1">￼ </text:p>
      <text:p text:style-name="P1">62.</text:p>
      <text:p text:style-name="P1">00:00</text:p>
      <text:p text:style-name="P1">/04_New_Other/***</text:p>
      <text:p text:style-name="P1">/04_New_Other/</text:p>
      <text:p text:style-name="P1">￼ </text:p>
      <text:p text:style-name="P1">63.</text:p>
      <text:p text:style-name="P1">00:00</text:p>
      <text:p text:style-name="P1">/@Новое_Джинлы/***</text:p>
      <text:p text:style-name="P1">/@Новое_Джинлы/</text:p>
      <text:p text:style-name="P1">￼ </text:p>
      <text:p text:style-name="P1">64.</text:p>
      <text:p text:style-name="P1">00:00</text:p>
      <text:p text:style-name="P1">/03_New_UA/***</text:p>
      <text:p text:style-name="P1">/03_New_UA/</text:p>
      <text:p text:style-name="P1">￼ </text:p>
      <text:p text:style-name="P1">62.</text:p>
      <text:p text:style-name="P1">00:00</text:p>
      <text:p text:style-name="P1"><text:soft-page-break/>/04_New_Other/***</text:p>
      <text:p text:style-name="P1">/04_New_Other/</text:p>
      <text:p text:style-name="P1">￼ </text:p>
      <text:p text:style-name="P1">63.</text:p>
      <text:p text:style-name="P1">00:00</text:p>
      <text:p text:style-name="P1">/@Новое_Джинлы/***</text:p>
      <text:p text:style-name="P1">/@Новое_Джинлы/</text:p>
      <text:p text:style-name="P1">￼ </text:p>
      <text:p text:style-name="P1">64.</text:p>
      <text:p text:style-name="P1">00:00</text:p>
      <text:p text:style-name="P1">/03_New_UA/***</text:p>
      <text:p text:style-name="P1">/03_New_UA//</text:p>
      <text:p text:style-name="Standard">￼ </text:p>
      <text:p text:style-name="Standard">62.</text:p>
      <text:p text:style-name="Standard">00:00</text:p>
      <text:p text:style-name="Standard">/04_New_Other/***</text:p>
      <text:p text:style-name="Standard">/04_New_Other/</text:p>
      <text:p text:style-name="Standard">￼ </text:p>
      <text:p text:style-name="Standard">63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64.</text:p>
      <text:p text:style-name="Standard">00:00</text:p>
      <text:p text:style-name="Standard">/03_New_UA/***</text:p>
      <text:p text:style-name="Standard">/03_New_UA/</text:p>
      <text:p text:style-name="Standard">62.</text:p>
      <text:p text:style-name="Standard">00:00</text:p>
      <text:p text:style-name="Standard">/04_New_Other/***</text:p>
      <text:p text:style-name="Standard">/04_New_Other/</text:p>
      <text:p text:style-name="Standard">￼ </text:p>
      <text:p text:style-name="Standard">63.</text:p>
      <text:p text:style-name="Standard">00:00</text:p>
      <text:p text:style-name="Standard">/@Новое_Джинлы/***</text:p>
      <text:p text:style-name="Standard">/@Новое_Джинлы/</text:p>
      <text:p text:style-name="Standard">￼ </text:p>
      <text:p text:style-name="Standard">64.</text:p>
      <text:p text:style-name="Standard">00:00</text:p>
      <text:p text:style-name="Standard">/03_New_UA/***</text:p>
      <text:p text:style-name="Standard">/03_New_UA/<text:span text:style-name="T1">22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1T22:05:34.541010948</meta:creation-date>
    <dc:date>2026-02-21T22:15:44.785785175</dc:date>
    <meta:editing-duration>PT10M10S</meta:editing-duration>
    <meta:editing-cycles>1</meta:editing-cycles>
    <meta:document-statistic meta:table-count="0" meta:image-count="0" meta:object-count="0" meta:page-count="156" meta:paragraph-count="8076" meta:word-count="8452" meta:character-count="64828" meta:non-whitespace-character-count="62652"/>
    <meta:generator>LibreOffice/7.3.7.2$Linux_X86_64 LibreOffice_project/30$Build-2</meta:generator>
  </office:meta>
</office:document-meta>
</file>